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1.988cm"/>
    </style:style>
    <style:style style:name="co9" style:family="table-column">
      <style:table-column-properties fo:break-before="auto" style:column-width="1.933cm"/>
    </style:style>
    <style:style style:name="co10" style:family="table-column">
      <style:table-column-properties fo:break-before="auto" style:column-width="3.022cm"/>
    </style:style>
    <style:style style:name="co11" style:family="table-column">
      <style:table-column-properties fo:break-before="auto" style:column-width="3.821cm"/>
    </style:style>
    <style:style style:name="co12" style:family="table-column">
      <style:table-column-properties fo:break-before="auto" style:column-width="2.614cm"/>
    </style:style>
    <style:style style:name="co13" style:family="table-column">
      <style:table-column-properties fo:break-before="auto" style:column-width="2.669cm"/>
    </style:style>
    <style:style style:name="co14" style:family="table-column">
      <style:table-column-properties fo:break-before="auto" style:column-width="2.586cm"/>
    </style:style>
    <style:style style:name="co15" style:family="table-column">
      <style:table-column-properties fo:break-before="auto" style:column-width="2.559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2.676cm"/>
    </style:style>
    <style:style style:name="co18" style:family="table-column">
      <style:table-column-properties fo:break-before="auto" style:column-width="2.805cm"/>
    </style:style>
    <style:style style:name="co19" style:family="table-column">
      <style:table-column-properties fo:break-before="auto" style:column-width="4.138cm"/>
    </style:style>
    <style:style style:name="co20" style:family="table-column">
      <style:table-column-properties fo:break-before="auto" style:column-width="3.104cm"/>
    </style:style>
    <style:style style:name="co21" style:family="table-column">
      <style:table-column-properties fo:break-before="auto" style:column-width="2.886cm"/>
    </style:style>
    <style:style style:name="co22" style:family="table-column">
      <style:table-column-properties fo:break-before="auto" style:column-width="2.505cm"/>
    </style:style>
    <style:style style:name="co23" style:family="table-column">
      <style:table-column-properties fo:break-before="auto" style:column-width="2.912cm"/>
    </style:style>
    <style:style style:name="co24" style:family="table-column">
      <style:table-column-properties fo:break-before="auto" style:column-width="2.94cm"/>
    </style:style>
    <style:style style:name="co25" style:family="table-column">
      <style:table-column-properties fo:break-before="auto" style:column-width="7.135cm"/>
    </style:style>
    <style:style style:name="co26" style:family="table-column">
      <style:table-column-properties fo:break-before="auto" style:column-width="1.743cm"/>
    </style:style>
    <style:style style:name="co27" style:family="table-column">
      <style:table-column-properties fo:break-before="auto" style:column-width="1.723cm"/>
    </style:style>
    <style:style style:name="co28" style:family="table-column">
      <style:table-column-properties fo:break-before="auto" style:column-width="1.914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233cm"/>
    </style:style>
    <style:style style:name="co31" style:family="table-column">
      <style:table-column-properties fo:break-before="auto" style:column-width="2.15cm"/>
    </style:style>
    <style:style style:name="co32" style:family="table-column">
      <style:table-column-properties fo:break-before="auto" style:column-width="2.041cm"/>
    </style:style>
    <style:style style:name="co33" style:family="table-column">
      <style:table-column-properties fo:break-before="auto" style:column-width="2.178cm"/>
    </style:style>
    <style:style style:name="co34" style:family="table-column">
      <style:table-column-properties fo:break-before="auto" style:column-width="1.8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ta1" style:family="table" style:master-page-name="PageStyle_5f_AULAS_20_CAL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pt" number:country="BR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5" style:family="table-cell" style:parent-style-name="Default" style:data-style-name="N0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1276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fo:background-color="#12762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2a60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fo:color="#ffb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15" style:family="table-cell" style:parent-style-name="Default">
      <style:table-cell-properties fo:border-bottom="0.06pt solid #000000" fo:background-color="#ffbf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7b3d00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666666" fo:border="0.06pt solid #000000"/>
    </style:style>
    <style:style style:name="ce43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a6a6" style:text-align-source="fix" style:repeat-content="false" fo:border="0.06pt solid #000000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d7d7" fo:border="0.06pt solid #000000"/>
      <style:text-properties style:font-name="Times New Roman" fo:font-size="11pt" style:font-size-asian="11pt" style:font-size-complex="11pt"/>
    </style:style>
    <style:style style:name="ce46" style:family="table-cell" style:parent-style-name="Default">
      <style:table-cell-properties fo:background-color="#ffa6a6" style:text-align-source="value-type" style:repeat-content="false" fo:border="0.06pt solid #000000"/>
      <style:paragraph-properties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  <style:map style:condition="cell-content()&lt;6" style:apply-style-name="Média_20_baixa" style:base-cell-address="'AULA 3'.E3"/>
    </style:style>
    <style:style style:name="ce49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  <style:map style:condition="cell-content()&lt;6" style:apply-style-name="Média_20_baixa" style:base-cell-address="'AULA 3'.E3"/>
    </style:style>
    <style:style style:name="ce42" style:family="table-cell" style:parent-style-name="Default">
      <style:text-properties fo:color="#c9211e"/>
    </style:style>
    <style:style style:name="ce57" style:family="table-cell" style:parent-style-name="Default">
      <style:table-cell-properties fo:background-color="#2cb7be" style:text-align-source="fix" style:repeat-content="false" fo:border="0.06pt solid #000000" style:vertical-align="middle"/>
      <style:paragraph-properties fo:text-align="center" fo:margin-left="0cm"/>
      <style:text-properties fo:font-size="26pt" fo:font-weight="bold" style:font-size-asian="26pt" style:font-weight-asian="bold" style:font-size-complex="26pt" style:font-weight-complex="bold"/>
    </style:style>
    <style:style style:name="ce58" style:family="table-cell" style:parent-style-name="Default">
      <style:table-cell-properties fo:background-color="#b4c7dc" fo:border="0.06pt solid #000000"/>
    </style:style>
    <style:style style:name="ce59" style:family="table-cell" style:parent-style-name="Default">
      <style:table-cell-properties fo:background-color="#ffffff" fo:border="0.06pt solid #000000"/>
    </style:style>
    <style:style style:name="ce60" style:family="table-cell" style:parent-style-name="Default" style:data-style-name="N104">
      <style:table-cell-properties fo:border="0.06pt solid #000000"/>
    </style:style>
    <style:style style:name="ce61" style:family="table-cell" style:parent-style-name="Default" style:data-style-name="N104">
      <style:table-cell-properties fo:background-color="#b4c7dc" fo:border="0.06pt solid #000000"/>
    </style:style>
    <style:style style:name="ce62" style:family="table-cell" style:parent-style-name="Default" style:data-style-name="N104">
      <style:table-cell-properties fo:background-color="#ffffff" fo:border="0.06pt solid #000000"/>
    </style:style>
    <style:style style:name="ce63" style:family="table-cell" style:parent-style-name="Default" style:data-style-name="N37">
      <style:table-cell-properties fo:border="0.06pt solid #000000"/>
    </style:style>
    <style:style style:name="ce64" style:family="table-cell" style:parent-style-name="Default" style:data-style-name="N37">
      <style:table-cell-properties fo:background-color="#b4c7dc" fo:border="0.06pt solid #000000"/>
    </style:style>
    <style:style style:name="ce65" style:family="table-cell" style:parent-style-name="Default" style:data-style-name="N37">
      <style:table-cell-properties fo:background-color="#ffffff" fo:border="0.06pt solid #000000"/>
    </style:style>
    <style:style style:name="ce72" style:family="table-cell" style:parent-style-name="Default">
      <style:table-cell-properties fo:background-color="#4450c5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73" style:family="table-cell" style:parent-style-name="Default">
      <style:table-cell-properties fo:background-color="#8e86ae" fo:border="0.06pt solid #000000"/>
    </style:style>
    <style:style style:name="ce74" style:family="table-cell" style:parent-style-name="Default">
      <style:table-cell-properties fo:background-color="#d4d0e5" fo:border="0.06pt solid #000000"/>
    </style:style>
    <style:style style:name="ce75" style:family="table-cell" style:parent-style-name="Default">
      <style:table-cell-properties fo:background-color="#cac1f1" fo:border="0.06pt solid #000000"/>
    </style:style>
    <style:style style:name="ce76" style:family="table-cell" style:parent-style-name="Default" style:data-style-name="N104">
      <style:table-cell-properties fo:background-color="#d4d0e5" fo:border="0.06pt solid #000000"/>
    </style:style>
    <style:style style:name="ce77" style:family="table-cell" style:parent-style-name="Default" style:data-style-name="N104">
      <style:table-cell-properties fo:background-color="#cac1f1" fo:border="0.06pt solid #000000"/>
    </style:style>
    <style:style style:name="ce78" style:family="table-cell" style:parent-style-name="Default" style:data-style-name="N37">
      <style:table-cell-properties fo:background-color="#d4d0e5" fo:border="0.06pt solid #000000"/>
    </style:style>
    <style:style style:name="ce79" style:family="table-cell" style:parent-style-name="Default" style:data-style-name="N37">
      <style:table-cell-properties fo:background-color="#cac1f1" fo:border="0.06pt solid #000000"/>
    </style:style>
    <style:style style:name="ce80" style:family="table-cell" style:parent-style-name="Default">
      <style:table-cell-properties fo:background-color="#d4d0e5" fo:border="0.06pt solid #000000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73c3c3" style:text-align-source="fix" style:repeat-content="false" fo:border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b8f5e3" fo:border="0.06pt solid #000000"/>
    </style:style>
    <style:style style:name="ce92" style:family="table-cell" style:parent-style-name="Default">
      <style:table-cell-properties fo:background-color="#cbf6ea" fo:border="0.06pt solid #000000"/>
    </style:style>
    <style:style style:name="ce93" style:family="table-cell" style:parent-style-name="Default" style:data-style-name="N104">
      <style:table-cell-properties fo:background-color="#cbf6ea" fo:border="0.06pt solid #000000"/>
    </style:style>
    <style:style style:name="ce94" style:family="table-cell" style:parent-style-name="Default" style:data-style-name="N37">
      <style:table-cell-properties fo:background-color="#cbf6ea" fo:border="0.06pt solid 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6" style:family="table-cell" style:parent-style-name="Default">
      <style:table-cell-properties fo:background-color="#cbf6ea" style:text-align-source="fix" style:repeat-content="false" fo:border="0.06pt solid #000000"/>
      <style:paragraph-properties fo:text-align="center" fo:margin-left="0cm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#23b9e0"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99" style:family="table-cell" style:parent-style-name="Default">
      <style:table-cell-properties fo:background-color="#89e3f9" style:text-align-source="value-type" style:repeat-content="false" fo:border="0.06pt solid #000000"/>
      <style:paragraph-properties fo:margin-left="0cm"/>
    </style:style>
    <style:style style:name="ce100" style:family="table-cell" style:parent-style-name="Default">
      <style:table-cell-properties fo:background-color="#c4f1fe" fo:border="0.06pt solid #000000"/>
    </style:style>
    <style:style style:name="ce126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5adfa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1884ab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e0c2cd" fo:border="0.06pt solid #000000"/>
    </style:style>
    <style:style style:name="ce134" style:family="table-cell" style:parent-style-name="Default">
      <style:table-cell-properties fo:background-color="transparent" fo:border="none"/>
    </style:style>
    <style:style style:name="ce135" style:family="table-cell" style:parent-style-name="Default">
      <style:table-cell-properties fo:background-color="#f7d1d5" fo:border="0.06pt solid #000000"/>
    </style:style>
    <style:style style:name="ce172" style:family="table-cell" style:parent-style-name="Default">
      <style:table-cell-properties fo:border="none"/>
    </style:style>
    <style:style style:name="ce103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104" style:family="table-cell" style:parent-style-name="Default" style:data-style-name="N10104">
      <style:table-cell-properties fo:border="0.06pt solid #000000"/>
    </style:style>
    <style:style style:name="ce105" style:family="table-cell" style:parent-style-name="Default" style:data-style-name="N10104">
      <style:table-cell-properties fo:background-color="#c4f1fe" fo:border="0.06pt solid #000000"/>
    </style:style>
    <style:style style:name="ce137" style:family="table-cell" style:parent-style-name="Default" style:data-style-name="N104">
      <style:table-cell-properties fo:background-color="#ff6d6d" style:text-align-source="fix" style:repeat-content="false" fo:border="0.06pt solid #000000" style:vertical-align="middle"/>
      <style:paragraph-properties fo:text-align="center"/>
    </style:style>
    <style:style style:name="ce155" style:family="table-cell" style:parent-style-name="Default">
      <style:table-cell-properties fo:background-color="#5adfac" fo:border="0.06pt solid #000000"/>
    </style:style>
    <style:style style:name="ce139" style:family="table-cell" style:parent-style-name="Default">
      <style:table-cell-properties fo:background-color="transparent" fo:border="0.06pt solid #000000"/>
    </style:style>
    <style:style style:name="ce140" style:family="table-cell" style:parent-style-name="Default" style:data-style-name="N104">
      <style:table-cell-properties fo:background-color="#1884ab" style:text-align-source="fix" style:repeat-content="false" fo:border="0.06pt solid #000000" style:vertical-align="middle"/>
      <style:paragraph-properties fo:text-align="center"/>
      <style:map style:condition="cell-content()&lt;0" style:apply-style-name="FONTE_20_VERMELHO" style:base-cell-address="'AULA 7'.B30"/>
      <style:map style:condition="cell-content()&gt;0" style:apply-style-name="FONTES_20_VERDE" style:base-cell-address="'AULA 7'.B30"/>
    </style:style>
    <style:style style:name="ce141" style:family="table-cell" style:parent-style-name="Default" style:data-style-name="N104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170" style:family="table-cell" style:parent-style-name="Default" style:data-style-name="N104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42" style:family="table-cell" style:parent-style-name="Default" style:data-style-name="N104">
      <style:table-cell-properties fo:background-color="#f7d1d5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76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177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/>
    </style:style>
    <style:style style:name="ce178" style:family="table-cell" style:parent-style-name="Default">
      <style:table-cell-properties fo:background-color="#ff6d6d" fo:border="0.06pt solid #000000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1884ab" fo:border="0.06pt solid #000000"/>
    </style:style>
    <style:style style:name="ce181" style:family="table-cell" style:parent-style-name="Default">
      <style:table-cell-properties fo:background-color="#dedce6" fo:border="0.06pt solid #000000"/>
    </style:style>
    <style:style style:name="ce147" style:family="table-cell" style:parent-style-name="Default" style:data-style-name="N104">
      <style:table-cell-properties fo:background-color="#5adfac" style:text-align-source="fix" style:repeat-content="false" fo:border="0.06pt solid #000000" style:vertical-align="middle"/>
      <style:paragraph-properties fo:text-align="center"/>
    </style:style>
    <style:style style:name="ce148" style:family="table-cell" style:parent-style-name="Default" style:data-style-name="N104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84" style:family="table-cell" style:parent-style-name="Default" style:data-style-name="N10000">
      <style:table-cell-properties fo:background-color="transparent" fo:border="none"/>
    </style:style>
    <style:style style:name="ce185" style:family="table-cell" style:parent-style-name="Default" style:data-style-name="N100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3" style:family="table-cell" style:parent-style-name="Default">
      <style:table-cell-properties fo:background-color="#5adfa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fo:border="0.06pt solid #000000"/>
    </style:style>
    <style:style style:name="ce107" style:family="table-cell" style:parent-style-name="Default" style:data-style-name="N10000">
      <style:table-cell-properties style:text-align-source="value-type" style:repeat-content="false" fo:border="0.06pt solid #000000"/>
      <style:paragraph-properties fo:margin-left="0cm"/>
    </style:style>
    <style:style style:name="ce108" style:family="table-cell" style:parent-style-name="Default" style:data-style-name="N10000">
      <style:table-cell-properties fo:background-color="#89e3f9" style:text-align-source="value-type" style:repeat-content="false" fo:border="0.06pt solid #000000"/>
      <style:paragraph-properties fo:margin-left="0cm"/>
    </style:style>
    <style:style style:name="ce190" style:family="table-cell" style:parent-style-name="Default" style:data-style-name="N10000">
      <style:table-cell-properties fo:border="0.06pt solid #000000"/>
    </style:style>
    <style:style style:name="ce110" style:family="table-cell" style:parent-style-name="Default" style:data-style-name="N10000">
      <style:table-cell-properties fo:background-color="#c4f1fe" fo:border="0.06pt solid #000000"/>
    </style:style>
    <style:style style:name="ce159" style:family="table-cell" style:parent-style-name="Default" style:data-style-name="N10000">
      <style:table-cell-properties fo:background-color="#ff6d6d" fo:border="0.06pt solid #000000"/>
    </style:style>
    <style:style style:name="ce160" style:family="table-cell" style:parent-style-name="Default" style:data-style-name="N10104">
      <style:table-cell-properties fo:background-color="#5adfac" style:text-align-source="fix" style:repeat-content="false" fo:border="0.06pt solid #000000" style:vertical-align="middle"/>
      <style:paragraph-properties fo:text-align="center"/>
    </style:style>
    <style:style style:name="ce161" style:family="table-cell" style:parent-style-name="Default" style:data-style-name="N10104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62" style:family="table-cell" style:parent-style-name="Default" style:data-style-name="N10000">
      <style:table-cell-properties fo:background-color="#1884ab" fo:border="0.06pt solid #000000"/>
    </style:style>
    <style:style style:name="ce196" style:family="table-cell" style:parent-style-name="Default" style:data-style-name="N10000">
      <style:table-cell-properties fo:border="none"/>
    </style:style>
    <style:style style:name="ce112" style:family="table-cell" style:parent-style-name="Default" style:data-style-name="N10000"/>
    <style:style style:name="ce163" style:family="table-cell" style:parent-style-name="Default" style:data-style-name="N10104">
      <style:table-cell-properties fo:background-color="#1884ab" fo:border="0.06pt solid #000000"/>
    </style:style>
    <style:style style:name="ce164" style:family="table-cell" style:parent-style-name="Default" style:data-style-name="N10000">
      <style:table-cell-properties fo:background-color="#5adfac" fo:border="0.06pt solid #000000"/>
    </style:style>
    <style:style style:name="ce165" style:family="table-cell" style:parent-style-name="Default" style:data-style-name="N10000">
      <style:table-cell-properties fo:background-color="transparent" fo:border="0.06pt solid #000000"/>
    </style:style>
    <style:style style:name="ce166" style:family="table-cell" style:parent-style-name="Default" style:data-style-name="N10000">
      <style:table-cell-properties fo:background-color="#5adfa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 style:data-style-name="N100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8" style:family="table-cell" style:parent-style-name="Default" style:data-style-name="N0">
      <style:table-cell-properties fo:background-color="#5adfac" fo:border="0.06pt solid #000000"/>
    </style:style>
    <style:style style:name="ce169" style:family="table-cell" style:parent-style-name="Default" style:data-style-name="N0">
      <style:table-cell-properties fo:background-color="transparent" fo:border="0.06pt solid #000000"/>
    </style:style>
    <style:style style:name="ce114" style:family="table-cell" style:parent-style-name="Default">
      <style:table-cell-properties fo:background-color="#c4f1fe" fo:border="0.06pt solid #000000"/>
    </style:style>
    <style:style style:name="ce171" style:family="table-cell" style:parent-style-name="Default" style:data-style-name="N104">
      <style:table-cell-properties fo:background-color="#c4f1fe" fo:border="0.06pt solid #000000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ULAS CALC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ce5"/>
        <table:table-column table:style-name="co1" table:default-cell-style-name="ce1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VALORES</text:p>
          </table:table-cell>
          <table:covered-table-cell table:style-name="ce1"/>
          <table:table-cell table:style-name="ce7" office:value-type="string" calcext:value-type="string">
            <text:p>SOMA</text:p>
          </table:table-cell>
          <table:table-cell table:style-name="ce9" office:value-type="string" calcext:value-type="string">
            <text:p>MULTI</text:p>
          </table:table-cell>
          <table:table-cell table:style-name="ce11" office:value-type="string" calcext:value-type="string">
            <text:p>DIVISÃO</text:p>
          </table:table-cell>
          <table:table-cell table:style-name="ce13" office:value-type="string" calcext:value-type="string">
            <text:p>SU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SUM([.A2]+[.B2])" office:value-type="float" office:value="13" calcext:value-type="float">
            <text:p>13</text:p>
          </table:table-cell>
          <table:table-cell table:formula="of:=([.A2]*[.B2])" office:value-type="float" office:value="42" calcext:value-type="float">
            <text:p>42</text:p>
          </table:table-cell>
          <table:table-cell table:formula="of:=([.A2]/[.B2])" office:value-type="float" office:value="1.16666666666667" calcext:value-type="float">
            <text:p>1,16666666666667</text:p>
          </table:table-cell>
          <table:table-cell table:formula="of:=([.A2]-[.B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SUM([.A3]+[.B3])" office:value-type="float" office:value="51" calcext:value-type="float">
            <text:p>51</text:p>
          </table:table-cell>
          <table:table-cell table:formula="of:=([.A3]*[.B3])" office:value-type="float" office:value="270" calcext:value-type="float">
            <text:p>270</text:p>
          </table:table-cell>
          <table:table-cell table:formula="of:=([.A3]/[.B3])" office:value-type="float" office:value="7.5" calcext:value-type="float">
            <text:p>7,5</text:p>
          </table:table-cell>
          <table:table-cell table:formula="of:=([.A3]-[.B3])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([.A4]+[.B4])" office:value-type="float" office:value="55" calcext:value-type="float">
            <text:p>55</text:p>
          </table:table-cell>
          <table:table-cell table:formula="of:=([.A4]*[.B4])" office:value-type="float" office:value="726" calcext:value-type="float">
            <text:p>726</text:p>
          </table:table-cell>
          <table:table-cell table:formula="of:=([.A4]/[.B4])" office:value-type="float" office:value="0.666666666666667" calcext:value-type="float">
            <text:p>0,666666666666667</text:p>
          </table:table-cell>
          <table:table-cell table:formula="of:=([.A4]-[.B4])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formula="of:=([.A5]+[.B5])" office:value-type="float" office:value="132" calcext:value-type="float">
            <text:p>132</text:p>
          </table:table-cell>
          <table:table-cell table:formula="of:=([.A5]*[.B5])" office:value-type="float" office:value="4235" calcext:value-type="float">
            <text:p>4235</text:p>
          </table:table-cell>
          <table:table-cell table:formula="of:=([.A5]/[.B5])" office:value-type="float" office:value="1.4" calcext:value-type="float">
            <text:p>1,4</text:p>
          </table:table-cell>
          <table:table-cell table:formula="of:=([.A5]-[.B5]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float" office:value="45" calcext:value-type="float">
            <text:p>45</text:p>
          </table:table-cell>
          <table:table-cell table:formula="of:=([.A6]+[.B6])" office:value-type="float" office:value="5510" calcext:value-type="float">
            <text:p>5510</text:p>
          </table:table-cell>
          <table:table-cell table:formula="of:=([.A6]*[.B6])" office:value-type="float" office:value="245925" calcext:value-type="float">
            <text:p>245925</text:p>
          </table:table-cell>
          <table:table-cell table:formula="of:=([.A6]/[.B6])" office:value-type="float" office:value="121.444444444444" calcext:value-type="float">
            <text:p>121,444444444444</text:p>
          </table:table-cell>
          <table:table-cell table:formula="of:=([.A6]-[.B6])" office:value-type="float" office:value="5420" calcext:value-type="float">
            <text:p>5420</text:p>
          </table:table-cell>
          <table:table-cell table:number-columns-repeated="1018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style-name="ce5" office:value-type="float" office:value="33" calcext:value-type="float">
            <text:p>33</text:p>
          </table:table-cell>
          <table:table-cell table:formula="of:=([.A7]+[.B7])" office:value-type="float" office:value="7921" calcext:value-type="float">
            <text:p>7921</text:p>
          </table:table-cell>
          <table:table-cell table:formula="of:=([.A7]*[.B7])" office:value-type="float" office:value="260304" calcext:value-type="float">
            <text:p>260304</text:p>
          </table:table-cell>
          <table:table-cell table:formula="of:=([.A7]/[.B7])" office:value-type="float" office:value="239.030303030303" calcext:value-type="float">
            <text:p>239,030303030303</text:p>
          </table:table-cell>
          <table:table-cell table:formula="of:=([.A7]-[.B7])" office:value-type="float" office:value="7855" calcext:value-type="float">
            <text:p>785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8" office:value-type="string" calcext:value-type="string">
            <text:p>(+)</text:p>
          </table:table-cell>
          <table:table-cell table:style-name="ce10" office:value-type="string" calcext:value-type="string">
            <text:p>(*)</text:p>
          </table:table-cell>
          <table:table-cell table:style-name="ce12" office:value-type="string" calcext:value-type="string">
            <text:p>(/)</text:p>
          </table:table-cell>
          <table:table-cell table:style-name="ce15" office:value-type="string" calcext:value-type="string">
            <text:p>(-)</text:p>
          </table:table-cell>
          <table:table-cell table:number-columns-repeated="1018"/>
        </table:table-row>
      </table:table>
      <table:table table:name="AULA 02" table:style-name="ta2">
        <table:table-column table:style-name="co2" table:default-cell-style-name="ce18"/>
        <table:table-column table:style-name="co3" table:default-cell-style-name="ce18"/>
        <table:table-column table:style-name="co4" table:default-cell-style-name="ce19"/>
        <table:table-column table:style-name="co5" table:default-cell-style-name="ce18"/>
        <table:table-row table:style-name="ro1">
          <table:table-cell table:style-name="ce16" office:value-type="string" calcext:value-type="string" table:number-columns-spanned="4" table:number-rows-spanned="1">
            <text:p>MÉDIAS</text:p>
          </table:table-cell>
          <table:covered-table-cell table:number-columns-repeated="3" table:style-name="Default"/>
        </table:table-row>
        <table:table-row table:style-name="ro1">
          <table:table-cell table:style-name="ce17" office:value-type="string" calcext:value-type="string">
            <text:p>ALUNOS</text:p>
          </table:table-cell>
          <table:table-cell table:style-name="ce17" office:value-type="string" calcext:value-type="string">
            <text:p>N1</text:p>
          </table:table-cell>
          <table:table-cell table:style-name="ce17" office:value-type="string" calcext:value-type="string">
            <text:p>N2</text:p>
          </table:table-cell>
          <table:table-cell table:style-name="ce17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4.2" calcext:value-type="float">
            <text:p>4,2</text:p>
          </table:table-cell>
          <table:table-cell table:formula="of:=AVERAGE([.B3:.C3])" office:value-type="float" office:value="5.6" calcext:value-type="float">
            <text:p>5,6</text:p>
          </table:table-cell>
        </table:table-row>
        <table:table-row table:style-name="ro1">
          <table:table-cell table:style-name="ce19" office:value-type="string" calcext:value-type="string">
            <text:p>José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table:formula="of:=AVERAGE([.B4:.C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rema</text:p>
          </table:table-cell>
          <table:table-cell office:value-type="float" office:value="5.6" calcext:value-type="float">
            <text:p>5,6</text:p>
          </table:table-cell>
          <table:table-cell table:style-name="ce18" office:value-type="float" office:value="2.8" calcext:value-type="float">
            <text:p>2,8</text:p>
          </table:table-cell>
          <table:table-cell table:formula="of:=AVERAGE([.B5:.C5])" office:value-type="float" office:value="4.2" calcext:value-type="float">
            <text:p>4,2</text:p>
          </table:table-cell>
        </table:table-row>
        <table:table-row table:style-name="ro1">
          <table:table-cell table:style-name="ce19" office:value-type="string" calcext:value-type="string">
            <text:p>Zulmira</text:p>
          </table:table-cell>
          <table:table-cell table:style-name="ce19" office:value-type="float" office:value="8.7" calcext:value-type="float">
            <text:p>8,7</text:p>
          </table:table-cell>
          <table:table-cell office:value-type="float" office:value="3.7" calcext:value-type="float">
            <text:p>3,7</text:p>
          </table:table-cell>
          <table:table-cell table:style-name="ce19" table:formula="of:=AVERAGE([.B6:.C6])" office:value-type="float" office:value="6.2" calcext:value-type="float">
            <text:p>6,2</text:p>
          </table:table-cell>
        </table:table-row>
        <table:table-row table:style-name="ro1">
          <table:table-cell office:value-type="string" calcext:value-type="string">
            <text:p>Zuleide</text:p>
          </table:table-cell>
          <table:table-cell office:value-type="float" office:value="4.2" calcext:value-type="float">
            <text:p>4,2</text:p>
          </table:table-cell>
          <table:table-cell table:style-name="ce18" office:value-type="float" office:value="4" calcext:value-type="float">
            <text:p>4</text:p>
          </table:table-cell>
          <table:table-cell table:formula="of:=AVERAGE([.B7:.C7])" office:value-type="float" office:value="4.1" calcext:value-type="float">
            <text:p>4,1</text:p>
          </table:table-cell>
        </table:table-row>
        <table:table-row table:style-name="ro1">
          <table:table-cell table:style-name="ce19" office:value-type="string" calcext:value-type="string">
            <text:p>Raimunda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9" table:formula="of:=AVERAGE([.B8:.C8])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Josefina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formula="of:=AVERAGE([.B9:.C9])" office:value-type="float" office:value="6.5" calcext:value-type="float">
            <text:p>6,5</text:p>
          </table:table-cell>
        </table:table-row>
      </table:table>
      <table:table table:name="AULA 3" table:style-name="ta2">
        <table:table-column table:style-name="co6" table:default-cell-style-name="ce45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8"/>
        <table:table-column table:style-name="co5" table:number-columns-repeated="3" table:default-cell-style-name="Default"/>
        <table:table-row table:style-name="ro2">
          <table:table-cell table:style-name="ce43" office:value-type="string" calcext:value-type="string" table:number-columns-spanned="5" table:number-rows-spanned="1">
            <text:p>MÉDIAS – LARISSA E LAYANE</text:p>
          </table:table-cell>
          <table:covered-table-cell table:number-columns-repeated="4" table:style-name="ce18"/>
          <table:table-cell table:number-columns-repeated="3"/>
        </table:table-row>
        <table:table-row table:style-name="ro2">
          <table:table-cell table:style-name="ce44" office:value-type="string" calcext:value-type="string">
            <text:p>ALUNOS</text:p>
          </table:table-cell>
          <table:table-cell table:style-name="ce46" office:value-type="string" calcext:value-type="string">
            <text:p>N1</text:p>
          </table:table-cell>
          <table:table-cell table:style-name="ce44" office:value-type="string" calcext:value-type="string">
            <text:p>N2</text:p>
          </table:table-cell>
          <table:table-cell table:style-name="ce46" office:value-type="string" calcext:value-type="string">
            <text:p>N3</text:p>
          </table:table-cell>
          <table:table-cell table:style-name="ce44" office:value-type="string" calcext:value-type="string">
            <text:p>M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exander Almeida</text:p>
          </table:table-cell>
          <table:table-cell office:value-type="float" office:value="9.5" calcext:value-type="float">
            <text:p>9,50</text:p>
          </table:table-cell>
          <table:table-cell office:value-type="float" office:value="8.5" calcext:value-type="float">
            <text:p>8,50</text:p>
          </table:table-cell>
          <table:table-cell office:value-type="float" office:value="10" calcext:value-type="float">
            <text:p>10,00</text:p>
          </table:table-cell>
          <table:table-cell table:formula="of:=([.B3]*1+[.C3]*2+[.D3]*3)/6" office:value-type="float" office:value="9.41666666666667" calcext:value-type="float">
            <text:p>9,4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ine Estefani</text:p>
          </table:table-cell>
          <table:table-cell office:value-type="float" office:value="7.3" calcext:value-type="float">
            <text:p>7,30</text:p>
          </table:table-cell>
          <table:table-cell office:value-type="float" office:value="10" calcext:value-type="float">
            <text:p>10,00</text:p>
          </table:table-cell>
          <table:table-cell office:value-type="float" office:value="8.5" calcext:value-type="float">
            <text:p>8,50</text:p>
          </table:table-cell>
          <table:table-cell table:style-name="ce49" table:formula="of:=([.B4]*1+[.C4]*2+[.D4]*3)/6" office:value-type="float" office:value="8.8" calcext:value-type="float">
            <text:p>8,8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na Beatriz</text:p>
          </table:table-cell>
          <table:table-cell office:value-type="float" office:value="8.5" calcext:value-type="float">
            <text:p>8,50</text:p>
          </table:table-cell>
          <table:table-cell office:value-type="float" office:value="7.5" calcext:value-type="float">
            <text:p>7,50</text:p>
          </table:table-cell>
          <table:table-cell office:value-type="float" office:value="9.5" calcext:value-type="float">
            <text:p>9,50</text:p>
          </table:table-cell>
          <table:table-cell table:formula="of:=([.B5]*1+[.C5]*2+[.D5]*3)/6" office:value-type="float" office:value="8.66666666666667" calcext:value-type="float">
            <text:p>8,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na Rebeca</text:p>
          </table:table-cell>
          <table:table-cell office:value-type="float" office:value="8.5" calcext:value-type="float">
            <text:p>8,50</text:p>
          </table:table-cell>
          <table:table-cell office:value-type="float" office:value="7.5" calcext:value-type="float">
            <text:p>7,50</text:p>
          </table:table-cell>
          <table:table-cell office:value-type="float" office:value="8.9" calcext:value-type="float">
            <text:p>8,90</text:p>
          </table:table-cell>
          <table:table-cell table:formula="of:=([.B6]*1+[.C6]*2+[.D6]*3)/6" office:value-type="float" office:value="8.36666666666667" calcext:value-type="float">
            <text:p>8,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nayse Duart</text:p>
          </table:table-cell>
          <table:table-cell office:value-type="float" office:value="7.9" calcext:value-type="float">
            <text:p>7,90</text:p>
          </table:table-cell>
          <table:table-cell office:value-type="float" office:value="9.3" calcext:value-type="float">
            <text:p>9,30</text:p>
          </table:table-cell>
          <table:table-cell office:value-type="float" office:value="10" calcext:value-type="float">
            <text:p>10,00</text:p>
          </table:table-cell>
          <table:table-cell table:formula="of:=([.B7]*1+[.C7]*2+[.D7]*3)/6" office:value-type="float" office:value="9.41666666666667" calcext:value-type="float">
            <text:p>9,4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ndré Uchôa</text:p>
          </table:table-cell>
          <table:table-cell office:value-type="float" office:value="9.3" calcext:value-type="float">
            <text:p>9,30</text:p>
          </table:table-cell>
          <table:table-cell office:value-type="float" office:value="8.6" calcext:value-type="float">
            <text:p>8,60</text:p>
          </table:table-cell>
          <table:table-cell office:value-type="float" office:value="10" calcext:value-type="float">
            <text:p>10,00</text:p>
          </table:table-cell>
          <table:table-cell table:formula="of:=([.B8]*1+[.C8]*2+[.D8]*3)/6" office:value-type="float" office:value="9.41666666666667" calcext:value-type="float">
            <text:p>9,4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amylli Maria</text:p>
          </table:table-cell>
          <table:table-cell office:value-type="float" office:value="9" calcext:value-type="float">
            <text:p>9,00</text:p>
          </table:table-cell>
          <table:table-cell office:value-type="float" office:value="8.4" calcext:value-type="float">
            <text:p>8,40</text:p>
          </table:table-cell>
          <table:table-cell office:value-type="float" office:value="7.8" calcext:value-type="float">
            <text:p>7,80</text:p>
          </table:table-cell>
          <table:table-cell table:formula="of:=([.B9]*1+[.C9]*2+[.D9]*3)/6" office:value-type="float" office:value="8.2" calcext:value-type="float">
            <text:p>8,2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arlos Eduardo</text:p>
          </table:table-cell>
          <table:table-cell office:value-type="float" office:value="8" calcext:value-type="float">
            <text:p>8,00</text:p>
          </table:table-cell>
          <table:table-cell office:value-type="float" office:value="9.5" calcext:value-type="float">
            <text:p>9,50</text:p>
          </table:table-cell>
          <table:table-cell office:value-type="float" office:value="8.9" calcext:value-type="float">
            <text:p>8,90</text:p>
          </table:table-cell>
          <table:table-cell table:formula="of:=([.B10]*1+[.C10]*2+[.D10]*3)/6" office:value-type="float" office:value="8.95" calcext:value-type="float">
            <text:p>8,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llen Martins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table:formula="of:=([.B11]*1+[.C11]*2+[.D11]*3)/6" office:value-type="float" office:value="7.83333333333333" calcext:value-type="float">
            <text:p>7,8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abriel Augusto</text:p>
          </table:table-cell>
          <table:table-cell office:value-type="float" office:value="6.5" calcext:value-type="float">
            <text:p>6,50</text:p>
          </table:table-cell>
          <table:table-cell office:value-type="float" office:value="2.5" calcext:value-type="float">
            <text:p>2,50</text:p>
          </table:table-cell>
          <table:table-cell office:value-type="float" office:value="3.2" calcext:value-type="float">
            <text:p>3,20</text:p>
          </table:table-cell>
          <table:table-cell table:formula="of:=([.B12]*1+[.C12]*2+[.D12]*3)/6" office:value-type="float" office:value="3.51666666666667" calcext:value-type="float">
            <text:p>3,5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uilherme Lima</text:p>
          </table:table-cell>
          <table:table-cell office:value-type="float" office:value="7" calcext:value-type="float">
            <text:p>7,00</text:p>
          </table:table-cell>
          <table:table-cell office:value-type="float" office:value="6.3" calcext:value-type="float">
            <text:p>6,30</text:p>
          </table:table-cell>
          <table:table-cell office:value-type="float" office:value="8.3" calcext:value-type="float">
            <text:p>8,30</text:p>
          </table:table-cell>
          <table:table-cell table:formula="of:=([.B13]*1+[.C13]*2+[.D13]*3)/6" office:value-type="float" office:value="7.41666666666667" calcext:value-type="float">
            <text:p>7,42</text:p>
          </table:table-cell>
          <table:table-cell table:number-columns-repeated="2"/>
          <table:table-cell table:style-name="ce42"/>
        </table:table-row>
        <table:table-row table:style-name="ro3">
          <table:table-cell office:value-type="string" calcext:value-type="string">
            <text:p>Gustavo Henrique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table:formula="of:=([.B14]*1+[.C14]*2+[.D14]*3)/6" office:value-type="float" office:value="7.83333333333333" calcext:value-type="float">
            <text:p>7,8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enrique Martins</text:p>
          </table:table-cell>
          <table:table-cell office:value-type="float" office:value="5.5" calcext:value-type="float">
            <text:p>5,50</text:p>
          </table:table-cell>
          <table:table-cell office:value-type="float" office:value="7.3" calcext:value-type="float">
            <text:p>7,30</text:p>
          </table:table-cell>
          <table:table-cell office:value-type="float" office:value="5" calcext:value-type="float">
            <text:p>5,00</text:p>
          </table:table-cell>
          <table:table-cell table:formula="of:=([.B15]*1+[.C15]*2+[.D15]*3)/6" office:value-type="float" office:value="5.85" calcext:value-type="float">
            <text:p>5,8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srael Alves</text:p>
          </table:table-cell>
          <table:table-cell office:value-type="float" office:value="8.9" calcext:value-type="float">
            <text:p>8,90</text:p>
          </table:table-cell>
          <table:table-cell office:value-type="float" office:value="7.8" calcext:value-type="float">
            <text:p>7,80</text:p>
          </table:table-cell>
          <table:table-cell office:value-type="float" office:value="6.7" calcext:value-type="float">
            <text:p>6,70</text:p>
          </table:table-cell>
          <table:table-cell table:formula="of:=([.B16]*1+[.C16]*2+[.D16]*3)/6" office:value-type="float" office:value="7.43333333333333" calcext:value-type="float">
            <text:p>7,4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zac Emanuel</text:p>
          </table:table-cell>
          <table:table-cell office:value-type="float" office:value="4.5" calcext:value-type="float">
            <text:p>4,50</text:p>
          </table:table-cell>
          <table:table-cell office:value-type="float" office:value="7.5" calcext:value-type="float">
            <text:p>7,50</text:p>
          </table:table-cell>
          <table:table-cell office:value-type="float" office:value="3.6" calcext:value-type="float">
            <text:p>3,60</text:p>
          </table:table-cell>
          <table:table-cell table:formula="of:=([.B17]*1+[.C17]*2+[.D17]*3)/6" office:value-type="float" office:value="5.05" calcext:value-type="float">
            <text:p>5,0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oão Teixeira</text:p>
          </table:table-cell>
          <table:table-cell office:value-type="float" office:value="10" calcext:value-type="float">
            <text:p>10,00</text:p>
          </table:table-cell>
          <table:table-cell office:value-type="float" office:value="9.3" calcext:value-type="float">
            <text:p>9,30</text:p>
          </table:table-cell>
          <table:table-cell office:value-type="float" office:value="8.9" calcext:value-type="float">
            <text:p>8,90</text:p>
          </table:table-cell>
          <table:table-cell table:formula="of:=([.B18]*1+[.C18]*2+[.D18]*3)/6" office:value-type="float" office:value="9.21666666666667" calcext:value-type="float">
            <text:p>9,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osé Lucas </text:p>
          </table:table-cell>
          <table:table-cell office:value-type="float" office:value="6.5" calcext:value-type="float">
            <text:p>6,50</text:p>
          </table:table-cell>
          <table:table-cell office:value-type="float" office:value="7.5" calcext:value-type="float">
            <text:p>7,50</text:p>
          </table:table-cell>
          <table:table-cell office:value-type="float" office:value="6.8" calcext:value-type="float">
            <text:p>6,80</text:p>
          </table:table-cell>
          <table:table-cell table:formula="of:=([.B19]*1+[.C19]*2+[.D19]*3)/6" office:value-type="float" office:value="6.98333333333333" calcext:value-type="float">
            <text:p>6,9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auan Oliveira</text:p>
          </table:table-cell>
          <table:table-cell office:value-type="float" office:value="2" calcext:value-type="float">
            <text:p>2,00</text:p>
          </table:table-cell>
          <table:table-cell office:value-type="float" office:value="3.5" calcext:value-type="float">
            <text:p>3,50</text:p>
          </table:table-cell>
          <table:table-cell office:value-type="float" office:value="4.9" calcext:value-type="float">
            <text:p>4,90</text:p>
          </table:table-cell>
          <table:table-cell table:formula="of:=([.B20]*1+[.C20]*2+[.D20]*3)/6" office:value-type="float" office:value="3.95" calcext:value-type="float">
            <text:p>3,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rissa Maria</text:p>
          </table:table-cell>
          <table:table-cell office:value-type="float" office:value="3" calcext:value-type="float">
            <text:p>3,00</text:p>
          </table:table-cell>
          <table:table-cell office:value-type="float" office:value="4.5" calcext:value-type="float">
            <text:p>4,50</text:p>
          </table:table-cell>
          <table:table-cell office:value-type="float" office:value="5" calcext:value-type="float">
            <text:p>5,00</text:p>
          </table:table-cell>
          <table:table-cell table:formula="of:=([.B21]*1+[.C21]*2+[.D21]*3)/6" office:value-type="float" office:value="4.5" calcext:value-type="float">
            <text:p>4,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ura Lima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8.3" calcext:value-type="float">
            <text:p>8,30</text:p>
          </table:table-cell>
          <table:table-cell table:formula="of:=([.B22]*1+[.C22]*2+[.D22]*3)/6" office:value-type="float" office:value="5.98333333333333" calcext:value-type="float">
            <text:p>5,9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yane Lino</text:p>
          </table:table-cell>
          <table:table-cell office:value-type="float" office:value="6.2" calcext:value-type="float">
            <text:p>6,20</text:p>
          </table:table-cell>
          <table:table-cell office:value-type="float" office:value="2.5" calcext:value-type="float">
            <text:p>2,50</text:p>
          </table:table-cell>
          <table:table-cell office:value-type="float" office:value="5.4" calcext:value-type="float">
            <text:p>5,40</text:p>
          </table:table-cell>
          <table:table-cell table:formula="of:=([.B23]*1+[.C23]*2+[.D23]*3)/6" office:value-type="float" office:value="4.56666666666667" calcext:value-type="float">
            <text:p>4,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uana Silva</text:p>
          </table:table-cell>
          <table:table-cell office:value-type="float" office:value="8.4" calcext:value-type="float">
            <text:p>8,40</text:p>
          </table:table-cell>
          <table:table-cell office:value-type="float" office:value="6.2" calcext:value-type="float">
            <text:p>6,20</text:p>
          </table:table-cell>
          <table:table-cell office:value-type="float" office:value="2.8" calcext:value-type="float">
            <text:p>2,80</text:p>
          </table:table-cell>
          <table:table-cell table:formula="of:=([.B24]*1+[.C24]*2+[.D24]*3)/6" office:value-type="float" office:value="4.86666666666667" calcext:value-type="float">
            <text:p>4,8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ria Aparecida</text:p>
          </table:table-cell>
          <table:table-cell office:value-type="float" office:value="4.8" calcext:value-type="float">
            <text:p>4,80</text:p>
          </table:table-cell>
          <table:table-cell office:value-type="float" office:value="6.8" calcext:value-type="float">
            <text:p>6,80</text:p>
          </table:table-cell>
          <table:table-cell office:value-type="float" office:value="4.6" calcext:value-type="float">
            <text:p>4,60</text:p>
          </table:table-cell>
          <table:table-cell table:formula="of:=([.B25]*1+[.C25]*2+[.D25]*3)/6" office:value-type="float" office:value="5.36666666666667" calcext:value-type="float">
            <text:p>5,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ria Kaline</text:p>
          </table:table-cell>
          <table:table-cell office:value-type="float" office:value="8" calcext:value-type="float">
            <text:p>8,00</text:p>
          </table:table-cell>
          <table:table-cell office:value-type="float" office:value="6.5" calcext:value-type="float">
            <text:p>6,50</text:p>
          </table:table-cell>
          <table:table-cell office:value-type="float" office:value="7.9" calcext:value-type="float">
            <text:p>7,90</text:p>
          </table:table-cell>
          <table:table-cell table:formula="of:=([.B26]*1+[.C26]*2+[.D26]*3)/6" office:value-type="float" office:value="7.45" calcext:value-type="float">
            <text:p>7,4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ria Sabrina</text:p>
          </table:table-cell>
          <table:table-cell office:value-type="float" office:value="3.6" calcext:value-type="float">
            <text:p>3,60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table:formula="of:=([.B27]*1+[.C27]*2+[.D27]*3)/6" office:value-type="float" office:value="7.76666666666667" calcext:value-type="float">
            <text:p>7,7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rio Moura</text:p>
          </table:table-cell>
          <table:table-cell office:value-type="float" office:value="8.7" calcext:value-type="float">
            <text:p>8,70</text:p>
          </table:table-cell>
          <table:table-cell office:value-type="float" office:value="7.9" calcext:value-type="float">
            <text:p>7,90</text:p>
          </table:table-cell>
          <table:table-cell office:value-type="float" office:value="9.6" calcext:value-type="float">
            <text:p>9,60</text:p>
          </table:table-cell>
          <table:table-cell table:formula="of:=([.B28]*1+[.C28]*2+[.D28]*3)/6" office:value-type="float" office:value="8.88333333333333" calcext:value-type="float">
            <text:p>8,8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rtins Oliveira</text:p>
          </table:table-cell>
          <table:table-cell office:value-type="float" office:value="5.2" calcext:value-type="float">
            <text:p>5,20</text:p>
          </table:table-cell>
          <table:table-cell office:value-type="float" office:value="4.5" calcext:value-type="float">
            <text:p>4,50</text:p>
          </table:table-cell>
          <table:table-cell office:value-type="float" office:value="2.6" calcext:value-type="float">
            <text:p>2,60</text:p>
          </table:table-cell>
          <table:table-cell table:formula="of:=([.B29]*1+[.C29]*2+[.D29]*3)/6" office:value-type="float" office:value="3.66666666666667" calcext:value-type="float">
            <text:p>3,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iqueias Lino</text:p>
          </table:table-cell>
          <table:table-cell office:value-type="float" office:value="5.8" calcext:value-type="float">
            <text:p>5,80</text:p>
          </table:table-cell>
          <table:table-cell office:value-type="float" office:value="3.6" calcext:value-type="float">
            <text:p>3,60</text:p>
          </table:table-cell>
          <table:table-cell office:value-type="float" office:value="2.5" calcext:value-type="float">
            <text:p>2,50</text:p>
          </table:table-cell>
          <table:table-cell table:formula="of:=([.B30]*1+[.C30]*2+[.D30]*3)/6" office:value-type="float" office:value="3.41666666666667" calcext:value-type="float">
            <text:p>3,4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atanael Silva</text:p>
          </table:table-cell>
          <table:table-cell office:value-type="float" office:value="2.6" calcext:value-type="float">
            <text:p>2,60</text:p>
          </table:table-cell>
          <table:table-cell office:value-type="float" office:value="8.4" calcext:value-type="float">
            <text:p>8,40</text:p>
          </table:table-cell>
          <table:table-cell office:value-type="float" office:value="6.5" calcext:value-type="float">
            <text:p>6,50</text:p>
          </table:table-cell>
          <table:table-cell table:formula="of:=([.B31]*1+[.C31]*2+[.D31]*3)/6" office:value-type="float" office:value="6.48333333333333" calcext:value-type="float">
            <text:p>6,4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icolas Santos</text:p>
          </table:table-cell>
          <table:table-cell office:value-type="float" office:value="8.7" calcext:value-type="float">
            <text:p>8,70</text:p>
          </table:table-cell>
          <table:table-cell office:value-type="float" office:value="6.4" calcext:value-type="float">
            <text:p>6,40</text:p>
          </table:table-cell>
          <table:table-cell office:value-type="float" office:value="7.6" calcext:value-type="float">
            <text:p>7,60</text:p>
          </table:table-cell>
          <table:table-cell table:formula="of:=([.B32]*1+[.C32]*2+[.D32]*3)/6" office:value-type="float" office:value="7.38333333333333" calcext:value-type="float">
            <text:p>7,3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icole Alves</text:p>
          </table:table-cell>
          <table:table-cell office:value-type="float" office:value="6.8" calcext:value-type="float">
            <text:p>6,80</text:p>
          </table:table-cell>
          <table:table-cell office:value-type="float" office:value="9.7" calcext:value-type="float">
            <text:p>9,70</text:p>
          </table:table-cell>
          <table:table-cell office:value-type="float" office:value="4.8" calcext:value-type="float">
            <text:p>4,80</text:p>
          </table:table-cell>
          <table:table-cell table:formula="of:=([.B33]*1+[.C33]*2+[.D33]*3)/6" office:value-type="float" office:value="6.76666666666667" calcext:value-type="float">
            <text:p>6,7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ilton Almeida</text:p>
          </table:table-cell>
          <table:table-cell office:value-type="float" office:value="6.8" calcext:value-type="float">
            <text:p>6,80</text:p>
          </table:table-cell>
          <table:table-cell office:value-type="float" office:value="7.9" calcext:value-type="float">
            <text:p>7,90</text:p>
          </table:table-cell>
          <table:table-cell office:value-type="float" office:value="8" calcext:value-type="float">
            <text:p>8,00</text:p>
          </table:table-cell>
          <table:table-cell table:formula="of:=([.B34]*1+[.C34]*2+[.D34]*3)/6" office:value-type="float" office:value="7.76666666666667" calcext:value-type="float">
            <text:p>7,7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edro Emanuel</text:p>
          </table:table-cell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8.5" calcext:value-type="float">
            <text:p>8,50</text:p>
          </table:table-cell>
          <table:table-cell table:formula="of:=([.B35]*1+[.C35]*2+[.D35]*3)/6" office:value-type="float" office:value="9.08333333333333" calcext:value-type="float">
            <text:p>9,0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afael Silva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table:formula="of:=([.B36]*1+[.C36]*2+[.D36]*3)/6" office:value-type="float" office:value="9.33333333333333" calcext:value-type="float">
            <text:p>9,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ejane Souza</text:p>
          </table:table-cell>
          <table:table-cell office:value-type="float" office:value="7.5" calcext:value-type="float">
            <text:p>7,50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table:formula="of:=([.B37]*1+[.C37]*2+[.D37]*3)/6" office:value-type="float" office:value="8.41666666666667" calcext:value-type="float">
            <text:p>8,4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cardo Rocha</text:p>
          </table:table-cell>
          <table:table-cell office:value-type="float" office:value="8.6" calcext:value-type="float">
            <text:p>8,60</text:p>
          </table:table-cell>
          <table:table-cell office:value-type="float" office:value="5.6" calcext:value-type="float">
            <text:p>5,60</text:p>
          </table:table-cell>
          <table:table-cell office:value-type="float" office:value="8.5" calcext:value-type="float">
            <text:p>8,50</text:p>
          </table:table-cell>
          <table:table-cell table:formula="of:=([.B38]*1+[.C38]*2+[.D38]*3)/6" office:value-type="float" office:value="7.55" calcext:value-type="float">
            <text:p>7,5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odrigo Sousa</text:p>
          </table:table-cell>
          <table:table-cell office:value-type="float" office:value="6.5" calcext:value-type="float">
            <text:p>6,50</text:p>
          </table:table-cell>
          <table:table-cell office:value-type="float" office:value="5.3" calcext:value-type="float">
            <text:p>5,30</text:p>
          </table:table-cell>
          <table:table-cell office:value-type="float" office:value="8" calcext:value-type="float">
            <text:p>8,00</text:p>
          </table:table-cell>
          <table:table-cell table:formula="of:=([.B39]*1+[.C39]*2+[.D39]*3)/6" office:value-type="float" office:value="6.85" calcext:value-type="float">
            <text:p>6,8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ilvia Rocha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table:formula="of:=([.B40]*1+[.C40]*2+[.D40]*3)/6" office:value-type="float" office:value="7.83333333333333" calcext:value-type="float">
            <text:p>7,8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ophia Gomes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table:formula="of:=([.B41]*1+[.C41]*2+[.D41]*3)/6" office:value-type="float" office:value="6.5" calcext:value-type="float">
            <text:p>6,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efanny Rayca 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table:formula="of:=([.B42]*1+[.C42]*2+[.D42]*3)/6" office:value-type="float" office:value="7.83333333333333" calcext:value-type="float">
            <text:p>7,8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ictor Rodrigues 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table:formula="of:=([.B43]*1+[.C43]*2+[.D43]*3)/6" office:value-type="float" office:value="8.5" calcext:value-type="float">
            <text:p>8,50</text:p>
          </table:table-cell>
          <table:table-cell table:number-columns-repeated="3"/>
        </table:table-row>
        <calcext:conditional-formats>
          <calcext:conditional-format calcext:target-range-address="'AULA 3'.E3:'AULA 3'.E43">
            <calcext:condition calcext:apply-style-name="Média baixa" calcext:value="&lt;6" calcext:base-cell-address="'AULA 3'.E3"/>
          </calcext:conditional-format>
          <calcext:conditional-format calcext:target-range-address="'AULA 3'.E3:'AULA 3'.E43">
            <calcext:condition calcext:apply-style-name="Abaixo da média" calcext:value="&lt;0" calcext:base-cell-address="'AULA 3'.E3"/>
          </calcext:conditional-format>
          <calcext:conditional-format calcext:target-range-address="'AULA 3'.E3:'AULA 3'.E43">
            <calcext:condition calcext:apply-style-name="Acima da média" calcext:value="&gt;=6" calcext:base-cell-address="'AULA 3'.E3"/>
          </calcext:conditional-format>
        </calcext:conditional-formats>
      </table:table>
      <table:table table:name="AULA 4" table:style-name="ta2">
        <table:table-column table:style-name="co8" table:default-cell-style-name="ce58"/>
        <table:table-column table:style-name="co11" table:default-cell-style-name="ce58"/>
        <table:table-column table:style-name="co12" table:number-columns-repeated="2" table:default-cell-style-name="ce58"/>
        <table:table-column table:style-name="co13" table:default-cell-style-name="ce58"/>
        <table:table-column table:style-name="co14" table:default-cell-style-name="ce61"/>
        <table:table-column table:style-name="co15" table:default-cell-style-name="ce61"/>
        <table:table-column table:style-name="co16" table:default-cell-style-name="ce64"/>
        <table:table-column table:style-name="co17" table:default-cell-style-name="ce58"/>
        <table:table-row table:style-name="ro4">
          <table:table-cell table:style-name="ce57" office:value-type="string" calcext:value-type="string" table:number-columns-spanned="9" table:number-rows-spanned="1">
            <text:p>CADASTRO DE PRODUTOS</text:p>
          </table:table-cell>
          <table:covered-table-cell table:number-columns-repeated="8" table:style-name="ce18"/>
        </table:table-row>
        <table:table-row table:style-name="ro1">
          <table:table-cell office:value-type="string" calcext:value-type="string">
            <text:p>Códig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Quant. Ent.</text:p>
          </table:table-cell>
          <table:table-cell office:value-type="string" calcext:value-type="string">
            <text:p>Quant. Saída</text:p>
          </table:table-cell>
          <table:table-cell office:value-type="string" calcext:value-type="string">
            <text:p>Quant. Atual</text:p>
          </table:table-cell>
          <table:table-cell table:style-name="ce58" office:value-type="string" calcext:value-type="string">
            <text:p>Preço Comp.</text:p>
          </table:table-cell>
          <table:table-cell table:style-name="ce58" office:value-type="string" calcext:value-type="string">
            <text:p>Preço Venda</text:p>
          </table:table-cell>
          <table:table-cell table:style-name="ce58" office:value-type="string" calcext:value-type="string">
            <text:p>Validade</text:p>
          </table:table-cell>
          <table:table-cell office:value-type="string" calcext:value-type="string">
            <text:p>Fabricante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bacaxi</text:p>
          </table:table-cell>
          <table:table-cell table:style-name="ce18" office:value-type="float" office:value="32" calcext:value-type="float">
            <text:p>32</text:p>
          </table:table-cell>
          <table:table-cell table:style-name="ce18" table:formula="of:=[$'AULA 5'.D3]" office:value-type="float" office:value="3" calcext:value-type="float">
            <text:p>3</text:p>
          </table:table-cell>
          <table:table-cell table:style-name="ce18" table:formula="of:=([.C3]-[.D3])" office:value-type="float" office:value="29" calcext:value-type="float">
            <text:p>29</text:p>
          </table:table-cell>
          <table:table-cell table:style-name="ce60" office:value-type="currency" office:currency="BRL" office:value="5" calcext:value-type="currency">
            <text:p>R$ 5,00</text:p>
          </table:table-cell>
          <table:table-cell table:style-name="ce60" office:value-type="currency" office:currency="BRL" office:value="6" calcext:value-type="currency">
            <text:p>R$ 6,00</text:p>
          </table:table-cell>
          <table:table-cell table:style-name="ce63" office:value-type="date" office:date-value="2023-07-28" calcext:value-type="date">
            <text:p>28/07/23</text:p>
          </table:table-cell>
          <table:table-cell table:style-name="ce18" office:value-type="string" calcext:value-type="string">
            <text:p>Ministr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hocolatado</text:p>
          </table:table-cell>
          <table:table-cell office:value-type="float" office:value="34" calcext:value-type="float">
            <text:p>34</text:p>
          </table:table-cell>
          <table:table-cell table:formula="of:=[$'AULA 5'.D51]" office:value-type="float" office:value="2" calcext:value-type="float">
            <text:p>2</text:p>
          </table:table-cell>
          <table:table-cell table:formula="of:=([.C4]-[.D4])" office:value-type="float" office:value="32" calcext:value-type="float">
            <text:p>32</text:p>
          </table:table-cell>
          <table:table-cell office:value-type="currency" office:currency="BRL" office:value="10" calcext:value-type="currency">
            <text:p>R$ 10,00</text:p>
          </table:table-cell>
          <table:table-cell office:value-type="currency" office:currency="BRL" office:value="11" calcext:value-type="currency">
            <text:p>R$ 11,00</text:p>
          </table:table-cell>
          <table:table-cell office:value-type="date" office:date-value="2023-08-09" calcext:value-type="date">
            <text:p>09/08/23</text:p>
          </table:table-cell>
          <table:table-cell office:value-type="string" calcext:value-type="string">
            <text:p>Nescau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çúcar</text:p>
          </table:table-cell>
          <table:table-cell table:style-name="ce18" office:value-type="float" office:value="30" calcext:value-type="float">
            <text:p>30</text:p>
          </table:table-cell>
          <table:table-cell table:style-name="ce18" table:formula="of:=[$'AULA 5'.D67]" office:value-type="float" office:value="2" calcext:value-type="float">
            <text:p>2</text:p>
          </table:table-cell>
          <table:table-cell table:style-name="ce18" table:formula="of:=([.C5]-[.D5])" office:value-type="float" office:value="28" calcext:value-type="float">
            <text:p>28</text:p>
          </table:table-cell>
          <table:table-cell table:style-name="ce60" office:value-type="currency" office:currency="BRL" office:value="3" calcext:value-type="currency">
            <text:p>R$ 3,00</text:p>
          </table:table-cell>
          <table:table-cell table:style-name="ce60" office:value-type="currency" office:currency="BRL" office:value="4" calcext:value-type="currency">
            <text:p>R$ 4,00</text:p>
          </table:table-cell>
          <table:table-cell table:style-name="ce63" office:value-type="date" office:date-value="2023-06-05" calcext:value-type="date">
            <text:p>05/06/23</text:p>
          </table:table-cell>
          <table:table-cell table:style-name="ce18" office:value-type="string" calcext:value-type="string">
            <text:p>Uniã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Água sanitária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formula="of:=([.C6]-[.D6])" office:value-type="float" office:value="44" calcext:value-type="float">
            <text:p>44</text:p>
          </table:table-cell>
          <table:table-cell office:value-type="currency" office:currency="BRL" office:value="8" calcext:value-type="currency">
            <text:p>R$ 8,00</text:p>
          </table:table-cell>
          <table:table-cell office:value-type="currency" office:currency="BRL" office:value="9" calcext:value-type="currency">
            <text:p>R$ 9,00</text:p>
          </table:table-cell>
          <table:table-cell office:value-type="date" office:date-value="2023-08-25" calcext:value-type="date">
            <text:p>25/08/23</text:p>
          </table:table-cell>
          <table:table-cell office:value-type="string" calcext:value-type="string">
            <text:p>Ypê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lface</text:p>
          </table:table-cell>
          <table:table-cell table:style-name="ce18" office:value-type="float" office:value="37" calcext:value-type="float">
            <text:p>37</text:p>
          </table:table-cell>
          <table:table-cell table:style-name="ce18" table:formula="of:=[$'AULA 5'.D15]" office:value-type="float" office:value="1" calcext:value-type="float">
            <text:p>1</text:p>
          </table:table-cell>
          <table:table-cell table:style-name="ce18" table:formula="of:=([.C7]-[.D7])" office:value-type="float" office:value="36" calcext:value-type="float">
            <text:p>36</text:p>
          </table:table-cell>
          <table:table-cell table:style-name="ce60" office:value-type="currency" office:currency="BRL" office:value="5.5" calcext:value-type="currency">
            <text:p>R$ 5,50</text:p>
          </table:table-cell>
          <table:table-cell table:style-name="ce60" office:value-type="currency" office:currency="BRL" office:value="6" calcext:value-type="currency">
            <text:p>R$ 6,00</text:p>
          </table:table-cell>
          <table:table-cell table:style-name="ce63" office:value-type="date" office:date-value="2023-08-02" calcext:value-type="date">
            <text:p>02/08/23</text:p>
          </table:table-cell>
          <table:table-cell table:style-name="ce18" office:value-type="string" calcext:value-type="string">
            <text:p>La Vi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ho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([.C8]-[.D8])" office:value-type="float" office:value="25" calcext:value-type="float">
            <text:p>25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3-07-29" calcext:value-type="date">
            <text:p>29/07/23</text:p>
          </table:table-cell>
          <table:table-cell office:value-type="string" calcext:value-type="string">
            <text:p>Kinata</text:p>
          </table:table-cell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Amaciante</text:p>
          </table:table-cell>
          <table:table-cell table:style-name="ce18" office:value-type="float" office:value="97" calcext:value-type="float">
            <text:p>97</text:p>
          </table:table-cell>
          <table:table-cell table:style-name="ce18" table:formula="of:=[$'AULA 5'.D52]" office:value-type="float" office:value="2" calcext:value-type="float">
            <text:p>2</text:p>
          </table:table-cell>
          <table:table-cell table:style-name="ce18" table:formula="of:=([.C9]-[.D9])" office:value-type="float" office:value="95" calcext:value-type="float">
            <text:p>95</text:p>
          </table:table-cell>
          <table:table-cell table:style-name="ce60" office:value-type="currency" office:currency="BRL" office:value="18" calcext:value-type="currency">
            <text:p>R$ 18,00</text:p>
          </table:table-cell>
          <table:table-cell table:style-name="ce60" office:value-type="currency" office:currency="BRL" office:value="20" calcext:value-type="currency">
            <text:p>R$ 20,00</text:p>
          </table:table-cell>
          <table:table-cell table:style-name="ce63" office:value-type="date" office:date-value="2023-08-28" calcext:value-type="date">
            <text:p>28/08/23</text:p>
          </table:table-cell>
          <table:table-cell table:style-name="ce18" office:value-type="string" calcext:value-type="string">
            <text:p>Ur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ido de milho</text:p>
          </table:table-cell>
          <table:table-cell office:value-type="float" office:value="45" calcext:value-type="float">
            <text:p>45</text:p>
          </table:table-cell>
          <table:table-cell table:formula="of:=[$'AULA 5'.D6]" office:value-type="float" office:value="1" calcext:value-type="float">
            <text:p>1</text:p>
          </table:table-cell>
          <table:table-cell table:formula="of:=([.C10]-[.D10])" office:value-type="float" office:value="44" calcext:value-type="float">
            <text:p>44</text:p>
          </table:table-cell>
          <table:table-cell office:value-type="currency" office:currency="BRL" office:value="8" calcext:value-type="currency">
            <text:p>R$ 8,00</text:p>
          </table:table-cell>
          <table:table-cell office:value-type="currency" office:currency="BRL" office:value="9" calcext:value-type="currency">
            <text:p>R$ 9,00</text:p>
          </table:table-cell>
          <table:table-cell office:value-type="date" office:date-value="2023-08-19" calcext:value-type="date">
            <text:p>19/08/23</text:p>
          </table:table-cell>
          <table:table-cell office:value-type="string" calcext:value-type="string">
            <text:p>Maizena</text:p>
          </table:table-cell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Arroz Branco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10" calcext:value-type="float">
            <text:p>10</text:p>
          </table:table-cell>
          <table:table-cell table:style-name="ce59" table:formula="of:=([.C11]-[.D11])" office:value-type="float" office:value="20" calcext:value-type="float">
            <text:p>20</text:p>
          </table:table-cell>
          <table:table-cell table:style-name="ce62" office:value-type="currency" office:currency="BRL" office:value="3" calcext:value-type="currency">
            <text:p>R$ 3,00</text:p>
          </table:table-cell>
          <table:table-cell table:style-name="ce62" office:value-type="currency" office:currency="BRL" office:value="4" calcext:value-type="currency">
            <text:p>R$ 4,00</text:p>
          </table:table-cell>
          <table:table-cell table:style-name="ce65" office:value-type="date" office:date-value="2023-05-10" calcext:value-type="date">
            <text:p>10/05/23</text:p>
          </table:table-cell>
          <table:table-cell table:style-name="ce59" office:value-type="string" calcext:value-type="string">
            <text:p>Antun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nana</text:p>
          </table:table-cell>
          <table:table-cell office:value-type="float" office:value="31" calcext:value-type="float">
            <text:p>31</text:p>
          </table:table-cell>
          <table:table-cell table:formula="of:=[$'AULA 5'.D7]" office:value-type="float" office:value="12" calcext:value-type="float">
            <text:p>12</text:p>
          </table:table-cell>
          <table:table-cell table:formula="of:=([.C12]-[.D12])" office:value-type="float" office:value="19" calcext:value-type="float">
            <text:p>19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3-07-27" calcext:value-type="date">
            <text:p>27/07/23</text:p>
          </table:table-cell>
          <table:table-cell office:value-type="string" calcext:value-type="string">
            <text:p>Nanica</text:p>
          </table:table-cell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59" office:value-type="string" calcext:value-type="string">
            <text:p>Batata</text:p>
          </table:table-cell>
          <table:table-cell table:style-name="ce59" office:value-type="float" office:value="35" calcext:value-type="float">
            <text:p>35</text:p>
          </table:table-cell>
          <table:table-cell table:style-name="ce59" table:formula="of:=[$'AULA 5'.D16]" office:value-type="float" office:value="4" calcext:value-type="float">
            <text:p>4</text:p>
          </table:table-cell>
          <table:table-cell table:style-name="ce59" table:formula="of:=([.C13]-[.D13])" office:value-type="float" office:value="31" calcext:value-type="float">
            <text:p>31</text:p>
          </table:table-cell>
          <table:table-cell table:style-name="ce62" office:value-type="currency" office:currency="BRL" office:value="6" calcext:value-type="currency">
            <text:p>R$ 6,00</text:p>
          </table:table-cell>
          <table:table-cell table:style-name="ce62" office:value-type="currency" office:currency="BRL" office:value="7" calcext:value-type="currency">
            <text:p>R$ 7,00</text:p>
          </table:table-cell>
          <table:table-cell table:style-name="ce65" office:value-type="date" office:date-value="2023-07-31" calcext:value-type="date">
            <text:p>31/07/23</text:p>
          </table:table-cell>
          <table:table-cell table:style-name="ce59" office:value-type="string" calcext:value-type="string">
            <text:p>Mc Ca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lacha de água e sal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([.C14]-[.D14])" office:value-type="float" office:value="29" calcext:value-type="float">
            <text:p>29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currency" office:currency="BRL" office:value="6" calcext:value-type="currency">
            <text:p>R$ 6,00</text:p>
          </table:table-cell>
          <table:table-cell office:value-type="date" office:date-value="2023-08-11" calcext:value-type="date">
            <text:p>11/08/23</text:p>
          </table:table-cell>
          <table:table-cell office:value-type="string" calcext:value-type="string">
            <text:p>Fortaleza</text:p>
          </table:table-cell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59" office:value-type="string" calcext:value-type="string">
            <text:p>Bolacha doce</text:p>
          </table:table-cell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24" calcext:value-type="float">
            <text:p>24</text:p>
          </table:table-cell>
          <table:table-cell table:style-name="ce59" table:formula="of:=([.C15]-[.D15])" office:value-type="float" office:value="10" calcext:value-type="float">
            <text:p>10</text:p>
          </table:table-cell>
          <table:table-cell table:style-name="ce62" office:value-type="currency" office:currency="BRL" office:value="7" calcext:value-type="currency">
            <text:p>R$ 7,00</text:p>
          </table:table-cell>
          <table:table-cell table:style-name="ce62" office:value-type="currency" office:currency="BRL" office:value="8" calcext:value-type="currency">
            <text:p>R$ 8,00</text:p>
          </table:table-cell>
          <table:table-cell table:style-name="ce65" office:value-type="date" office:date-value="2023-08-12" calcext:value-type="date">
            <text:p>12/08/23</text:p>
          </table:table-cell>
          <table:table-cell table:style-name="ce59" office:value-type="string" calcext:value-type="string">
            <text:p>Fortalez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olacha recheada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formula="of:=([.C16]-[.D16])" office:value-type="float" office:value="24" calcext:value-type="float">
            <text:p>24</text:p>
          </table:table-cell>
          <table:table-cell office:value-type="currency" office:currency="BRL" office:value="6" calcext:value-type="currency">
            <text:p>R$ 6,00</text:p>
          </table:table-cell>
          <table:table-cell office:value-type="currency" office:currency="BRL" office:value="7" calcext:value-type="currency">
            <text:p>R$ 7,00</text:p>
          </table:table-cell>
          <table:table-cell office:value-type="date" office:date-value="2023-08-13" calcext:value-type="date">
            <text:p>13/08/23</text:p>
          </table:table-cell>
          <table:table-cell office:value-type="string" calcext:value-type="string">
            <text:p>Fortaleza</text:p>
          </table:table-cell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59" office:value-type="string" calcext:value-type="string">
            <text:p>Café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formula="of:=([.C17]-[.D17])" office:value-type="float" office:value="15" calcext:value-type="float">
            <text:p>15</text:p>
          </table:table-cell>
          <table:table-cell table:style-name="ce62" office:value-type="currency" office:currency="BRL" office:value="2.5" calcext:value-type="currency">
            <text:p>R$ 2,50</text:p>
          </table:table-cell>
          <table:table-cell table:style-name="ce62" office:value-type="currency" office:currency="BRL" office:value="3.5" calcext:value-type="currency">
            <text:p>R$ 3,50</text:p>
          </table:table-cell>
          <table:table-cell table:style-name="ce65" office:value-type="date" office:date-value="2023-05-15" calcext:value-type="date">
            <text:p>15/05/23</text:p>
          </table:table-cell>
          <table:table-cell table:style-name="ce59" office:value-type="string" calcext:value-type="string">
            <text:p>Santa Cla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ixa de chocolate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formula="of:=([.C18]-[.D18])" office:value-type="float" office:value="41" calcext:value-type="float">
            <text:p>41</text:p>
          </table:table-cell>
          <table:table-cell office:value-type="currency" office:currency="BRL" office:value="15" calcext:value-type="currency">
            <text:p>R$ 15,00</text:p>
          </table:table-cell>
          <table:table-cell office:value-type="currency" office:currency="BRL" office:value="17" calcext:value-type="currency">
            <text:p>R$ 17,00</text:p>
          </table:table-cell>
          <table:table-cell office:value-type="date" office:date-value="2023-08-15" calcext:value-type="date">
            <text:p>15/08/23</text:p>
          </table:table-cell>
          <table:table-cell office:value-type="string" calcext:value-type="string">
            <text:p>Lacta</text:p>
          </table:table-cell>
        </table:table-row>
        <table:table-row table:style-name="ro1">
          <table:table-cell table:style-name="ce59" office:value-type="float" office:value="17" calcext:value-type="float">
            <text:p>17</text:p>
          </table:table-cell>
          <table:table-cell table:style-name="ce59" office:value-type="string" calcext:value-type="string">
            <text:p>Carne enlatada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formula="of:=([.C19]-[.D19])" office:value-type="float" office:value="20" calcext:value-type="float">
            <text:p>20</text:p>
          </table:table-cell>
          <table:table-cell table:style-name="ce62" office:value-type="currency" office:currency="BRL" office:value="5" calcext:value-type="currency">
            <text:p>R$ 5,00</text:p>
          </table:table-cell>
          <table:table-cell table:style-name="ce62" office:value-type="currency" office:currency="BRL" office:value="6" calcext:value-type="currency">
            <text:p>R$ 6,00</text:p>
          </table:table-cell>
          <table:table-cell table:style-name="ce65" office:value-type="date" office:date-value="2023-07-15" calcext:value-type="date">
            <text:p>15/07/23</text:p>
          </table:table-cell>
          <table:table-cell table:style-name="ce59" office:value-type="string" calcext:value-type="string">
            <text:p>Bord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ebola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([.C20]-[.D20])" office:value-type="float" office:value="25" calcext:value-type="float">
            <text:p>25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3-07-30" calcext:value-type="date">
            <text:p>30/07/23</text:p>
          </table:table-cell>
          <table:table-cell office:value-type="string" calcext:value-type="string">
            <text:p>Bio vida</text:p>
          </table:table-cell>
        </table:table-row>
        <table:table-row table:style-name="ro1">
          <table:table-cell table:style-name="ce59" office:value-type="float" office:value="19" calcext:value-type="float">
            <text:p>19</text:p>
          </table:table-cell>
          <table:table-cell table:style-name="ce59" office:value-type="string" calcext:value-type="string">
            <text:p>Cenoura</text:p>
          </table:table-cell>
          <table:table-cell table:style-name="ce59" office:value-type="float" office:value="36" calcext:value-type="float">
            <text:p>36</text:p>
          </table:table-cell>
          <table:table-cell table:style-name="ce59" office:value-type="float" office:value="11" calcext:value-type="float">
            <text:p>11</text:p>
          </table:table-cell>
          <table:table-cell table:style-name="ce59" table:formula="of:=([.C21]-[.D21])" office:value-type="float" office:value="25" calcext:value-type="float">
            <text:p>25</text:p>
          </table:table-cell>
          <table:table-cell table:style-name="ce62" office:value-type="currency" office:currency="BRL" office:value="7" calcext:value-type="currency">
            <text:p>R$ 7,00</text:p>
          </table:table-cell>
          <table:table-cell table:style-name="ce62" office:value-type="currency" office:currency="BRL" office:value="7.5" calcext:value-type="currency">
            <text:p>R$ 7,50</text:p>
          </table:table-cell>
          <table:table-cell table:style-name="ce65" office:value-type="date" office:date-value="2023-08-01" calcext:value-type="date">
            <text:p>01/08/23</text:p>
          </table:table-cell>
          <table:table-cell table:style-name="ce59" office:value-type="string" calcext:value-type="string">
            <text:p>JJ Nascimen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ocolate de avelã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([.C22]-[.D22])" office:value-type="float" office:value="12" calcext:value-type="float">
            <text:p>12</text:p>
          </table:table-cell>
          <table:table-cell office:value-type="currency" office:currency="BRL" office:value="20" calcext:value-type="currency">
            <text:p>R$ 20,00</text:p>
          </table:table-cell>
          <table:table-cell office:value-type="currency" office:currency="BRL" office:value="22" calcext:value-type="currency">
            <text:p>R$ 22,00</text:p>
          </table:table-cell>
          <table:table-cell office:value-type="date" office:date-value="2023-08-14" calcext:value-type="date">
            <text:p>14/08/23</text:p>
          </table:table-cell>
          <table:table-cell office:value-type="string" calcext:value-type="string">
            <text:p>Milka</text:p>
          </table:table-cell>
        </table:table-row>
        <table:table-row table:style-name="ro1"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Creme de leite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11" calcext:value-type="float">
            <text:p>11</text:p>
          </table:table-cell>
          <table:table-cell table:style-name="ce59" table:formula="of:=([.C23]-[.D23])" office:value-type="float" office:value="13" calcext:value-type="float">
            <text:p>13</text:p>
          </table:table-cell>
          <table:table-cell table:style-name="ce62" office:value-type="currency" office:currency="BRL" office:value="7" calcext:value-type="currency">
            <text:p>R$ 7,00</text:p>
          </table:table-cell>
          <table:table-cell table:style-name="ce62" office:value-type="currency" office:currency="BRL" office:value="8" calcext:value-type="currency">
            <text:p>R$ 8,00</text:p>
          </table:table-cell>
          <table:table-cell table:style-name="ce65" office:value-type="date" office:date-value="2023-08-23" calcext:value-type="date">
            <text:p>23/08/23</text:p>
          </table:table-cell>
          <table:table-cell table:style-name="ce59" office:value-type="string" calcext:value-type="string">
            <text:p>Itambé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sinfetante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([.C24]-[.D24])" office:value-type="float" office:value="15" calcext:value-type="float">
            <text:p>15</text:p>
          </table:table-cell>
          <table:table-cell office:value-type="currency" office:currency="BRL" office:value="4.5" calcext:value-type="currency">
            <text:p>R$ 4,50</text:p>
          </table:table-cell>
          <table:table-cell office:value-type="currency" office:currency="BRL" office:value="5.5" calcext:value-type="currency">
            <text:p>R$ 5,50</text:p>
          </table:table-cell>
          <table:table-cell office:value-type="date" office:date-value="2023-07-05" calcext:value-type="date">
            <text:p>05/07/23</text:p>
          </table:table-cell>
          <table:table-cell office:value-type="string" calcext:value-type="string">
            <text:p>Urca</text:p>
          </table:table-cell>
        </table:table-row>
        <table:table-row table:style-name="ro1"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Detergente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10" calcext:value-type="float">
            <text:p>10</text:p>
          </table:table-cell>
          <table:table-cell table:style-name="ce59" table:formula="of:=([.C25]-[.D25])" office:value-type="float" office:value="20" calcext:value-type="float">
            <text:p>20</text:p>
          </table:table-cell>
          <table:table-cell table:style-name="ce62" office:value-type="currency" office:currency="BRL" office:value="3.5" calcext:value-type="currency">
            <text:p>R$ 3,50</text:p>
          </table:table-cell>
          <table:table-cell table:style-name="ce62" office:value-type="currency" office:currency="BRL" office:value="4" calcext:value-type="currency">
            <text:p>R$ 4,00</text:p>
          </table:table-cell>
          <table:table-cell table:style-name="ce65" office:value-type="date" office:date-value="2023-07-10" calcext:value-type="date">
            <text:p>10/07/23</text:p>
          </table:table-cell>
          <table:table-cell table:style-name="ce59" office:value-type="string" calcext:value-type="string">
            <text:p>Ypê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arinha amarela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table:formula="of:=([.C26]-[.D26])" office:value-type="float" office:value="64" calcext:value-type="float">
            <text:p>64</text:p>
          </table:table-cell>
          <table:table-cell office:value-type="currency" office:currency="BRL" office:value="8" calcext:value-type="currency">
            <text:p>R$ 8,00</text:p>
          </table:table-cell>
          <table:table-cell office:value-type="currency" office:currency="BRL" office:value="9" calcext:value-type="currency">
            <text:p>R$ 9,00</text:p>
          </table:table-cell>
          <table:table-cell office:value-type="date" office:date-value="2023-08-17" calcext:value-type="date">
            <text:p>17/08/23</text:p>
          </table:table-cell>
          <table:table-cell office:value-type="string" calcext:value-type="string">
            <text:p>Dona Benta</text:p>
          </table:table-cell>
        </table:table-row>
        <table:table-row table:style-name="ro1"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Farinha branca</text:p>
          </table:table-cell>
          <table:table-cell table:style-name="ce59" office:value-type="float" office:value="65" calcext:value-type="float">
            <text:p>65</text:p>
          </table:table-cell>
          <table:table-cell table:style-name="ce59" office:value-type="float" office:value="45" calcext:value-type="float">
            <text:p>45</text:p>
          </table:table-cell>
          <table:table-cell table:style-name="ce59" table:formula="of:=([.C27]-[.D27])" office:value-type="float" office:value="20" calcext:value-type="float">
            <text:p>20</text:p>
          </table:table-cell>
          <table:table-cell table:style-name="ce62" office:value-type="currency" office:currency="BRL" office:value="9" calcext:value-type="currency">
            <text:p>R$ 9,00</text:p>
          </table:table-cell>
          <table:table-cell table:style-name="ce62" office:value-type="currency" office:currency="BRL" office:value="10" calcext:value-type="currency">
            <text:p>R$ 10,00</text:p>
          </table:table-cell>
          <table:table-cell table:style-name="ce65" office:value-type="date" office:date-value="2023-08-16" calcext:value-type="date">
            <text:p>16/08/23</text:p>
          </table:table-cell>
          <table:table-cell table:style-name="ce59" office:value-type="string" calcext:value-type="string">
            <text:p>Fi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arofa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table:formula="of:=([.C28]-[.D28])" office:value-type="float" office:value="64" calcext:value-type="float">
            <text:p>64</text:p>
          </table:table-cell>
          <table:table-cell office:value-type="currency" office:currency="BRL" office:value="12" calcext:value-type="currency">
            <text:p>R$ 12,00</text:p>
          </table:table-cell>
          <table:table-cell office:value-type="currency" office:currency="BRL" office:value="13" calcext:value-type="currency">
            <text:p>R$ 13,00</text:p>
          </table:table-cell>
          <table:table-cell office:value-type="date" office:date-value="2023-08-18" calcext:value-type="date">
            <text:p>18/08/23</text:p>
          </table:table-cell>
          <table:table-cell office:value-type="string" calcext:value-type="string">
            <text:p>Yoki</text:p>
          </table:table-cell>
        </table:table-row>
        <table:table-row table:style-name="ro1"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Feijão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15" calcext:value-type="float">
            <text:p>15</text:p>
          </table:table-cell>
          <table:table-cell table:style-name="ce59" table:formula="of:=([.C29]-[.D29])" office:value-type="float" office:value="25" calcext:value-type="float">
            <text:p>25</text:p>
          </table:table-cell>
          <table:table-cell table:style-name="ce62" office:value-type="currency" office:currency="BRL" office:value="3.5" calcext:value-type="currency">
            <text:p>R$ 3,50</text:p>
          </table:table-cell>
          <table:table-cell table:style-name="ce62" office:value-type="currency" office:currency="BRL" office:value="4.5" calcext:value-type="currency">
            <text:p>R$ 4,50</text:p>
          </table:table-cell>
          <table:table-cell table:style-name="ce65" office:value-type="date" office:date-value="2023-05-25" calcext:value-type="date">
            <text:p>25/05/23</text:p>
          </table:table-cell>
          <table:table-cell table:style-name="ce59" office:value-type="string" calcext:value-type="string">
            <text:p>Kicald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eijoada enlatada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formula="of:=([.C30]-[.D30])" office:value-type="float" office:value="70" calcext:value-type="float">
            <text:p>70</text:p>
          </table:table-cell>
          <table:table-cell office:value-type="currency" office:currency="BRL" office:value="7" calcext:value-type="currency">
            <text:p>R$ 7,00</text:p>
          </table:table-cell>
          <table:table-cell office:value-type="currency" office:currency="BRL" office:value="9" calcext:value-type="currency">
            <text:p>R$ 9,00</text:p>
          </table:table-cell>
          <table:table-cell office:value-type="date" office:date-value="2023-08-10" calcext:value-type="date">
            <text:p>10/08/23</text:p>
          </table:table-cell>
          <table:table-cell office:value-type="string" calcext:value-type="string">
            <text:p>Fortaleza</text:p>
          </table:table-cell>
        </table:table-row>
        <table:table-row table:style-name="ro1">
          <table:table-cell table:style-name="ce59" office:value-type="float" office:value="29" calcext:value-type="float">
            <text:p>29</text:p>
          </table:table-cell>
          <table:table-cell table:style-name="ce59" office:value-type="string" calcext:value-type="string">
            <text:p>Iogurte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20" calcext:value-type="float">
            <text:p>20</text:p>
          </table:table-cell>
          <table:table-cell table:style-name="ce59" table:formula="of:=([.C31]-[.D31])" office:value-type="float" office:value="30" calcext:value-type="float">
            <text:p>30</text:p>
          </table:table-cell>
          <table:table-cell table:style-name="ce62" office:value-type="currency" office:currency="BRL" office:value="3.5" calcext:value-type="currency">
            <text:p>R$ 3,50</text:p>
          </table:table-cell>
          <table:table-cell table:style-name="ce62" office:value-type="currency" office:currency="BRL" office:value="4.5" calcext:value-type="currency">
            <text:p>R$ 4,50</text:p>
          </table:table-cell>
          <table:table-cell table:style-name="ce65" office:value-type="date" office:date-value="2023-06-30" calcext:value-type="date">
            <text:p>30/06/23</text:p>
          </table:table-cell>
          <table:table-cell table:style-name="ce59" office:value-type="string" calcext:value-type="string">
            <text:p>Danon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aranj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([.C32]-[.D32])" office:value-type="float" office:value="25" calcext:value-type="float">
            <text:p>25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3-07-26" calcext:value-type="date">
            <text:p>26/07/23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Leite condensado</text:p>
          </table:table-cell>
          <table:table-cell table:style-name="ce59" office:value-type="float" office:value="67" calcext:value-type="float">
            <text:p>67</text:p>
          </table:table-cell>
          <table:table-cell table:style-name="ce59" office:value-type="float" office:value="23" calcext:value-type="float">
            <text:p>23</text:p>
          </table:table-cell>
          <table:table-cell table:style-name="ce59" table:formula="of:=([.C33]-[.D33])" office:value-type="float" office:value="44" calcext:value-type="float">
            <text:p>44</text:p>
          </table:table-cell>
          <table:table-cell table:style-name="ce62" office:value-type="currency" office:currency="BRL" office:value="9" calcext:value-type="currency">
            <text:p>R$ 9,00</text:p>
          </table:table-cell>
          <table:table-cell table:style-name="ce62" office:value-type="currency" office:currency="BRL" office:value="10" calcext:value-type="currency">
            <text:p>R$ 10,00</text:p>
          </table:table-cell>
          <table:table-cell table:style-name="ce65" office:value-type="date" office:date-value="2023-08-24" calcext:value-type="date">
            <text:p>24/08/23</text:p>
          </table:table-cell>
          <table:table-cell table:style-name="ce59" office:value-type="string" calcext:value-type="string">
            <text:p>Itambé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ite em pó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([.C34]-[.D34])" office:value-type="float" office:value="46" calcext:value-type="float">
            <text:p>46</text:p>
          </table:table-cell>
          <table:table-cell office:value-type="currency" office:currency="BRL" office:value="22" calcext:value-type="currency">
            <text:p>R$ 22,00</text:p>
          </table:table-cell>
          <table:table-cell office:value-type="currency" office:currency="BRL" office:value="23" calcext:value-type="currency">
            <text:p>R$ 23,00</text:p>
          </table:table-cell>
          <table:table-cell office:value-type="date" office:date-value="2023-08-08" calcext:value-type="date">
            <text:p>08/08/23</text:p>
          </table:table-cell>
          <table:table-cell office:value-type="string" calcext:value-type="string">
            <text:p>Itambé</text:p>
          </table:table-cell>
        </table:table-row>
        <table:table-row table:style-name="ro1">
          <table:table-cell table:style-name="ce59" office:value-type="float" office:value="33" calcext:value-type="float">
            <text:p>33</text:p>
          </table:table-cell>
          <table:table-cell table:style-name="ce59" office:value-type="string" calcext:value-type="string">
            <text:p>Maça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20" calcext:value-type="float">
            <text:p>20</text:p>
          </table:table-cell>
          <table:table-cell table:style-name="ce59" table:formula="of:=([.C35]-[.D35])" office:value-type="float" office:value="30" calcext:value-type="float">
            <text:p>30</text:p>
          </table:table-cell>
          <table:table-cell table:style-name="ce62" office:value-type="currency" office:currency="BRL" office:value="1" calcext:value-type="currency">
            <text:p>R$ 1,00</text:p>
          </table:table-cell>
          <table:table-cell table:style-name="ce62" office:value-type="currency" office:currency="BRL" office:value="1.5" calcext:value-type="currency">
            <text:p>R$ 1,50</text:p>
          </table:table-cell>
          <table:table-cell table:style-name="ce65" office:value-type="date" office:date-value="2023-07-25" calcext:value-type="date">
            <text:p>25/07/23</text:p>
          </table:table-cell>
          <table:table-cell table:style-name="ce59" office:value-type="string" calcext:value-type="string">
            <text:p>Per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carrão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([.C36]-[.D36])" office:value-type="float" office:value="15" calcext:value-type="float">
            <text:p>15</text:p>
          </table:table-cell>
          <table:table-cell office:value-type="currency" office:currency="BRL" office:value="2.9" calcext:value-type="currency">
            <text:p>R$ 2,90</text:p>
          </table:table-cell>
          <table:table-cell office:value-type="currency" office:currency="BRL" office:value="3.9" calcext:value-type="currency">
            <text:p>R$ 3,90</text:p>
          </table:table-cell>
          <table:table-cell office:value-type="date" office:date-value="2023-05-20" calcext:value-type="date">
            <text:p>20/05/23</text:p>
          </table:table-cell>
          <table:table-cell office:value-type="string" calcext:value-type="string">
            <text:p>Fortaleza</text:p>
          </table:table-cell>
        </table:table-row>
        <table:table-row table:style-name="ro1">
          <table:table-cell table:style-name="ce59" office:value-type="float" office:value="35" calcext:value-type="float">
            <text:p>35</text:p>
          </table:table-cell>
          <table:table-cell table:style-name="ce59" office:value-type="string" calcext:value-type="string">
            <text:p>Macarrão instantâneo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25" calcext:value-type="float">
            <text:p>25</text:p>
          </table:table-cell>
          <table:table-cell table:style-name="ce59" table:formula="of:=([.C37]-[.D37])" office:value-type="float" office:value="25" calcext:value-type="float">
            <text:p>25</text:p>
          </table:table-cell>
          <table:table-cell table:style-name="ce62" office:value-type="currency" office:currency="BRL" office:value="1.5" calcext:value-type="currency">
            <text:p>R$ 1,50</text:p>
          </table:table-cell>
          <table:table-cell table:style-name="ce62" office:value-type="currency" office:currency="BRL" office:value="2" calcext:value-type="currency">
            <text:p>R$ 2,00</text:p>
          </table:table-cell>
          <table:table-cell table:style-name="ce65" office:value-type="date" office:date-value="2023-05-30" calcext:value-type="date">
            <text:p>30/05/23</text:p>
          </table:table-cell>
          <table:table-cell table:style-name="ce59" office:value-type="string" calcext:value-type="string">
            <text:p>Nissi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iones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C38]-[.D38])" office:value-type="float" office:value="15" calcext:value-type="float">
            <text:p>15</text:p>
          </table:table-cell>
          <table:table-cell office:value-type="currency" office:currency="BRL" office:value="2.5" calcext:value-type="currency">
            <text:p>R$ 2,5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6-25" calcext:value-type="date">
            <text:p>25/06/23</text:p>
          </table:table-cell>
          <table:table-cell office:value-type="string" calcext:value-type="string">
            <text:p>Heinz</text:p>
          </table:table-cell>
        </table:table-row>
        <table:table-row table:style-name="ro1">
          <table:table-cell table:style-name="ce59" office:value-type="float" office:value="37" calcext:value-type="float">
            <text:p>37</text:p>
          </table:table-cell>
          <table:table-cell table:style-name="ce59" office:value-type="string" calcext:value-type="string">
            <text:p>Margarina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25" calcext:value-type="float">
            <text:p>25</text:p>
          </table:table-cell>
          <table:table-cell table:style-name="ce59" table:formula="of:=([.C39]-[.D39])" office:value-type="float" office:value="25" calcext:value-type="float">
            <text:p>25</text:p>
          </table:table-cell>
          <table:table-cell table:style-name="ce62" office:value-type="currency" office:currency="BRL" office:value="7.5" calcext:value-type="currency">
            <text:p>R$ 7,50</text:p>
          </table:table-cell>
          <table:table-cell table:style-name="ce62" office:value-type="currency" office:currency="BRL" office:value="8.5" calcext:value-type="currency">
            <text:p>R$ 8,50</text:p>
          </table:table-cell>
          <table:table-cell table:style-name="ce65" office:value-type="date" office:date-value="2023-06-20" calcext:value-type="date">
            <text:p>20/06/23</text:p>
          </table:table-cell>
          <table:table-cell table:style-name="ce59" office:value-type="string" calcext:value-type="string">
            <text:p>Qual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ilho de pipoca</text:p>
          </table:table-cell>
          <table:table-cell office:value-type="float" office:value="10" calcext:value-type="float">
            <text:p>10</text:p>
          </table:table-cell>
          <table:table-cell table:formula="of:=[$'AULA 5'.D22]" office:value-type="float" office:value="1" calcext:value-type="float">
            <text:p>1</text:p>
          </table:table-cell>
          <table:table-cell table:formula="of:=([.C40]-[.D40])" office:value-type="float" office:value="9" calcext:value-type="float">
            <text:p>9</text:p>
          </table:table-cell>
          <table:table-cell office:value-type="currency" office:currency="BRL" office:value="2.5" calcext:value-type="currency">
            <text:p>R$ 2,5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7-20" calcext:value-type="date">
            <text:p>20/07/23</text:p>
          </table:table-cell>
          <table:table-cell office:value-type="string" calcext:value-type="string">
            <text:p>Yoki</text:p>
          </table:table-cell>
        </table:table-row>
        <table:table-row table:style-name="ro1">
          <table:table-cell table:style-name="ce59" office:value-type="float" office:value="39" calcext:value-type="float">
            <text:p>39</text:p>
          </table:table-cell>
          <table:table-cell table:style-name="ce59" office:value-type="string" calcext:value-type="string">
            <text:p>Molho de tomate</text:p>
          </table:table-cell>
          <table:table-cell table:style-name="ce59" office:value-type="float" office:value="54" calcext:value-type="float">
            <text:p>54</text:p>
          </table:table-cell>
          <table:table-cell table:style-name="ce59" table:formula="of:=[$'AULA 5'.D26]" office:value-type="float" office:value="3" calcext:value-type="float">
            <text:p>3</text:p>
          </table:table-cell>
          <table:table-cell table:style-name="ce59" table:formula="of:=([.C41]-[.D41])" office:value-type="float" office:value="51" calcext:value-type="float">
            <text:p>51</text:p>
          </table:table-cell>
          <table:table-cell table:style-name="ce62" office:value-type="currency" office:currency="BRL" office:value="6" calcext:value-type="currency">
            <text:p>R$ 6,00</text:p>
          </table:table-cell>
          <table:table-cell table:style-name="ce62" office:value-type="currency" office:currency="BRL" office:value="7" calcext:value-type="currency">
            <text:p>R$ 7,00</text:p>
          </table:table-cell>
          <table:table-cell table:style-name="ce65" office:value-type="date" office:date-value="2023-08-22" calcext:value-type="date">
            <text:p>22/08/23</text:p>
          </table:table-cell>
          <table:table-cell table:style-name="ce59" office:value-type="string" calcext:value-type="string">
            <text:p>Itambé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Óleo de soja</text:p>
          </table:table-cell>
          <table:table-cell office:value-type="float" office:value="40" calcext:value-type="float">
            <text:p>40</text:p>
          </table:table-cell>
          <table:table-cell table:formula="of:=[$'AULA 5'.D47]" office:value-type="float" office:value="2" calcext:value-type="float">
            <text:p>2</text:p>
          </table:table-cell>
          <table:table-cell table:formula="of:=([.C42]-[.D42])" office:value-type="float" office:value="38" calcext:value-type="float">
            <text:p>38</text:p>
          </table:table-cell>
          <table:table-cell office:value-type="currency" office:currency="BRL" office:value="9" calcext:value-type="currency">
            <text:p>R$ 9,00</text:p>
          </table:table-cell>
          <table:table-cell office:value-type="currency" office:currency="BRL" office:value="10" calcext:value-type="currency">
            <text:p>R$ 10,00</text:p>
          </table:table-cell>
          <table:table-cell office:value-type="date" office:date-value="2023-06-15" calcext:value-type="date">
            <text:p>15/06/23</text:p>
          </table:table-cell>
          <table:table-cell office:value-type="string" calcext:value-type="string">
            <text:p>Soya</text:p>
          </table:table-cell>
        </table:table-row>
        <table:table-row table:style-name="ro1">
          <table:table-cell table:style-name="ce59" office:value-type="float" office:value="41" calcext:value-type="float">
            <text:p>41</text:p>
          </table:table-cell>
          <table:table-cell table:style-name="ce59" office:value-type="string" calcext:value-type="string">
            <text:p>Ovo Branco</text:p>
          </table:table-cell>
          <table:table-cell table:style-name="ce59" office:value-type="float" office:value="41" calcext:value-type="float">
            <text:p>41</text:p>
          </table:table-cell>
          <table:table-cell table:style-name="ce59" table:formula="of:=[$'AULA 5'.D46]" office:value-type="float" office:value="6" calcext:value-type="float">
            <text:p>6</text:p>
          </table:table-cell>
          <table:table-cell table:style-name="ce59" table:formula="of:=([.C43]-[.D43])" office:value-type="float" office:value="35" calcext:value-type="float">
            <text:p>35</text:p>
          </table:table-cell>
          <table:table-cell table:style-name="ce62" office:value-type="currency" office:currency="BRL" office:value="5" calcext:value-type="currency">
            <text:p>R$ 5,00</text:p>
          </table:table-cell>
          <table:table-cell table:style-name="ce62" office:value-type="currency" office:currency="BRL" office:value="6" calcext:value-type="currency">
            <text:p>R$ 6,00</text:p>
          </table:table-cell>
          <table:table-cell table:style-name="ce65" office:value-type="date" office:date-value="2023-08-06" calcext:value-type="date">
            <text:p>06/08/23</text:p>
          </table:table-cell>
          <table:table-cell table:style-name="ce59" office:value-type="string" calcext:value-type="string">
            <text:p>Avin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vo Vermelho</text:p>
          </table:table-cell>
          <table:table-cell office:value-type="float" office:value="45" calcext:value-type="float">
            <text:p>45</text:p>
          </table:table-cell>
          <table:table-cell table:formula="of:=[$'AULA 5'.D23]" office:value-type="float" office:value="30" calcext:value-type="float">
            <text:p>30</text:p>
          </table:table-cell>
          <table:table-cell table:formula="of:=([.C44]-[.D44])" office:value-type="float" office:value="15" calcext:value-type="float">
            <text:p>15</text:p>
          </table:table-cell>
          <table:table-cell office:value-type="currency" office:currency="BRL" office:value="7" calcext:value-type="currency">
            <text:p>R$ 7,00</text:p>
          </table:table-cell>
          <table:table-cell office:value-type="currency" office:currency="BRL" office:value="8" calcext:value-type="currency">
            <text:p>R$ 8,00</text:p>
          </table:table-cell>
          <table:table-cell office:value-type="date" office:date-value="2023-08-07" calcext:value-type="date">
            <text:p>07/08/23</text:p>
          </table:table-cell>
          <table:table-cell office:value-type="string" calcext:value-type="string">
            <text:p>Avine</text:p>
          </table:table-cell>
        </table:table-row>
        <table:table-row table:style-name="ro1">
          <table:table-cell table:style-name="ce59" office:value-type="float" office:value="43" calcext:value-type="float">
            <text:p>43</text:p>
          </table:table-cell>
          <table:table-cell table:style-name="ce59" office:value-type="string" calcext:value-type="string">
            <text:p>Pimenta do reino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15" calcext:value-type="float">
            <text:p>15</text:p>
          </table:table-cell>
          <table:table-cell table:style-name="ce59" table:formula="of:=([.C45]-[.D45])" office:value-type="float" office:value="25" calcext:value-type="float">
            <text:p>25</text:p>
          </table:table-cell>
          <table:table-cell table:style-name="ce62" office:value-type="currency" office:currency="BRL" office:value="2" calcext:value-type="currency">
            <text:p>R$ 2,00</text:p>
          </table:table-cell>
          <table:table-cell table:style-name="ce62" office:value-type="currency" office:currency="BRL" office:value="3" calcext:value-type="currency">
            <text:p>R$ 3,00</text:p>
          </table:table-cell>
          <table:table-cell table:style-name="ce65" office:value-type="date" office:date-value="2023-08-05" calcext:value-type="date">
            <text:p>05/08/23</text:p>
          </table:table-cell>
          <table:table-cell table:style-name="ce59" office:value-type="string" calcext:value-type="string">
            <text:p>Kicald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imentão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formula="of:=([.C46]-[.D46])" office:value-type="float" office:value="25" calcext:value-type="float">
            <text:p>25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3-08-04" calcext:value-type="date">
            <text:p>04/08/23</text:p>
          </table:table-cell>
          <table:table-cell office:value-type="string" calcext:value-type="string">
            <text:p>Feltrin</text:p>
          </table:table-cell>
        </table:table-row>
        <table:table-row table:style-name="ro1">
          <table:table-cell table:style-name="ce59" office:value-type="float" office:value="45" calcext:value-type="float">
            <text:p>45</text:p>
          </table:table-cell>
          <table:table-cell table:style-name="ce59" office:value-type="string" calcext:value-type="string">
            <text:p>Polvilho azedo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([.C47]-[.D47])" office:value-type="float" office:value="12" calcext:value-type="float">
            <text:p>12</text:p>
          </table:table-cell>
          <table:table-cell table:style-name="ce62" office:value-type="currency" office:currency="BRL" office:value="8" calcext:value-type="currency">
            <text:p>R$ 8,00</text:p>
          </table:table-cell>
          <table:table-cell table:style-name="ce62" office:value-type="currency" office:currency="BRL" office:value="9" calcext:value-type="currency">
            <text:p>R$ 9,00</text:p>
          </table:table-cell>
          <table:table-cell table:style-name="ce65" office:value-type="date" office:date-value="2023-08-21" calcext:value-type="date">
            <text:p>21/08/23</text:p>
          </table:table-cell>
          <table:table-cell table:style-name="ce59" office:value-type="string" calcext:value-type="string">
            <text:p>Yoki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lvilho doce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formula="of:=([.C48]-[.D48])" office:value-type="float" office:value="11" calcext:value-type="float">
            <text:p>11</text:p>
          </table:table-cell>
          <table:table-cell office:value-type="currency" office:currency="BRL" office:value="9" calcext:value-type="currency">
            <text:p>R$ 9,00</text:p>
          </table:table-cell>
          <table:table-cell office:value-type="currency" office:currency="BRL" office:value="10" calcext:value-type="currency">
            <text:p>R$ 10,00</text:p>
          </table:table-cell>
          <table:table-cell office:value-type="date" office:date-value="2023-08-20" calcext:value-type="date">
            <text:p>20/08/23</text:p>
          </table:table-cell>
          <table:table-cell office:value-type="string" calcext:value-type="string">
            <text:p>Yoki</text:p>
          </table:table-cell>
        </table:table-row>
        <table:table-row table:style-name="ro1">
          <table:table-cell table:style-name="ce59" office:value-type="float" office:value="47" calcext:value-type="float">
            <text:p>47</text:p>
          </table:table-cell>
          <table:table-cell table:style-name="ce59" office:value-type="string" calcext:value-type="string">
            <text:p>Repolho</text:p>
          </table:table-cell>
          <table:table-cell table:style-name="ce59" office:value-type="float" office:value="38" calcext:value-type="float">
            <text:p>38</text:p>
          </table:table-cell>
          <table:table-cell table:style-name="ce59" office:value-type="float" office:value="13" calcext:value-type="float">
            <text:p>13</text:p>
          </table:table-cell>
          <table:table-cell table:style-name="ce59" table:formula="of:=([.C49]-[.D49])" office:value-type="float" office:value="25" calcext:value-type="float">
            <text:p>25</text:p>
          </table:table-cell>
          <table:table-cell table:style-name="ce62" office:value-type="currency" office:currency="BRL" office:value="4" calcext:value-type="currency">
            <text:p>R$ 4,00</text:p>
          </table:table-cell>
          <table:table-cell table:style-name="ce62" office:value-type="currency" office:currency="BRL" office:value="5" calcext:value-type="currency">
            <text:p>R$ 5,00</text:p>
          </table:table-cell>
          <table:table-cell table:style-name="ce65" office:value-type="date" office:date-value="2023-08-03" calcext:value-type="date">
            <text:p>03/08/23</text:p>
          </table:table-cell>
          <table:table-cell table:style-name="ce59" office:value-type="string" calcext:value-type="string">
            <text:p>La Vit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abão em pó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table:formula="of:=([.C50]-[.D50])" office:value-type="float" office:value="34" calcext:value-type="float">
            <text:p>34</text:p>
          </table:table-cell>
          <table:table-cell office:value-type="currency" office:currency="BRL" office:value="9" calcext:value-type="currency">
            <text:p>R$ 9,00</text:p>
          </table:table-cell>
          <table:table-cell office:value-type="currency" office:currency="BRL" office:value="10" calcext:value-type="currency">
            <text:p>R$ 10,00</text:p>
          </table:table-cell>
          <table:table-cell office:value-type="date" office:date-value="2023-08-26" calcext:value-type="date">
            <text:p>26/08/23</text:p>
          </table:table-cell>
          <table:table-cell office:value-type="string" calcext:value-type="string">
            <text:p>Ypê</text:p>
          </table:table-cell>
        </table:table-row>
        <table:table-row table:style-name="ro1">
          <table:table-cell table:style-name="ce59" office:value-type="float" office:value="49" calcext:value-type="float">
            <text:p>49</text:p>
          </table:table-cell>
          <table:table-cell table:style-name="ce59" office:value-type="string" calcext:value-type="string">
            <text:p>Sabonete líquido</text:p>
          </table:table-cell>
          <table:table-cell table:style-name="ce59" office:value-type="float" office:value="79" calcext:value-type="float">
            <text:p>79</text:p>
          </table:table-cell>
          <table:table-cell table:style-name="ce59" office:value-type="float" office:value="43" calcext:value-type="float">
            <text:p>43</text:p>
          </table:table-cell>
          <table:table-cell table:style-name="ce59" table:formula="of:=([.C51]-[.D51])" office:value-type="float" office:value="36" calcext:value-type="float">
            <text:p>36</text:p>
          </table:table-cell>
          <table:table-cell table:style-name="ce62" office:value-type="currency" office:currency="BRL" office:value="16" calcext:value-type="currency">
            <text:p>R$ 16,00</text:p>
          </table:table-cell>
          <table:table-cell table:style-name="ce62" office:value-type="currency" office:currency="BRL" office:value="18" calcext:value-type="currency">
            <text:p>R$ 18,00</text:p>
          </table:table-cell>
          <table:table-cell table:style-name="ce65" office:value-type="date" office:date-value="2023-08-27" calcext:value-type="date">
            <text:p>27/08/23</text:p>
          </table:table-cell>
          <table:table-cell table:style-name="ce59" office:value-type="string" calcext:value-type="string">
            <text:p>Ypê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C52]-[.D52])" office:value-type="float" office:value="15" calcext:value-type="float">
            <text:p>15</text:p>
          </table:table-cell>
          <table:table-cell office:value-type="currency" office:currency="BRL" office:value="2.5" calcext:value-type="currency">
            <text:p>R$ 2,50</text:p>
          </table:table-cell>
          <table:table-cell office:value-type="currency" office:currency="BRL" office:value="3.5" calcext:value-type="currency">
            <text:p>R$ 3,50</text:p>
          </table:table-cell>
          <table:table-cell office:value-type="date" office:date-value="2023-06-10" calcext:value-type="date">
            <text:p>10/06/23</text:p>
          </table:table-cell>
          <table:table-cell office:value-type="string" calcext:value-type="string">
            <text:p>Sal lebre</text:p>
          </table:table-cell>
        </table:table-row>
      </table:table>
      <table:table table:name="AULA 5" table:style-name="ta2">
        <office:forms form:automatic-focus="false" form:apply-design-mode="false"/>
        <table:table-column table:style-name="co18" table:default-cell-style-name="ce74"/>
        <table:table-column table:style-name="co19" table:default-cell-style-name="ce74"/>
        <table:table-column table:style-name="co20" table:default-cell-style-name="ce76"/>
        <table:table-column table:style-name="co21" table:default-cell-style-name="ce74"/>
        <table:table-column table:style-name="co18" table:default-cell-style-name="ce76"/>
        <table:table-column table:style-name="co21" table:default-cell-style-name="ce78"/>
        <table:table-column table:style-name="co18" table:default-cell-style-name="ce75"/>
        <table:table-row table:style-name="ro5">
          <table:table-cell table:style-name="ce72" office:value-type="string" calcext:value-type="string" table:number-columns-spanned="7" table:number-rows-spanned="1">
            <text:p>VENDAS</text:p>
          </table:table-cell>
          <table:covered-table-cell table:number-columns-repeated="6" table:style-name="Default"/>
        </table:table-row>
        <table:table-row table:style-name="ro1">
          <table:table-cell table:style-name="ce73" office:value-type="string" calcext:value-type="string">
            <text:p>ID_VENDA</text:p>
          </table:table-cell>
          <table:table-cell table:style-name="ce73" office:value-type="string" calcext:value-type="string">
            <text:p>PRODUTOS</text:p>
          </table:table-cell>
          <table:table-cell table:style-name="ce73" office:value-type="string" calcext:value-type="string">
            <text:p>VALOR_UN</text:p>
          </table:table-cell>
          <table:table-cell table:style-name="ce73" office:value-type="string" calcext:value-type="string">
            <text:p>QUANT</text:p>
          </table:table-cell>
          <table:table-cell table:style-name="ce73" office:value-type="string" calcext:value-type="string">
            <text:p>SUB_TOTAL</text:p>
          </table:table-cell>
          <table:table-cell table:style-name="ce73" office:value-type="string" calcext:value-type="string">
            <text:p>DATA</text:p>
          </table:table-cell>
          <table:table-cell table:style-name="ce73" office:value-type="string" calcext:value-type="string">
            <text:p>CLIE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4'.B3])" office:value-type="string" office:string-value="Abacaxi" calcext:value-type="string">
            <text:p>Abacaxi</text:p>
          </table:table-cell>
          <table:table-cell table:formula="of:=([$'AULA 4'.G3])" office:value-type="currency" office:currency="BRL" office:value="6" calcext:value-type="currency">
            <text:p>R$ 6,00</text:p>
          </table:table-cell>
          <table:table-cell office:value-type="float" office:value="3" calcext:value-type="float">
            <text:p>3</text:p>
          </table:table-cell>
          <table:table-cell table:formula="of:=([.D3]*[.C3])" office:value-type="currency" office:currency="BRL" office:value="18" calcext:value-type="currency">
            <text:p>R$ 18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ure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4'.B33])" office:value-type="string" office:string-value="Leite condensado" calcext:value-type="string">
            <text:p>Leite condensado</text:p>
          </table:table-cell>
          <table:table-cell table:formula="of:=([$'AULA 4'.G33])" office:value-type="currency" office:currency="BRL" office:value="10" calcext:value-type="currency">
            <text:p>R$ 10,00</text:p>
          </table:table-cell>
          <table:table-cell office:value-type="float" office:value="2" calcext:value-type="float">
            <text:p>2</text:p>
          </table:table-cell>
          <table:table-cell table:formula="of:=([.D4]*[.C4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ure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4'.B23])" office:value-type="string" office:string-value="Creme de leite" calcext:value-type="string">
            <text:p>Creme de leite</text:p>
          </table:table-cell>
          <table:table-cell table:formula="of:=([$'AULA 4'.G23])" office:value-type="currency" office:currency="BRL" office:value="8" calcext:value-type="currency">
            <text:p>R$ 8,00</text:p>
          </table:table-cell>
          <table:table-cell office:value-type="float" office:value="3" calcext:value-type="float">
            <text:p>3</text:p>
          </table:table-cell>
          <table:table-cell table:formula="of:=([.D5]*[.C5])" office:value-type="currency" office:currency="BRL" office:value="24" calcext:value-type="currency">
            <text:p>R$ 24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ure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4'.B10])" office:value-type="string" office:string-value="Amido de milho" calcext:value-type="string">
            <text:p>Amido de milho</text:p>
          </table:table-cell>
          <table:table-cell table:formula="of:=([$'AULA 4'.G10])" office:value-type="currency" office:currency="BRL" office:value="9" calcext:value-type="currency">
            <text:p>R$ 9,00</text:p>
          </table:table-cell>
          <table:table-cell office:value-type="float" office:value="1" calcext:value-type="float">
            <text:p>1</text:p>
          </table:table-cell>
          <table:table-cell table:formula="of:=([.D6]*[.C6])" office:value-type="currency" office:currency="BRL" office:value="9" calcext:value-type="currency">
            <text:p>R$ 9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ure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4'.B12])" office:value-type="string" office:string-value="Banana" calcext:value-type="string">
            <text:p>Banana</text:p>
          </table:table-cell>
          <table:table-cell table:formula="of:=([$'AULA 4'.G12])" office:value-type="currency" office:currency="BRL" office:value="4" calcext:value-type="currency">
            <text:p>R$ 4,00</text:p>
          </table:table-cell>
          <table:table-cell office:value-type="float" office:value="12" calcext:value-type="float">
            <text:p>12</text:p>
          </table:table-cell>
          <table:table-cell table:formula="of:=([.D7]*[.C7])" office:value-type="currency" office:currency="BRL" office:value="48" calcext:value-type="currency">
            <text:p>R$ 48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ure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4'.B22])" office:value-type="string" office:string-value="Chocolate de avelã" calcext:value-type="string">
            <text:p>Chocolate de avelã</text:p>
          </table:table-cell>
          <table:table-cell table:formula="of:=([$'AULA 4'.G22])" office:value-type="currency" office:currency="BRL" office:value="22" calcext:value-type="currency">
            <text:p>R$ 22,00</text:p>
          </table:table-cell>
          <table:table-cell office:value-type="float" office:value="1" calcext:value-type="float">
            <text:p>1</text:p>
          </table:table-cell>
          <table:table-cell table:formula="of:=([.D8]*[.C8])" office:value-type="currency" office:currency="BRL" office:value="22" calcext:value-type="currency">
            <text:p>R$ 22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ure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4'.B37])" office:value-type="string" office:string-value="Macarrão instantâneo" calcext:value-type="string">
            <text:p>Macarrão instantâneo</text:p>
          </table:table-cell>
          <table:table-cell table:formula="of:=([$'AULA 4'.G37])" office:value-type="currency" office:currency="BRL" office:value="2" calcext:value-type="currency">
            <text:p>R$ 2,00</text:p>
          </table:table-cell>
          <table:table-cell office:value-type="float" office:value="6" calcext:value-type="float">
            <text:p>6</text:p>
          </table:table-cell>
          <table:table-cell table:formula="of:=([.D9]*[.C9])" office:value-type="currency" office:currency="BRL" office:value="12" calcext:value-type="currency">
            <text:p>R$ 12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urema</text:p>
          </table:table-cell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style-name="ce75" table:formula="of:=([$'AULA 4'.B35])" office:value-type="string" office:string-value="Maça" calcext:value-type="string">
            <text:p>Maça</text:p>
          </table:table-cell>
          <table:table-cell table:style-name="ce77" table:formula="of:=([$'AULA 4'.G35])" office:value-type="currency" office:currency="BRL" office:value="1.5" calcext:value-type="currency">
            <text:p>R$ 1,50</text:p>
          </table:table-cell>
          <table:table-cell table:style-name="ce75" office:value-type="float" office:value="3" calcext:value-type="float">
            <text:p>3</text:p>
          </table:table-cell>
          <table:table-cell table:style-name="ce77" table:formula="of:=([.D10]*[.C10])" office:value-type="currency" office:currency="BRL" office:value="4.5" calcext:value-type="currency">
            <text:p>R$ 4,5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uara</text:p>
          </table:table-cell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style-name="ce75" table:formula="of:=([$'AULA 4'.B32])" office:value-type="string" office:string-value="Laranja" calcext:value-type="string">
            <text:p>Laranja</text:p>
          </table:table-cell>
          <table:table-cell table:style-name="ce77" table:formula="of:=([$'AULA 4'.G32])" office:value-type="currency" office:currency="BRL" office:value="5" calcext:value-type="currency">
            <text:p>R$ 5,00</text:p>
          </table:table-cell>
          <table:table-cell table:style-name="ce75" office:value-type="float" office:value="4" calcext:value-type="float">
            <text:p>4</text:p>
          </table:table-cell>
          <table:table-cell table:style-name="ce77" table:formula="of:=([.D11]*[.C11])" office:value-type="currency" office:currency="BRL" office:value="20" calcext:value-type="currency">
            <text:p>R$ 20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uara</text:p>
          </table:table-cell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style-name="ce75" table:formula="of:=([$'AULA 4'.B31])" office:value-type="string" office:string-value="Iogurte" calcext:value-type="string">
            <text:p>Iogurte</text:p>
          </table:table-cell>
          <table:table-cell table:style-name="ce77" table:formula="of:=([$'AULA 4'.G31])" office:value-type="currency" office:currency="BRL" office:value="4.5" calcext:value-type="currency">
            <text:p>R$ 4,5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12]*[.C12])" office:value-type="currency" office:currency="BRL" office:value="9" calcext:value-type="currency">
            <text:p>R$ 9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uara</text:p>
          </table:table-cell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style-name="ce75" table:formula="of:=([$'AULA 4'.B29])" office:value-type="string" office:string-value="Feijão" calcext:value-type="string">
            <text:p>Feijão</text:p>
          </table:table-cell>
          <table:table-cell table:style-name="ce77" table:formula="of:=([$'AULA 4'.G29])" office:value-type="currency" office:currency="BRL" office:value="4.5" calcext:value-type="currency">
            <text:p>R$ 4,5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13]*[.C13])" office:value-type="currency" office:currency="BRL" office:value="9" calcext:value-type="currency">
            <text:p>R$ 9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uara</text:p>
          </table:table-cell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style-name="ce75" table:formula="of:=([$'AULA 4'.B11])" office:value-type="string" office:string-value="Arroz Branco" calcext:value-type="string">
            <text:p>Arroz Branco</text:p>
          </table:table-cell>
          <table:table-cell table:style-name="ce77" table:formula="of:=([$'AULA 4'.G11])" office:value-type="currency" office:currency="BRL" office:value="4" calcext:value-type="currency">
            <text:p>R$ 4,0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14]*[.C14])" office:value-type="currency" office:currency="BRL" office:value="8" calcext:value-type="currency">
            <text:p>R$ 8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uara</text:p>
          </table:table-cell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style-name="ce75" table:formula="of:=([$'AULA 4'.B7])" office:value-type="string" office:string-value="Alface" calcext:value-type="string">
            <text:p>Alface</text:p>
          </table:table-cell>
          <table:table-cell table:style-name="ce77" table:formula="of:=([$'AULA 4'.G7])" office:value-type="currency" office:currency="BRL" office:value="6" calcext:value-type="currency">
            <text:p>R$ 6,00</text:p>
          </table:table-cell>
          <table:table-cell table:style-name="ce75" office:value-type="float" office:value="1" calcext:value-type="float">
            <text:p>1</text:p>
          </table:table-cell>
          <table:table-cell table:style-name="ce77" table:formula="of:=([.D15]*[.C15])" office:value-type="currency" office:currency="BRL" office:value="6" calcext:value-type="currency">
            <text:p>R$ 6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uara</text:p>
          </table:table-cell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style-name="ce75" table:formula="of:=([$'AULA 4'.B13])" office:value-type="string" office:string-value="Batata" calcext:value-type="string">
            <text:p>Batata</text:p>
          </table:table-cell>
          <table:table-cell table:style-name="ce77" table:formula="of:=([$'AULA 4'.G13])" office:value-type="currency" office:currency="BRL" office:value="7" calcext:value-type="currency">
            <text:p>R$ 7,00</text:p>
          </table:table-cell>
          <table:table-cell table:style-name="ce75" office:value-type="float" office:value="4" calcext:value-type="float">
            <text:p>4</text:p>
          </table:table-cell>
          <table:table-cell table:style-name="ce77" table:formula="of:=([.D16]*[.C16])" office:value-type="currency" office:currency="BRL" office:value="28" calcext:value-type="currency">
            <text:p>R$ 28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ua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4'.B24])" office:value-type="string" office:string-value="Desinfetante" calcext:value-type="string">
            <text:p>Desinfetante</text:p>
          </table:table-cell>
          <table:table-cell table:formula="of:=([$'AULA 4'.G24])" office:value-type="currency" office:currency="BRL" office:value="5.5" calcext:value-type="currency">
            <text:p>R$ 5,50</text:p>
          </table:table-cell>
          <table:table-cell office:value-type="float" office:value="4" calcext:value-type="float">
            <text:p>4</text:p>
          </table:table-cell>
          <table:table-cell table:formula="of:=([.D17]*[.C17])" office:value-type="currency" office:currency="BRL" office:value="22" calcext:value-type="currency">
            <text:p>R$ 22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Anay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4'.B25])" office:value-type="string" office:string-value="Detergente" calcext:value-type="string">
            <text:p>Detergente</text:p>
          </table:table-cell>
          <table:table-cell table:formula="of:=([$'AULA 4'.G25])" office:value-type="currency" office:currency="BRL" office:value="4" calcext:value-type="currency">
            <text:p>R$ 4,00</text:p>
          </table:table-cell>
          <table:table-cell office:value-type="float" office:value="5" calcext:value-type="float">
            <text:p>5</text:p>
          </table:table-cell>
          <table:table-cell table:formula="of:=([.D18]*[.C18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Anay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4'.B16])" office:value-type="string" office:string-value="Bolacha recheada" calcext:value-type="string">
            <text:p>Bolacha recheada</text:p>
          </table:table-cell>
          <table:table-cell table:formula="of:=([$'AULA 4'.G16])" office:value-type="currency" office:currency="BRL" office:value="7" calcext:value-type="currency">
            <text:p>R$ 7,00</text:p>
          </table:table-cell>
          <table:table-cell office:value-type="float" office:value="6" calcext:value-type="float">
            <text:p>6</text:p>
          </table:table-cell>
          <table:table-cell table:formula="of:=([.D19]*[.C19])" office:value-type="currency" office:currency="BRL" office:value="42" calcext:value-type="currency">
            <text:p>R$ 42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Anay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4'.B19])" office:value-type="string" office:string-value="Carne enlatada" calcext:value-type="string">
            <text:p>Carne enlatada</text:p>
          </table:table-cell>
          <table:table-cell table:formula="of:=([$'AULA 4'.G19])" office:value-type="currency" office:currency="BRL" office:value="6" calcext:value-type="currency">
            <text:p>R$ 6,00</text:p>
          </table:table-cell>
          <table:table-cell office:value-type="float" office:value="3" calcext:value-type="float">
            <text:p>3</text:p>
          </table:table-cell>
          <table:table-cell table:formula="of:=([.D20]*[.C20])" office:value-type="currency" office:currency="BRL" office:value="18" calcext:value-type="currency">
            <text:p>R$ 18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Anay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4'.B39])" office:value-type="string" office:string-value="Margarina" calcext:value-type="string">
            <text:p>Margarina</text:p>
          </table:table-cell>
          <table:table-cell table:formula="of:=([$'AULA 4'.G39])" office:value-type="currency" office:currency="BRL" office:value="8.5" calcext:value-type="currency">
            <text:p>R$ 8,50</text:p>
          </table:table-cell>
          <table:table-cell office:value-type="float" office:value="2" calcext:value-type="float">
            <text:p>2</text:p>
          </table:table-cell>
          <table:table-cell table:formula="of:=([.D21]*[.C21])" office:value-type="currency" office:currency="BRL" office:value="17" calcext:value-type="currency">
            <text:p>R$ 17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Anay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4'.B40])" office:value-type="string" office:string-value="Milho de pipoca" calcext:value-type="string">
            <text:p>Milho de pipoca</text:p>
          </table:table-cell>
          <table:table-cell table:formula="of:=([$'AULA 4'.G40])" office:value-type="currency" office:currency="BRL" office:value="3" calcext:value-type="currency">
            <text:p>R$ 3,00</text:p>
          </table:table-cell>
          <table:table-cell office:value-type="float" office:value="1" calcext:value-type="float">
            <text:p>1</text:p>
          </table:table-cell>
          <table:table-cell table:formula="of:=([.D22]*[.C22])" office:value-type="currency" office:currency="BRL" office:value="3" calcext:value-type="currency">
            <text:p>R$ 3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Anay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4'.B44])" office:value-type="string" office:string-value="Ovo Vermelho" calcext:value-type="string">
            <text:p>Ovo Vermelho</text:p>
          </table:table-cell>
          <table:table-cell table:formula="of:=([$'AULA 4'.G44])" office:value-type="currency" office:currency="BRL" office:value="8" calcext:value-type="currency">
            <text:p>R$ 8,00</text:p>
          </table:table-cell>
          <table:table-cell office:value-type="float" office:value="30" calcext:value-type="float">
            <text:p>30</text:p>
          </table:table-cell>
          <table:table-cell table:formula="of:=([.D23]*[.C23])" office:value-type="currency" office:currency="BRL" office:value="240" calcext:value-type="currency">
            <text:p>R$ 240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Anayse</text:p>
          </table:table-cell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75" table:formula="of:=([$'AULA 4'.B34])" office:value-type="string" office:string-value="Leite em pó" calcext:value-type="string">
            <text:p>Leite em pó</text:p>
          </table:table-cell>
          <table:table-cell table:style-name="ce77" table:formula="of:=([$'AULA 4'.G34])" office:value-type="currency" office:currency="BRL" office:value="23" calcext:value-type="currency">
            <text:p>R$ 23,00</text:p>
          </table:table-cell>
          <table:table-cell table:style-name="ce75" office:value-type="float" office:value="3" calcext:value-type="float">
            <text:p>3</text:p>
          </table:table-cell>
          <table:table-cell table:style-name="ce77" table:formula="of:=([.D24]*[.C24])" office:value-type="currency" office:currency="BRL" office:value="69" calcext:value-type="currency">
            <text:p>R$ 69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auane</text:p>
          </table:table-cell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75" table:formula="of:=([$'AULA 4'.B36])" office:value-type="string" office:string-value="Macarrão" calcext:value-type="string">
            <text:p>Macarrão</text:p>
          </table:table-cell>
          <table:table-cell table:style-name="ce77" table:formula="of:=([$'AULA 4'.G36])" office:value-type="currency" office:currency="BRL" office:value="3.9" calcext:value-type="currency">
            <text:p>R$ 3,9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25]*[.C25])" office:value-type="currency" office:currency="BRL" office:value="7.8" calcext:value-type="currency">
            <text:p>R$ 7,8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auane</text:p>
          </table:table-cell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75" table:formula="of:=([$'AULA 4'.B41])" office:value-type="string" office:string-value="Molho de tomate" calcext:value-type="string">
            <text:p>Molho de tomate</text:p>
          </table:table-cell>
          <table:table-cell table:style-name="ce77" table:formula="of:=([$'AULA 4'.G41])" office:value-type="currency" office:currency="BRL" office:value="7" calcext:value-type="currency">
            <text:p>R$ 7,00</text:p>
          </table:table-cell>
          <table:table-cell table:style-name="ce75" office:value-type="float" office:value="3" calcext:value-type="float">
            <text:p>3</text:p>
          </table:table-cell>
          <table:table-cell table:style-name="ce77" table:formula="of:=([.D26]*[.C26])" office:value-type="currency" office:currency="BRL" office:value="21" calcext:value-type="currency">
            <text:p>R$ 21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auane</text:p>
          </table:table-cell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75" table:formula="of:=([$'AULA 4'.B23])" office:value-type="string" office:string-value="Creme de leite" calcext:value-type="string">
            <text:p>Creme de leite</text:p>
          </table:table-cell>
          <table:table-cell table:style-name="ce77" table:formula="of:=([$'AULA 4'.G23])" office:value-type="currency" office:currency="BRL" office:value="8" calcext:value-type="currency">
            <text:p>R$ 8,00</text:p>
          </table:table-cell>
          <table:table-cell table:style-name="ce75" office:value-type="float" office:value="5" calcext:value-type="float">
            <text:p>5</text:p>
          </table:table-cell>
          <table:table-cell table:style-name="ce77" table:formula="of:=([.D27]*[.C27])" office:value-type="currency" office:currency="BRL" office:value="40" calcext:value-type="currency">
            <text:p>R$ 40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auane</text:p>
          </table:table-cell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75" table:formula="of:=([$'AULA 4'.B20])" office:value-type="string" office:string-value="Cebola" calcext:value-type="string">
            <text:p>Cebola</text:p>
          </table:table-cell>
          <table:table-cell table:style-name="ce77" table:formula="of:=([$'AULA 4'.G20])" office:value-type="currency" office:currency="BRL" office:value="5" calcext:value-type="currency">
            <text:p>R$ 5,0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28]*[.C28])" office:value-type="currency" office:currency="BRL" office:value="10" calcext:value-type="currency">
            <text:p>R$ 10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auane</text:p>
          </table:table-cell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75" table:formula="of:=([$'AULA 4'.B17])" office:value-type="string" office:string-value="Café" calcext:value-type="string">
            <text:p>Café</text:p>
          </table:table-cell>
          <table:table-cell table:style-name="ce77" table:formula="of:=([$'AULA 4'.G17])" office:value-type="currency" office:currency="BRL" office:value="3.5" calcext:value-type="currency">
            <text:p>R$ 3,50</text:p>
          </table:table-cell>
          <table:table-cell table:style-name="ce75" office:value-type="float" office:value="5" calcext:value-type="float">
            <text:p>5</text:p>
          </table:table-cell>
          <table:table-cell table:style-name="ce77" table:formula="of:=([.D29]*[.C29])" office:value-type="currency" office:currency="BRL" office:value="17.5" calcext:value-type="currency">
            <text:p>R$ 17,5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auane</text:p>
          </table:table-cell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75" table:formula="of:=([$'AULA 4'.B32])" office:value-type="string" office:string-value="Laranja" calcext:value-type="string">
            <text:p>Laranja</text:p>
          </table:table-cell>
          <table:table-cell table:style-name="ce77" table:formula="of:=([$'AULA 4'.G32])" office:value-type="currency" office:currency="BRL" office:value="5" calcext:value-type="currency">
            <text:p>R$ 5,00</text:p>
          </table:table-cell>
          <table:table-cell table:style-name="ce75" office:value-type="float" office:value="5" calcext:value-type="float">
            <text:p>5</text:p>
          </table:table-cell>
          <table:table-cell table:style-name="ce77" table:formula="of:=([.D30]*[.C30])" office:value-type="currency" office:currency="BRL" office:value="25" calcext:value-type="currency">
            <text:p>R$ 25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Laua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4'.B43])" office:value-type="string" office:string-value="Ovo Branco" calcext:value-type="string">
            <text:p>Ovo Branco</text:p>
          </table:table-cell>
          <table:table-cell table:formula="of:=([$'AULA 4'.G43])" office:value-type="currency" office:currency="BRL" office:value="6" calcext:value-type="currency">
            <text:p>R$ 6,00</text:p>
          </table:table-cell>
          <table:table-cell office:value-type="float" office:value="30" calcext:value-type="float">
            <text:p>30</text:p>
          </table:table-cell>
          <table:table-cell table:formula="of:=([.D31]*[.C31])" office:value-type="currency" office:currency="BRL" office:value="180" calcext:value-type="currency">
            <text:p>R$ 180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Ka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4'.B37])" office:value-type="string" office:string-value="Macarrão instantâneo" calcext:value-type="string">
            <text:p>Macarrão instantâneo</text:p>
          </table:table-cell>
          <table:table-cell table:formula="of:=([$'AULA 4'.G37])" office:value-type="currency" office:currency="BRL" office:value="2" calcext:value-type="currency">
            <text:p>R$ 2,00</text:p>
          </table:table-cell>
          <table:table-cell office:value-type="float" office:value="10" calcext:value-type="float">
            <text:p>10</text:p>
          </table:table-cell>
          <table:table-cell table:formula="of:=([.D32]*[.C32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Ka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4'.B22])" office:value-type="string" office:string-value="Chocolate de avelã" calcext:value-type="string">
            <text:p>Chocolate de avelã</text:p>
          </table:table-cell>
          <table:table-cell table:formula="of:=([$'AULA 4'.G22])" office:value-type="currency" office:currency="BRL" office:value="22" calcext:value-type="currency">
            <text:p>R$ 22,00</text:p>
          </table:table-cell>
          <table:table-cell office:value-type="float" office:value="2" calcext:value-type="float">
            <text:p>2</text:p>
          </table:table-cell>
          <table:table-cell table:formula="of:=([.D33]*[.C33])" office:value-type="currency" office:currency="BRL" office:value="44" calcext:value-type="currency">
            <text:p>R$ 44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Ka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4'.B16])" office:value-type="string" office:string-value="Bolacha recheada" calcext:value-type="string">
            <text:p>Bolacha recheada</text:p>
          </table:table-cell>
          <table:table-cell table:formula="of:=([$'AULA 4'.G16])" office:value-type="currency" office:currency="BRL" office:value="7" calcext:value-type="currency">
            <text:p>R$ 7,00</text:p>
          </table:table-cell>
          <table:table-cell office:value-type="float" office:value="5" calcext:value-type="float">
            <text:p>5</text:p>
          </table:table-cell>
          <table:table-cell table:formula="of:=([.D34]*[.C34])" office:value-type="currency" office:currency="BRL" office:value="35" calcext:value-type="currency">
            <text:p>R$ 35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Ka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4'.B18])" office:value-type="string" office:string-value="Caixa de chocolate" calcext:value-type="string">
            <text:p>Caixa de chocolate</text:p>
          </table:table-cell>
          <table:table-cell table:formula="of:=([$'AULA 4'.G18])" office:value-type="currency" office:currency="BRL" office:value="17" calcext:value-type="currency">
            <text:p>R$ 17,00</text:p>
          </table:table-cell>
          <table:table-cell office:value-type="float" office:value="2" calcext:value-type="float">
            <text:p>2</text:p>
          </table:table-cell>
          <table:table-cell table:formula="of:=([.D35]*[.C35])" office:value-type="currency" office:currency="BRL" office:value="34" calcext:value-type="currency">
            <text:p>R$ 34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Ka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4'.B3])" office:value-type="string" office:string-value="Abacaxi" calcext:value-type="string">
            <text:p>Abacaxi</text:p>
          </table:table-cell>
          <table:table-cell table:formula="of:=([$'AULA 4'.G3])" office:value-type="currency" office:currency="BRL" office:value="6" calcext:value-type="currency">
            <text:p>R$ 6,00</text:p>
          </table:table-cell>
          <table:table-cell office:value-type="float" office:value="3" calcext:value-type="float">
            <text:p>3</text:p>
          </table:table-cell>
          <table:table-cell table:formula="of:=([.D36]*[.C36])" office:value-type="currency" office:currency="BRL" office:value="18" calcext:value-type="currency">
            <text:p>R$ 18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Ka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4'.B32])" office:value-type="string" office:string-value="Laranja" calcext:value-type="string">
            <text:p>Laranja</text:p>
          </table:table-cell>
          <table:table-cell table:formula="of:=([$'AULA 4'.G32])" office:value-type="currency" office:currency="BRL" office:value="5" calcext:value-type="currency">
            <text:p>R$ 5,00</text:p>
          </table:table-cell>
          <table:table-cell office:value-type="float" office:value="5" calcext:value-type="float">
            <text:p>5</text:p>
          </table:table-cell>
          <table:table-cell table:formula="of:=([.D37]*[.C37])" office:value-type="currency" office:currency="BRL" office:value="25" calcext:value-type="currency">
            <text:p>R$ 25,00</text:p>
          </table:table-cell>
          <table:table-cell office:value-type="date" office:date-value="2022-05-10" calcext:value-type="date">
            <text:p>10/05/22</text:p>
          </table:table-cell>
          <table:table-cell table:style-name="ce80" office:value-type="string" calcext:value-type="string">
            <text:p>Kaline</text:p>
          </table:table-cell>
        </table:table-row>
        <table:table-row table:style-name="ro1">
          <table:table-cell table:style-name="ce75" office:value-type="float" office:value="6" calcext:value-type="float">
            <text:p>6</text:p>
          </table:table-cell>
          <table:table-cell table:style-name="ce75" table:formula="of:=([$'AULA 4'.B18])" office:value-type="string" office:string-value="Caixa de chocolate" calcext:value-type="string">
            <text:p>Caixa de chocolate</text:p>
          </table:table-cell>
          <table:table-cell table:style-name="ce77" table:formula="of:=([$'AULA 4'.G18])" office:value-type="currency" office:currency="BRL" office:value="17" calcext:value-type="currency">
            <text:p>R$ 17,0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38]*[.C38])" office:value-type="currency" office:currency="BRL" office:value="34" calcext:value-type="currency">
            <text:p>R$ 34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Raissa</text:p>
          </table:table-cell>
        </table:table-row>
        <table:table-row table:style-name="ro1">
          <table:table-cell table:style-name="ce75" office:value-type="float" office:value="6" calcext:value-type="float">
            <text:p>6</text:p>
          </table:table-cell>
          <table:table-cell table:style-name="ce75" table:formula="of:=([$'AULA 4'.B37])" office:value-type="string" office:string-value="Macarrão instantâneo" calcext:value-type="string">
            <text:p>Macarrão instantâneo</text:p>
          </table:table-cell>
          <table:table-cell table:style-name="ce77" table:formula="of:=([$'AULA 4'.G37])" office:value-type="currency" office:currency="BRL" office:value="2" calcext:value-type="currency">
            <text:p>R$ 2,00</text:p>
          </table:table-cell>
          <table:table-cell table:style-name="ce75" office:value-type="float" office:value="6" calcext:value-type="float">
            <text:p>6</text:p>
          </table:table-cell>
          <table:table-cell table:style-name="ce77" table:formula="of:=([.D39]*[.C39])" office:value-type="currency" office:currency="BRL" office:value="12" calcext:value-type="currency">
            <text:p>R$ 12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Raissa</text:p>
          </table:table-cell>
        </table:table-row>
        <table:table-row table:style-name="ro1">
          <table:table-cell table:style-name="ce75" office:value-type="float" office:value="6" calcext:value-type="float">
            <text:p>6</text:p>
          </table:table-cell>
          <table:table-cell table:style-name="ce75" table:formula="of:=([$'AULA 4'.B40])" office:value-type="string" office:string-value="Milho de pipoca" calcext:value-type="string">
            <text:p>Milho de pipoca</text:p>
          </table:table-cell>
          <table:table-cell table:style-name="ce77" table:formula="of:=([$'AULA 4'.G40])" office:value-type="currency" office:currency="BRL" office:value="3" calcext:value-type="currency">
            <text:p>R$ 3,0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40]*[.C40])" office:value-type="currency" office:currency="BRL" office:value="6" calcext:value-type="currency">
            <text:p>R$ 6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Raissa</text:p>
          </table:table-cell>
        </table:table-row>
        <table:table-row table:style-name="ro1">
          <table:table-cell table:style-name="ce75" office:value-type="float" office:value="6" calcext:value-type="float">
            <text:p>6</text:p>
          </table:table-cell>
          <table:table-cell table:style-name="ce75" table:formula="of:=([$'AULA 4'.B33])" office:value-type="string" office:string-value="Leite condensado" calcext:value-type="string">
            <text:p>Leite condensado</text:p>
          </table:table-cell>
          <table:table-cell table:style-name="ce77" table:formula="of:=([$'AULA 4'.G33])" office:value-type="currency" office:currency="BRL" office:value="10" calcext:value-type="currency">
            <text:p>R$ 10,00</text:p>
          </table:table-cell>
          <table:table-cell table:style-name="ce75" office:value-type="float" office:value="5" calcext:value-type="float">
            <text:p>5</text:p>
          </table:table-cell>
          <table:table-cell table:style-name="ce77" table:formula="of:=([.D41]*[.C41])" office:value-type="currency" office:currency="BRL" office:value="50" calcext:value-type="currency">
            <text:p>R$ 50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Raissa</text:p>
          </table:table-cell>
        </table:table-row>
        <table:table-row table:style-name="ro1">
          <table:table-cell table:style-name="ce75" office:value-type="float" office:value="6" calcext:value-type="float">
            <text:p>6</text:p>
          </table:table-cell>
          <table:table-cell table:style-name="ce75" table:formula="of:=([$'AULA 4'.B47])" office:value-type="string" office:string-value="Polvilho azedo" calcext:value-type="string">
            <text:p>Polvilho azedo</text:p>
          </table:table-cell>
          <table:table-cell table:style-name="ce77" table:formula="of:=([$'AULA 4'.G47])" office:value-type="currency" office:currency="BRL" office:value="9" calcext:value-type="currency">
            <text:p>R$ 9,00</text:p>
          </table:table-cell>
          <table:table-cell table:style-name="ce75" office:value-type="float" office:value="3" calcext:value-type="float">
            <text:p>3</text:p>
          </table:table-cell>
          <table:table-cell table:style-name="ce77" table:formula="of:=([.D42]*[.C42])" office:value-type="currency" office:currency="BRL" office:value="27" calcext:value-type="currency">
            <text:p>R$ 27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Raissa</text:p>
          </table:table-cell>
        </table:table-row>
        <table:table-row table:style-name="ro1">
          <table:table-cell table:style-name="ce75" office:value-type="float" office:value="6" calcext:value-type="float">
            <text:p>6</text:p>
          </table:table-cell>
          <table:table-cell table:style-name="ce75" table:formula="of:=([$'AULA 4'.B31])" office:value-type="string" office:string-value="Iogurte" calcext:value-type="string">
            <text:p>Iogurte</text:p>
          </table:table-cell>
          <table:table-cell table:style-name="ce77" table:formula="of:=([$'AULA 4'.G31])" office:value-type="currency" office:currency="BRL" office:value="4.5" calcext:value-type="currency">
            <text:p>R$ 4,50</text:p>
          </table:table-cell>
          <table:table-cell table:style-name="ce75" office:value-type="float" office:value="5" calcext:value-type="float">
            <text:p>5</text:p>
          </table:table-cell>
          <table:table-cell table:style-name="ce77" table:formula="of:=([.D43]*[.C43])" office:value-type="currency" office:currency="BRL" office:value="22.5" calcext:value-type="currency">
            <text:p>R$ 22,5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Raissa</text:p>
          </table:table-cell>
        </table:table-row>
        <table:table-row table:style-name="ro1">
          <table:table-cell table:style-name="ce75" office:value-type="float" office:value="6" calcext:value-type="float">
            <text:p>6</text:p>
          </table:table-cell>
          <table:table-cell table:style-name="ce75" table:formula="of:=([$'AULA 4'.B39])" office:value-type="string" office:string-value="Margarina" calcext:value-type="string">
            <text:p>Margarina</text:p>
          </table:table-cell>
          <table:table-cell table:style-name="ce77" table:formula="of:=([$'AULA 4'.G39])" office:value-type="currency" office:currency="BRL" office:value="8.5" calcext:value-type="currency">
            <text:p>R$ 8,5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44]*[.C44])" office:value-type="currency" office:currency="BRL" office:value="17" calcext:value-type="currency">
            <text:p>R$ 17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Rais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4'.B26])" office:value-type="string" office:string-value="Farinha amarela" calcext:value-type="string">
            <text:p>Farinha amarela</text:p>
          </table:table-cell>
          <table:table-cell table:formula="of:=([$'AULA 4'.G26])" office:value-type="currency" office:currency="BRL" office:value="9" calcext:value-type="currency">
            <text:p>R$ 9,00</text:p>
          </table:table-cell>
          <table:table-cell office:value-type="float" office:value="2" calcext:value-type="float">
            <text:p>2</text:p>
          </table:table-cell>
          <table:table-cell table:formula="of:=([.D45]*[.C45])" office:value-type="currency" office:currency="BRL" office:value="18" calcext:value-type="currency">
            <text:p>R$ 18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úl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4'.B43])" office:value-type="string" office:string-value="Ovo Branco" calcext:value-type="string">
            <text:p>Ovo Branco</text:p>
          </table:table-cell>
          <table:table-cell table:formula="of:=([$'AULA 4'.G43])" office:value-type="currency" office:currency="BRL" office:value="6" calcext:value-type="currency">
            <text:p>R$ 6,00</text:p>
          </table:table-cell>
          <table:table-cell office:value-type="float" office:value="6" calcext:value-type="float">
            <text:p>6</text:p>
          </table:table-cell>
          <table:table-cell table:formula="of:=([.D46]*[.C46])" office:value-type="currency" office:currency="BRL" office:value="36" calcext:value-type="currency">
            <text:p>R$ 36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úl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4'.B42])" office:value-type="string" office:string-value="Óleo de soja" calcext:value-type="string">
            <text:p>Óleo de soja</text:p>
          </table:table-cell>
          <table:table-cell table:formula="of:=([$'AULA 4'.G42])" office:value-type="currency" office:currency="BRL" office:value="10" calcext:value-type="currency">
            <text:p>R$ 10,00</text:p>
          </table:table-cell>
          <table:table-cell office:value-type="float" office:value="2" calcext:value-type="float">
            <text:p>2</text:p>
          </table:table-cell>
          <table:table-cell table:formula="of:=([.D47]*[.C47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úl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4'.B51])" office:value-type="string" office:string-value="Sabonete líquido" calcext:value-type="string">
            <text:p>Sabonete líquido</text:p>
          </table:table-cell>
          <table:table-cell table:formula="of:=([$'AULA 4'.G51])" office:value-type="currency" office:currency="BRL" office:value="18" calcext:value-type="currency">
            <text:p>R$ 18,00</text:p>
          </table:table-cell>
          <table:table-cell office:value-type="float" office:value="3" calcext:value-type="float">
            <text:p>3</text:p>
          </table:table-cell>
          <table:table-cell table:formula="of:=([.D48]*[.C48])" office:value-type="currency" office:currency="BRL" office:value="54" calcext:value-type="currency">
            <text:p>R$ 54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úl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4'.B19])" office:value-type="string" office:string-value="Carne enlatada" calcext:value-type="string">
            <text:p>Carne enlatada</text:p>
          </table:table-cell>
          <table:table-cell table:formula="of:=([$'AULA 4'.G19])" office:value-type="currency" office:currency="BRL" office:value="6" calcext:value-type="currency">
            <text:p>R$ 6,00</text:p>
          </table:table-cell>
          <table:table-cell office:value-type="float" office:value="4" calcext:value-type="float">
            <text:p>4</text:p>
          </table:table-cell>
          <table:table-cell table:formula="of:=([.D49]*[.C49])" office:value-type="currency" office:currency="BRL" office:value="24" calcext:value-type="currency">
            <text:p>R$ 24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úl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4'.B17])" office:value-type="string" office:string-value="Café" calcext:value-type="string">
            <text:p>Café</text:p>
          </table:table-cell>
          <table:table-cell table:formula="of:=([$'AULA 4'.G17])" office:value-type="currency" office:currency="BRL" office:value="3.5" calcext:value-type="currency">
            <text:p>R$ 3,50</text:p>
          </table:table-cell>
          <table:table-cell office:value-type="float" office:value="3" calcext:value-type="float">
            <text:p>3</text:p>
          </table:table-cell>
          <table:table-cell table:formula="of:=([.D50]*[.C50])" office:value-type="currency" office:currency="BRL" office:value="10.5" calcext:value-type="currency">
            <text:p>R$ 10,5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úl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4'.B4])" office:value-type="string" office:string-value="Achocolatado" calcext:value-type="string">
            <text:p>Achocolatado</text:p>
          </table:table-cell>
          <table:table-cell table:formula="of:=([$'AULA 4'.G4])" office:value-type="currency" office:currency="BRL" office:value="11" calcext:value-type="currency">
            <text:p>R$ 11,00</text:p>
          </table:table-cell>
          <table:table-cell office:value-type="float" office:value="2" calcext:value-type="float">
            <text:p>2</text:p>
          </table:table-cell>
          <table:table-cell table:formula="of:=([.D51]*[.C51])" office:value-type="currency" office:currency="BRL" office:value="22" calcext:value-type="currency">
            <text:p>R$ 22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Júlia</text:p>
          </table:table-cell>
        </table:table-row>
        <table:table-row table:style-name="ro1">
          <table:table-cell table:style-name="ce75" office:value-type="float" office:value="8" calcext:value-type="float">
            <text:p>8</text:p>
          </table:table-cell>
          <table:table-cell table:style-name="ce75" table:formula="of:=([$'AULA 4'.B9])" office:value-type="string" office:string-value="Amaciante" calcext:value-type="string">
            <text:p>Amaciante</text:p>
          </table:table-cell>
          <table:table-cell table:style-name="ce77" table:formula="of:=([$'AULA 4'.G9])" office:value-type="currency" office:currency="BRL" office:value="20" calcext:value-type="currency">
            <text:p>R$ 20,0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52]*[.C52])" office:value-type="currency" office:currency="BRL" office:value="40" calcext:value-type="currency">
            <text:p>R$ 40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</table:table-row>
        <table:table-row table:style-name="ro1">
          <table:table-cell table:style-name="ce75" office:value-type="float" office:value="8" calcext:value-type="float">
            <text:p>8</text:p>
          </table:table-cell>
          <table:table-cell table:style-name="ce75" table:formula="of:=([$'AULA 4'.B17])" office:value-type="string" office:string-value="Café" calcext:value-type="string">
            <text:p>Café</text:p>
          </table:table-cell>
          <table:table-cell table:style-name="ce77" table:formula="of:=([$'AULA 4'.G17])" office:value-type="currency" office:currency="BRL" office:value="3.5" calcext:value-type="currency">
            <text:p>R$ 3,50</text:p>
          </table:table-cell>
          <table:table-cell table:style-name="ce75" office:value-type="float" office:value="3" calcext:value-type="float">
            <text:p>3</text:p>
          </table:table-cell>
          <table:table-cell table:style-name="ce77" table:formula="of:=([.D53]*[.C53])" office:value-type="currency" office:currency="BRL" office:value="10.5" calcext:value-type="currency">
            <text:p>R$ 10,5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</table:table-row>
        <table:table-row table:style-name="ro1">
          <table:table-cell table:style-name="ce75" office:value-type="float" office:value="8" calcext:value-type="float">
            <text:p>8</text:p>
          </table:table-cell>
          <table:table-cell table:style-name="ce75" table:formula="of:=([$'AULA 4'.B23])" office:value-type="string" office:string-value="Creme de leite" calcext:value-type="string">
            <text:p>Creme de leite</text:p>
          </table:table-cell>
          <table:table-cell table:style-name="ce77" table:formula="of:=([$'AULA 4'.G23])" office:value-type="currency" office:currency="BRL" office:value="8" calcext:value-type="currency">
            <text:p>R$ 8,00</text:p>
          </table:table-cell>
          <table:table-cell table:style-name="ce75" office:value-type="float" office:value="4" calcext:value-type="float">
            <text:p>4</text:p>
          </table:table-cell>
          <table:table-cell table:style-name="ce77" table:formula="of:=([.D54]*[.C54])" office:value-type="currency" office:currency="BRL" office:value="32" calcext:value-type="currency">
            <text:p>R$ 32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</table:table-row>
        <table:table-row table:style-name="ro1">
          <table:table-cell table:style-name="ce75" office:value-type="float" office:value="8" calcext:value-type="float">
            <text:p>8</text:p>
          </table:table-cell>
          <table:table-cell table:style-name="ce75" table:formula="of:=([$'AULA 4'.B16])" office:value-type="string" office:string-value="Bolacha recheada" calcext:value-type="string">
            <text:p>Bolacha recheada</text:p>
          </table:table-cell>
          <table:table-cell table:style-name="ce77" table:formula="of:=([$'AULA 4'.G16])" office:value-type="currency" office:currency="BRL" office:value="7" calcext:value-type="currency">
            <text:p>R$ 7,00</text:p>
          </table:table-cell>
          <table:table-cell table:style-name="ce75" office:value-type="float" office:value="6" calcext:value-type="float">
            <text:p>6</text:p>
          </table:table-cell>
          <table:table-cell table:style-name="ce77" table:formula="of:=([.D55]*[.C55])" office:value-type="currency" office:currency="BRL" office:value="42" calcext:value-type="currency">
            <text:p>R$ 42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</table:table-row>
        <table:table-row table:style-name="ro1">
          <table:table-cell table:style-name="ce75" office:value-type="float" office:value="8" calcext:value-type="float">
            <text:p>8</text:p>
          </table:table-cell>
          <table:table-cell table:style-name="ce75" table:formula="of:=([$'AULA 4'.B34])" office:value-type="string" office:string-value="Leite em pó" calcext:value-type="string">
            <text:p>Leite em pó</text:p>
          </table:table-cell>
          <table:table-cell table:style-name="ce77" table:formula="of:=([$'AULA 4'.G34])" office:value-type="currency" office:currency="BRL" office:value="23" calcext:value-type="currency">
            <text:p>R$ 23,00</text:p>
          </table:table-cell>
          <table:table-cell table:style-name="ce75" office:value-type="float" office:value="5" calcext:value-type="float">
            <text:p>5</text:p>
          </table:table-cell>
          <table:table-cell table:style-name="ce77" table:formula="of:=([.D56]*[.C56])" office:value-type="currency" office:currency="BRL" office:value="115" calcext:value-type="currency">
            <text:p>R$ 115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</table:table-row>
        <table:table-row table:style-name="ro1">
          <table:table-cell table:style-name="ce75" office:value-type="float" office:value="8" calcext:value-type="float">
            <text:p>8</text:p>
          </table:table-cell>
          <table:table-cell table:style-name="ce75" table:formula="of:=([$'AULA 4'.B35])" office:value-type="string" office:string-value="Maça" calcext:value-type="string">
            <text:p>Maça</text:p>
          </table:table-cell>
          <table:table-cell table:style-name="ce77" table:formula="of:=([$'AULA 4'.G35])" office:value-type="currency" office:currency="BRL" office:value="1.5" calcext:value-type="currency">
            <text:p>R$ 1,50</text:p>
          </table:table-cell>
          <table:table-cell table:style-name="ce75" office:value-type="float" office:value="6" calcext:value-type="float">
            <text:p>6</text:p>
          </table:table-cell>
          <table:table-cell table:style-name="ce77" table:formula="of:=([.D57]*[.C57])" office:value-type="currency" office:currency="BRL" office:value="9" calcext:value-type="currency">
            <text:p>R$ 9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</table:table-row>
        <table:table-row table:style-name="ro1">
          <table:table-cell table:style-name="ce75" office:value-type="float" office:value="8" calcext:value-type="float">
            <text:p>8</text:p>
          </table:table-cell>
          <table:table-cell table:style-name="ce75" table:formula="of:=([$'AULA 4'.B46])" office:value-type="string" office:string-value="Pimentão" calcext:value-type="string">
            <text:p>Pimentão</text:p>
          </table:table-cell>
          <table:table-cell table:style-name="ce77" table:formula="of:=([$'AULA 4'.G46])" office:value-type="currency" office:currency="BRL" office:value="4" calcext:value-type="currency">
            <text:p>R$ 4,00</text:p>
          </table:table-cell>
          <table:table-cell table:style-name="ce75" office:value-type="float" office:value="3" calcext:value-type="float">
            <text:p>3</text:p>
          </table:table-cell>
          <table:table-cell table:style-name="ce77" table:formula="of:=([.D58]*[.C58])" office:value-type="currency" office:currency="BRL" office:value="12" calcext:value-type="currency">
            <text:p>R$ 12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4'.B38])" office:value-type="string" office:string-value="Maionese" calcext:value-type="string">
            <text:p>Maionese</text:p>
          </table:table-cell>
          <table:table-cell table:formula="of:=([$'AULA 4'.G38])" office:value-type="currency" office:currency="BRL" office:value="3" calcext:value-type="currency">
            <text:p>R$ 3,00</text:p>
          </table:table-cell>
          <table:table-cell office:value-type="float" office:value="2" calcext:value-type="float">
            <text:p>2</text:p>
          </table:table-cell>
          <table:table-cell table:formula="of:=([.D59]*[.C59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Diog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4'.B30])" office:value-type="string" office:string-value="Feijoada enlatada" calcext:value-type="string">
            <text:p>Feijoada enlatada</text:p>
          </table:table-cell>
          <table:table-cell table:formula="of:=([$'AULA 4'.G30])" office:value-type="currency" office:currency="BRL" office:value="9" calcext:value-type="currency">
            <text:p>R$ 9,00</text:p>
          </table:table-cell>
          <table:table-cell office:value-type="float" office:value="4" calcext:value-type="float">
            <text:p>4</text:p>
          </table:table-cell>
          <table:table-cell table:formula="of:=([.D60]*[.C60])" office:value-type="currency" office:currency="BRL" office:value="36" calcext:value-type="currency">
            <text:p>R$ 36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Diog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4'.B47])" office:value-type="string" office:string-value="Polvilho azedo" calcext:value-type="string">
            <text:p>Polvilho azedo</text:p>
          </table:table-cell>
          <table:table-cell table:formula="of:=([$'AULA 4'.G47])" office:value-type="currency" office:currency="BRL" office:value="9" calcext:value-type="currency">
            <text:p>R$ 9,00</text:p>
          </table:table-cell>
          <table:table-cell office:value-type="float" office:value="2" calcext:value-type="float">
            <text:p>2</text:p>
          </table:table-cell>
          <table:table-cell table:formula="of:=([.D61]*[.C61])" office:value-type="currency" office:currency="BRL" office:value="18" calcext:value-type="currency">
            <text:p>R$ 18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Diog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4'.B13])" office:value-type="string" office:string-value="Batata" calcext:value-type="string">
            <text:p>Batata</text:p>
          </table:table-cell>
          <table:table-cell table:formula="of:=([$'AULA 4'.G13])" office:value-type="currency" office:currency="BRL" office:value="7" calcext:value-type="currency">
            <text:p>R$ 7,00</text:p>
          </table:table-cell>
          <table:table-cell office:value-type="float" office:value="10" calcext:value-type="float">
            <text:p>10</text:p>
          </table:table-cell>
          <table:table-cell table:formula="of:=([.D62]*[.C62])" office:value-type="currency" office:currency="BRL" office:value="70" calcext:value-type="currency">
            <text:p>R$ 70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Diog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4'.B12])" office:value-type="string" office:string-value="Banana" calcext:value-type="string">
            <text:p>Banana</text:p>
          </table:table-cell>
          <table:table-cell table:formula="of:=([$'AULA 4'.G12])" office:value-type="currency" office:currency="BRL" office:value="4" calcext:value-type="currency">
            <text:p>R$ 4,00</text:p>
          </table:table-cell>
          <table:table-cell office:value-type="float" office:value="5" calcext:value-type="float">
            <text:p>5</text:p>
          </table:table-cell>
          <table:table-cell table:formula="of:=([.D63]*[.C63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Diog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4'.B25])" office:value-type="string" office:string-value="Detergente" calcext:value-type="string">
            <text:p>Detergente</text:p>
          </table:table-cell>
          <table:table-cell table:formula="of:=([$'AULA 4'.G25])" office:value-type="currency" office:currency="BRL" office:value="4" calcext:value-type="currency">
            <text:p>R$ 4,00</text:p>
          </table:table-cell>
          <table:table-cell office:value-type="float" office:value="2" calcext:value-type="float">
            <text:p>2</text:p>
          </table:table-cell>
          <table:table-cell table:formula="of:=([.D64]*[.C64])" office:value-type="currency" office:currency="BRL" office:value="8" calcext:value-type="currency">
            <text:p>R$ 8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Diog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4'.B45])" office:value-type="string" office:string-value="Pimenta do reino" calcext:value-type="string">
            <text:p>Pimenta do reino</text:p>
          </table:table-cell>
          <table:table-cell table:formula="of:=([$'AULA 4'.G45])" office:value-type="currency" office:currency="BRL" office:value="3" calcext:value-type="currency">
            <text:p>R$ 3,00</text:p>
          </table:table-cell>
          <table:table-cell office:value-type="float" office:value="2" calcext:value-type="float">
            <text:p>2</text:p>
          </table:table-cell>
          <table:table-cell table:formula="of:=([.D65]*[.C65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74" office:value-type="string" calcext:value-type="string">
            <text:p>Diogo</text:p>
          </table:table-cell>
        </table:table-row>
        <table:table-row table:style-name="ro1">
          <table:table-cell table:style-name="ce75" office:value-type="float" office:value="10" calcext:value-type="float">
            <text:p>10</text:p>
          </table:table-cell>
          <table:table-cell table:style-name="ce75" table:formula="of:=([$'AULA 4'.B3])" office:value-type="string" office:string-value="Abacaxi" calcext:value-type="string">
            <text:p>Abacaxi</text:p>
          </table:table-cell>
          <table:table-cell table:style-name="ce77" table:formula="of:=([$'AULA 4'.G3])" office:value-type="currency" office:currency="BRL" office:value="6" calcext:value-type="currency">
            <text:p>R$ 6,00</text:p>
          </table:table-cell>
          <table:table-cell table:style-name="ce75" office:value-type="float" office:value="3" calcext:value-type="float">
            <text:p>3</text:p>
          </table:table-cell>
          <table:table-cell table:style-name="ce77" table:formula="of:=([.D66]*[.C66])" office:value-type="currency" office:currency="BRL" office:value="18" calcext:value-type="currency">
            <text:p>R$ 18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table:style-name="ce75" office:value-type="float" office:value="10" calcext:value-type="float">
            <text:p>10</text:p>
          </table:table-cell>
          <table:table-cell table:style-name="ce75" table:formula="of:=([$'AULA 4'.B5])" office:value-type="string" office:string-value="Açúcar" calcext:value-type="string">
            <text:p>Açúcar</text:p>
          </table:table-cell>
          <table:table-cell table:style-name="ce77" table:formula="of:=([$'AULA 4'.G5])" office:value-type="currency" office:currency="BRL" office:value="4" calcext:value-type="currency">
            <text:p>R$ 4,0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67]*[.C67])" office:value-type="currency" office:currency="BRL" office:value="8" calcext:value-type="currency">
            <text:p>R$ 8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table:style-name="ce75" office:value-type="float" office:value="10" calcext:value-type="float">
            <text:p>10</text:p>
          </table:table-cell>
          <table:table-cell table:style-name="ce75" table:formula="of:=([$'AULA 4'.B12])" office:value-type="string" office:string-value="Banana" calcext:value-type="string">
            <text:p>Banana</text:p>
          </table:table-cell>
          <table:table-cell table:style-name="ce77" table:formula="of:=([$'AULA 4'.G12])" office:value-type="currency" office:currency="BRL" office:value="4" calcext:value-type="currency">
            <text:p>R$ 4,00</text:p>
          </table:table-cell>
          <table:table-cell table:style-name="ce75" office:value-type="float" office:value="12" calcext:value-type="float">
            <text:p>12</text:p>
          </table:table-cell>
          <table:table-cell table:style-name="ce77" table:formula="of:=([.D68]*[.C68])" office:value-type="currency" office:currency="BRL" office:value="48" calcext:value-type="currency">
            <text:p>R$ 48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table:style-name="ce75" office:value-type="float" office:value="10" calcext:value-type="float">
            <text:p>10</text:p>
          </table:table-cell>
          <table:table-cell table:style-name="ce75" table:formula="of:=([$'AULA 4'.B21])" office:value-type="string" office:string-value="Cenoura" calcext:value-type="string">
            <text:p>Cenoura</text:p>
          </table:table-cell>
          <table:table-cell table:style-name="ce77" table:formula="of:=([$'AULA 4'.G21])" office:value-type="currency" office:currency="BRL" office:value="7.5" calcext:value-type="currency">
            <text:p>R$ 7,50</text:p>
          </table:table-cell>
          <table:table-cell table:style-name="ce75" office:value-type="float" office:value="5" calcext:value-type="float">
            <text:p>5</text:p>
          </table:table-cell>
          <table:table-cell table:style-name="ce77" table:formula="of:=([.D69]*[.C69])" office:value-type="currency" office:currency="BRL" office:value="37.5" calcext:value-type="currency">
            <text:p>R$ 37,5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table:style-name="ce75" office:value-type="float" office:value="10" calcext:value-type="float">
            <text:p>10</text:p>
          </table:table-cell>
          <table:table-cell table:style-name="ce75" table:formula="of:=([$'AULA 4'.B49])" office:value-type="string" office:string-value="Repolho" calcext:value-type="string">
            <text:p>Repolho</text:p>
          </table:table-cell>
          <table:table-cell table:style-name="ce77" table:formula="of:=([$'AULA 4'.G49])" office:value-type="currency" office:currency="BRL" office:value="5" calcext:value-type="currency">
            <text:p>R$ 5,0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70]*[.C70])" office:value-type="currency" office:currency="BRL" office:value="10" calcext:value-type="currency">
            <text:p>R$ 10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table:style-name="ce75" office:value-type="float" office:value="10" calcext:value-type="float">
            <text:p>10</text:p>
          </table:table-cell>
          <table:table-cell table:style-name="ce75" table:formula="of:=([$'AULA 4'.B20])" office:value-type="string" office:string-value="Cebola" calcext:value-type="string">
            <text:p>Cebola</text:p>
          </table:table-cell>
          <table:table-cell table:style-name="ce77" table:formula="of:=([$'AULA 4'.G20])" office:value-type="currency" office:currency="BRL" office:value="5" calcext:value-type="currency">
            <text:p>R$ 5,00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([.D71]*[.C71])" office:value-type="currency" office:currency="BRL" office:value="10" calcext:value-type="currency">
            <text:p>R$ 10,0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table:style-name="ce75" office:value-type="float" office:value="10" calcext:value-type="float">
            <text:p>10</text:p>
          </table:table-cell>
          <table:table-cell table:style-name="ce75" table:formula="of:=([$'AULA 4'.B17])" office:value-type="string" office:string-value="Café" calcext:value-type="string">
            <text:p>Café</text:p>
          </table:table-cell>
          <table:table-cell table:style-name="ce77" table:formula="of:=([$'AULA 4'.G17])" office:value-type="currency" office:currency="BRL" office:value="3.5" calcext:value-type="currency">
            <text:p>R$ 3,50</text:p>
          </table:table-cell>
          <table:table-cell table:style-name="ce75" office:value-type="float" office:value="3" calcext:value-type="float">
            <text:p>3</text:p>
          </table:table-cell>
          <table:table-cell table:style-name="ce77" table:formula="of:=([.D72]*[.C72])" office:value-type="currency" office:currency="BRL" office:value="10.5" calcext:value-type="currency">
            <text:p>R$ 10,50</text:p>
          </table:table-cell>
          <table:table-cell table:style-name="ce79" office:value-type="date" office:date-value="2022-05-10" calcext:value-type="date">
            <text:p>10/05/22</text:p>
          </table:table-cell>
          <table:table-cell office:value-type="string" calcext:value-type="string">
            <text:p>Ana</text:p>
          </table:table-cell>
        </table:table-row>
      </table:table>
      <table:table table:name="AULA 6" table:style-name="ta2"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5" table:number-columns-repeated="7" table:default-cell-style-name="Default"/>
        <table:table-row table:style-name="ro6">
          <table:table-cell table:style-name="ce90" office:value-type="string" calcext:value-type="string" table:number-columns-spanned="4" table:number-rows-spanned="1">
            <text:p>FLUXO DE CAIXA</text:p>
          </table:table-cell>
          <table:covered-table-cell table:number-columns-repeated="3" table:style-name="ce18"/>
          <table:table-cell table:number-columns-repeated="7"/>
        </table:table-row>
        <table:table-row table:style-name="ro1">
          <table:table-cell table:style-name="ce91" office:value-type="string" calcext:value-type="string">
            <text:p>VENDAS</text:p>
          </table:table-cell>
          <table:table-cell table:style-name="ce91" office:value-type="string" calcext:value-type="string">
            <text:p>VALOR TOTAL</text:p>
          </table:table-cell>
          <table:table-cell table:style-name="ce91" office:value-type="string" calcext:value-type="string">
            <text:p>DATA</text:p>
          </table:table-cell>
          <table:table-cell table:style-name="ce91" office:value-type="string" calcext:value-type="string">
            <text:p>CLIENTE</text:p>
          </table:table-cell>
          <table:table-cell table:number-columns-repeated="7"/>
        </table:table-row>
        <table:table-row table:style-name="ro1">
          <table:table-cell table:style-name="ce18" table:formula="of:=([$'AULA 5'.A3])" office:value-type="float" office:value="1" calcext:value-type="float">
            <text:p>1</text:p>
          </table:table-cell>
          <table:table-cell table:style-name="ce60" table:formula="of:=SUM([$'AULA 5'.E3:$'AULA 5'.E9])" office:value-type="currency" office:currency="BRL" office:value="153" calcext:value-type="currency">
            <text:p>R$ 153,00</text:p>
          </table:table-cell>
          <table:table-cell table:style-name="ce63" table:formula="of:=([$'AULA 5'.F3])" office:value-type="date" office:date-value="2022-05-10" calcext:value-type="date">
            <text:p>10/05/22</text:p>
          </table:table-cell>
          <table:table-cell table:style-name="ce95" table:formula="of:=([$'AULA 5'.G3])" office:value-type="string" office:string-value="Jurema" calcext:value-type="string">
            <text:p>Jurema</text:p>
          </table:table-cell>
          <table:table-cell table:number-columns-repeated="7"/>
        </table:table-row>
        <table:table-row table:style-name="ro1">
          <table:table-cell table:style-name="ce92" table:formula="of:=([$'AULA 5'.A10])" office:value-type="float" office:value="2" calcext:value-type="float">
            <text:p>2</text:p>
          </table:table-cell>
          <table:table-cell table:style-name="ce93" table:formula="of:=SUM([$'AULA 5'.E10:$'AULA 5'.E16])" office:value-type="currency" office:currency="BRL" office:value="84.5" calcext:value-type="currency">
            <text:p>R$ 84,50</text:p>
          </table:table-cell>
          <table:table-cell table:style-name="ce94" table:formula="of:=([$'AULA 5'.F12])" office:value-type="date" office:date-value="2022-05-10" calcext:value-type="date">
            <text:p>10/05/22</text:p>
          </table:table-cell>
          <table:table-cell table:style-name="ce96" table:formula="of:=([$'AULA 5'.G10])" office:value-type="string" office:string-value="Luara" calcext:value-type="string">
            <text:p>Luara</text:p>
          </table:table-cell>
          <table:table-cell table:number-columns-repeated="7"/>
        </table:table-row>
        <table:table-row table:style-name="ro1">
          <table:table-cell table:style-name="ce18" table:formula="of:=([$'AULA 5'.A17])" office:value-type="float" office:value="3" calcext:value-type="float">
            <text:p>3</text:p>
          </table:table-cell>
          <table:table-cell table:style-name="ce60" table:formula="of:=SUM([$'AULA 5'.E17:$'AULA 5'.E23])" office:value-type="currency" office:currency="BRL" office:value="362" calcext:value-type="currency">
            <text:p>R$ 362,00</text:p>
          </table:table-cell>
          <table:table-cell table:style-name="ce63" table:formula="of:=([$'AULA 5'.F17])" office:value-type="date" office:date-value="2022-05-10" calcext:value-type="date">
            <text:p>10/05/22</text:p>
          </table:table-cell>
          <table:table-cell table:style-name="ce95" table:formula="of:=([$'AULA 5'.G17])" office:value-type="string" office:string-value="Anayse" calcext:value-type="string">
            <text:p>Anayse</text:p>
          </table:table-cell>
          <table:table-cell table:number-columns-repeated="7"/>
        </table:table-row>
        <table:table-row table:style-name="ro1">
          <table:table-cell table:style-name="ce92" table:formula="of:=([$'AULA 5'.A25])" office:value-type="float" office:value="4" calcext:value-type="float">
            <text:p>4</text:p>
          </table:table-cell>
          <table:table-cell table:style-name="ce93" table:formula="of:=SUM([$'AULA 5'.E24:$'AULA 5'.E30])" office:value-type="currency" office:currency="BRL" office:value="190.3" calcext:value-type="currency">
            <text:p>R$ 190,30</text:p>
          </table:table-cell>
          <table:table-cell table:style-name="ce94" table:formula="of:=([$'AULA 5'.F25])" office:value-type="date" office:date-value="2022-05-10" calcext:value-type="date">
            <text:p>10/05/22</text:p>
          </table:table-cell>
          <table:table-cell table:style-name="ce96" table:formula="of:=([$'AULA 5'.G24])" office:value-type="string" office:string-value="Lauane" calcext:value-type="string">
            <text:p>Lauane</text:p>
          </table:table-cell>
          <table:table-cell table:number-columns-repeated="7"/>
        </table:table-row>
        <table:table-row table:style-name="ro1">
          <table:table-cell table:style-name="ce18" table:formula="of:=([$'AULA 5'.A31])" office:value-type="float" office:value="5" calcext:value-type="float">
            <text:p>5</text:p>
          </table:table-cell>
          <table:table-cell table:style-name="ce60" table:formula="of:=SUM([$'AULA 5'.E31:$'AULA 5'.E37])" office:value-type="currency" office:currency="BRL" office:value="356" calcext:value-type="currency">
            <text:p>R$ 356,00</text:p>
          </table:table-cell>
          <table:table-cell table:style-name="ce63" table:formula="of:=([$'AULA 5'.F31])" office:value-type="date" office:date-value="2022-05-10" calcext:value-type="date">
            <text:p>10/05/22</text:p>
          </table:table-cell>
          <table:table-cell table:style-name="ce95" table:formula="of:=([$'AULA 5'.G31])" office:value-type="string" office:string-value="Kaline" calcext:value-type="string">
            <text:p>Kaline</text:p>
          </table:table-cell>
          <table:table-cell table:number-columns-repeated="7"/>
        </table:table-row>
        <table:table-row table:style-name="ro1">
          <table:table-cell table:style-name="ce92" table:formula="of:=([$'AULA 5'.A39])" office:value-type="float" office:value="6" calcext:value-type="float">
            <text:p>6</text:p>
          </table:table-cell>
          <table:table-cell table:style-name="ce93" table:formula="of:=SUM([$'AULA 5'.E38:$'AULA 5'.E44])" office:value-type="currency" office:currency="BRL" office:value="168.5" calcext:value-type="currency">
            <text:p>R$ 168,50</text:p>
          </table:table-cell>
          <table:table-cell table:style-name="ce94" table:formula="of:=([$'AULA 5'.F38])" office:value-type="date" office:date-value="2022-05-10" calcext:value-type="date">
            <text:p>10/05/22</text:p>
          </table:table-cell>
          <table:table-cell table:style-name="ce96" table:formula="of:=([$'AULA 5'.G38])" office:value-type="string" office:string-value="Raissa" calcext:value-type="string">
            <text:p>Raissa</text:p>
          </table:table-cell>
          <table:table-cell table:number-columns-repeated="7"/>
        </table:table-row>
        <table:table-row table:style-name="ro1">
          <table:table-cell table:style-name="ce18" table:formula="of:=([$'AULA 5'.A47])" office:value-type="float" office:value="7" calcext:value-type="float">
            <text:p>7</text:p>
          </table:table-cell>
          <table:table-cell table:style-name="ce60" table:formula="of:=SUM([$'AULA 5'.E45:$'AULA 5'.E51])" office:value-type="currency" office:currency="BRL" office:value="184.5" calcext:value-type="currency">
            <text:p>R$ 184,50</text:p>
          </table:table-cell>
          <table:table-cell table:style-name="ce63" table:formula="of:=([$'AULA 5'.F45])" office:value-type="date" office:date-value="2022-05-10" calcext:value-type="date">
            <text:p>10/05/22</text:p>
          </table:table-cell>
          <table:table-cell table:style-name="ce95" table:formula="of:=([$'AULA 5'.G45])" office:value-type="string" office:string-value="Júlia" calcext:value-type="string">
            <text:p>Júlia</text:p>
          </table:table-cell>
          <table:table-cell table:number-columns-repeated="7"/>
        </table:table-row>
        <table:table-row table:style-name="ro1">
          <table:table-cell table:style-name="ce92" table:formula="of:=([$'AULA 5'.A54])" office:value-type="float" office:value="8" calcext:value-type="float">
            <text:p>8</text:p>
          </table:table-cell>
          <table:table-cell table:style-name="ce93" table:formula="of:=SUM([$'AULA 5'.E52:$'AULA 5'.E58])" office:value-type="currency" office:currency="BRL" office:value="260.5" calcext:value-type="currency">
            <text:p>R$ 260,50</text:p>
          </table:table-cell>
          <table:table-cell table:style-name="ce94" table:formula="of:=([$'AULA 5'.F53])" office:value-type="date" office:date-value="2022-05-10" calcext:value-type="date">
            <text:p>10/05/22</text:p>
          </table:table-cell>
          <table:table-cell table:style-name="ce96" table:formula="of:=([$'AULA 5'.G52])" office:value-type="string" office:string-value="Eduardo" calcext:value-type="string">
            <text:p>Eduardo</text:p>
          </table:table-cell>
          <table:table-cell table:number-columns-repeated="7"/>
        </table:table-row>
        <table:table-row table:style-name="ro1">
          <table:table-cell table:style-name="ce18" table:formula="of:=([$'AULA 5'.A63])" office:value-type="float" office:value="9" calcext:value-type="float">
            <text:p>9</text:p>
          </table:table-cell>
          <table:table-cell table:style-name="ce60" table:formula="of:=SUM([$'AULA 5'.E59:$'AULA 5'.E65])" office:value-type="currency" office:currency="BRL" office:value="164" calcext:value-type="currency">
            <text:p>R$ 164,00</text:p>
          </table:table-cell>
          <table:table-cell table:style-name="ce63" table:formula="of:=([$'AULA 5'.F63])" office:value-type="date" office:date-value="2022-05-10" calcext:value-type="date">
            <text:p>10/05/22</text:p>
          </table:table-cell>
          <table:table-cell table:style-name="ce95" table:formula="of:=([$'AULA 5'.G59])" office:value-type="string" office:string-value="Diogo" calcext:value-type="string">
            <text:p>Diogo</text:p>
          </table:table-cell>
          <table:table-cell table:number-columns-repeated="7"/>
        </table:table-row>
        <table:table-row table:style-name="ro1">
          <table:table-cell table:style-name="ce92" table:formula="of:=([$'AULA 5'.A66])" office:value-type="float" office:value="10" calcext:value-type="float">
            <text:p>10</text:p>
          </table:table-cell>
          <table:table-cell table:style-name="ce93" table:formula="of:=SUM([$'AULA 5'.E66:$'AULA 5'.E72])" office:value-type="currency" office:currency="BRL" office:value="142" calcext:value-type="currency">
            <text:p>R$ 142,00</text:p>
          </table:table-cell>
          <table:table-cell table:style-name="ce94" table:formula="of:=([$'AULA 5'.F66])" office:value-type="date" office:date-value="2022-05-10" calcext:value-type="date">
            <text:p>10/05/22</text:p>
          </table:table-cell>
          <table:table-cell table:style-name="ce96" table:formula="of:=([$'AULA 5'.G66])" office:value-type="string" office:string-value="Ana" calcext:value-type="string">
            <text:p>Ana</text:p>
          </table:table-cell>
          <table:table-cell table:number-columns-repeated="7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table:number-columns-repeated="10"/>
          <table:table-cell table:style-name="ce97"/>
        </table:table-row>
      </table:table>
      <table:table table:name="AULA 7" table:style-name="ta2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5" table:default-cell-style-name="Default"/>
        <table:table-column table:style-name="co30" table:default-cell-style-name="Default"/>
        <table:table-column table:style-name="co31" table:default-cell-style-name="ce112"/>
        <table:table-column table:style-name="co29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9" table:default-cell-style-name="Default"/>
        <table:table-column table:style-name="co7" table:default-cell-style-name="ce112"/>
        <table:table-column table:style-name="co8" table:default-cell-style-name="ce112"/>
        <table:table-column table:style-name="co29" table:number-columns-repeated="2" table:default-cell-style-name="Default"/>
        <table:table-column table:style-name="co7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9" table:number-columns-repeated="6" table:default-cell-style-name="Default"/>
        <table:table-column table:style-name="co34" table:default-cell-style-name="Default"/>
        <table:table-column table:style-name="co29" table:number-columns-repeated="3" table:default-cell-style-name="Default"/>
        <table:table-row table:style-name="ro7">
          <table:table-cell table:style-name="ce98" office:value-type="string" calcext:value-type="string" table:number-columns-spanned="32" table:number-rows-spanned="1">
            <text:p><text:span text:style-name="T1">DESPESAS</text:span> MENSAIS</text:p>
          </table:table-cell>
          <table:covered-table-cell table:number-columns-repeated="7" table:style-name="ce103"/>
          <table:covered-table-cell table:style-name="ce107"/>
          <table:covered-table-cell table:number-columns-repeated="5" table:style-name="ce103"/>
          <table:covered-table-cell table:number-columns-repeated="2" table:style-name="ce107"/>
          <table:covered-table-cell table:number-columns-repeated="16" table:style-name="ce103"/>
        </table:table-row>
        <table:table-row table:style-name="ro1">
          <table:table-cell table:style-name="ce99" office:value-type="string" calcext:value-type="string">
            <text:p>DESPESAIS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13" calcext:value-type="float">
            <text:p>13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5" calcext:value-type="float">
            <text:p>15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17" calcext:value-type="float">
            <text:p>17</text:p>
          </table:table-cell>
          <table:table-cell table:style-name="ce99" office:value-type="float" office:value="18" calcext:value-type="float">
            <text:p>18</text:p>
          </table:table-cell>
          <table:table-cell table:style-name="ce99" office:value-type="float" office:value="19" calcext:value-type="float">
            <text:p>19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21" calcext:value-type="float">
            <text:p>21</text:p>
          </table:table-cell>
          <table:table-cell table:style-name="ce99" office:value-type="float" office:value="22" calcext:value-type="float">
            <text:p>22</text:p>
          </table:table-cell>
          <table:table-cell table:style-name="ce99" office:value-type="float" office:value="23" calcext:value-type="float">
            <text:p>23</text:p>
          </table:table-cell>
          <table:table-cell table:style-name="ce99" office:value-type="float" office:value="24" calcext:value-type="float">
            <text:p>24</text:p>
          </table:table-cell>
          <table:table-cell table:style-name="ce99" office:value-type="float" office:value="25" calcext:value-type="float">
            <text:p>25</text:p>
          </table:table-cell>
          <table:table-cell table:style-name="ce99" office:value-type="float" office:value="26" calcext:value-type="float">
            <text:p>26</text:p>
          </table:table-cell>
          <table:table-cell table:style-name="ce99" office:value-type="float" office:value="27" calcext:value-type="float">
            <text:p>27</text:p>
          </table:table-cell>
          <table:table-cell table:style-name="ce99" office:value-type="float" office:value="28" calcext:value-type="float">
            <text:p>28</text:p>
          </table:table-cell>
          <table:table-cell table:style-name="ce99" office:value-type="float" office:value="29" calcext:value-type="float">
            <text:p>29</text:p>
          </table:table-cell>
          <table:table-cell table:style-name="ce99" office:value-type="float" office:value="30" calcext:value-type="float">
            <text:p>30</text:p>
          </table:table-cell>
          <table:table-cell table:style-name="ce99" office:value-type="float" office:value="31" calcext:value-type="float">
            <text:p>31</text:p>
          </table:table-cell>
        </table:table-row>
        <table:table-row table:style-name="ro1">
          <table:table-cell table:style-name="ce18" office:value-type="string" calcext:value-type="string">
            <text:p>Água</text:p>
          </table:table-cell>
          <table:table-cell table:style-name="ce104" office:value-type="currency" office:currency="BRL" office:value="40" calcext:value-type="currency">
            <text:p>R$ 40,00</text:p>
          </table:table-cell>
          <table:table-cell table:style-name="ce18" table:number-columns-repeated="6"/>
          <table:table-cell table:style-name="ce190"/>
          <table:table-cell table:style-name="ce18" table:number-columns-repeated="5"/>
          <table:table-cell table:style-name="ce190" table:number-columns-repeated="2"/>
          <table:table-cell table:style-name="ce18" table:number-columns-repeated="16"/>
        </table:table-row>
        <table:table-row table:style-name="ro1">
          <table:table-cell table:style-name="ce100" office:value-type="string" calcext:value-type="string">
            <text:p>Luz</text:p>
          </table:table-cell>
          <table:table-cell table:style-name="ce100" table:number-columns-repeated="2"/>
          <table:table-cell table:style-name="ce105" office:value-type="currency" office:currency="BRL" office:value="100" calcext:value-type="currency">
            <text:p>R$ 100,00</text:p>
          </table:table-cell>
          <table:table-cell table:style-name="ce100" table:number-columns-repeated="4"/>
          <table:table-cell table:style-name="ce110"/>
          <table:table-cell table:style-name="ce100" table:number-columns-repeated="5"/>
          <table:table-cell table:style-name="ce110" table:number-columns-repeated="2"/>
          <table:table-cell table:style-name="ce100" table:number-columns-repeated="16"/>
        </table:table-row>
        <table:table-row table:style-name="ro1">
          <table:table-cell table:style-name="ce18" office:value-type="string" calcext:value-type="string">
            <text:p>Gás</text:p>
          </table:table-cell>
          <table:table-cell table:style-name="ce18" table:number-columns-repeated="7"/>
          <table:table-cell table:style-name="ce190"/>
          <table:table-cell table:style-name="ce18"/>
          <table:table-cell table:style-name="ce104" office:value-type="currency" office:currency="BRL" office:value="100" calcext:value-type="currency">
            <text:p>R$ 100,00</text:p>
          </table:table-cell>
          <table:table-cell table:style-name="ce18" table:number-columns-repeated="3"/>
          <table:table-cell table:style-name="ce190" table:number-columns-repeated="2"/>
          <table:table-cell table:style-name="ce18" table:number-columns-repeated="16"/>
        </table:table-row>
        <table:table-row table:style-name="ro1">
          <table:table-cell table:style-name="ce100" office:value-type="string" calcext:value-type="string">
            <text:p>Aluguel</text:p>
          </table:table-cell>
          <table:table-cell table:style-name="ce105" office:value-type="currency" office:currency="BRL" office:value="250" calcext:value-type="currency">
            <text:p>R$ 250,00</text:p>
          </table:table-cell>
          <table:table-cell table:style-name="ce100" table:number-columns-repeated="6"/>
          <table:table-cell table:style-name="ce110"/>
          <table:table-cell table:style-name="ce100" table:number-columns-repeated="5"/>
          <table:table-cell table:style-name="ce110" table:number-columns-repeated="2"/>
          <table:table-cell table:style-name="ce100" table:number-columns-repeated="16"/>
        </table:table-row>
        <table:table-row table:style-name="ro1">
          <table:table-cell table:style-name="ce18" office:value-type="string" calcext:value-type="string">
            <text:p>Feira</text:p>
          </table:table-cell>
          <table:table-cell table:style-name="ce18" table:number-columns-repeated="6"/>
          <table:table-cell table:style-name="ce104" office:value-type="currency" office:currency="BRL" office:value="700" calcext:value-type="currency">
            <text:p>R$ 700,00</text:p>
          </table:table-cell>
          <table:table-cell table:style-name="ce190"/>
          <table:table-cell table:style-name="ce18" table:number-columns-repeated="5"/>
          <table:table-cell table:style-name="ce190" table:number-columns-repeated="2"/>
          <table:table-cell table:style-name="ce18" table:number-columns-repeated="16"/>
        </table:table-row>
        <table:table-row table:style-name="ro1">
          <table:table-cell table:style-name="ce100" office:value-type="string" calcext:value-type="string">
            <text:p>Cartão de crédito</text:p>
          </table:table-cell>
          <table:table-cell table:style-name="ce100" table:number-columns-repeated="7"/>
          <table:table-cell table:style-name="ce110"/>
          <table:table-cell table:style-name="ce100" table:number-columns-repeated="5"/>
          <table:table-cell table:style-name="ce110"/>
          <table:table-cell table:style-name="ce105" office:value-type="currency" office:currency="BRL" office:value="900" calcext:value-type="currency">
            <text:p>R$ 900,00</text:p>
          </table:table-cell>
          <table:table-cell table:style-name="ce100" table:number-columns-repeated="16"/>
        </table:table-row>
        <table:table-row table:style-name="ro1">
          <table:table-cell table:style-name="ce18" office:value-type="string" calcext:value-type="string">
            <text:p>IPVA Carro</text:p>
          </table:table-cell>
          <table:table-cell table:style-name="ce18" table:number-columns-repeated="7"/>
          <table:table-cell table:style-name="ce190"/>
          <table:table-cell table:style-name="ce18" table:number-columns-repeated="3"/>
          <table:table-cell table:style-name="ce104" office:value-type="currency" office:currency="BRL" office:value="500" calcext:value-type="currency">
            <text:p>R$ 500,00</text:p>
          </table:table-cell>
          <table:table-cell table:style-name="ce18"/>
          <table:table-cell table:style-name="ce190" table:number-columns-repeated="2"/>
          <table:table-cell table:style-name="ce18" table:number-columns-repeated="16"/>
        </table:table-row>
        <table:table-row table:style-name="ro1">
          <table:table-cell table:style-name="ce100" office:value-type="string" calcext:value-type="string">
            <text:p>IPVA Moto</text:p>
          </table:table-cell>
          <table:table-cell table:style-name="ce100" table:number-columns-repeated="7"/>
          <table:table-cell table:style-name="ce110"/>
          <table:table-cell table:style-name="ce100" table:number-columns-repeated="3"/>
          <table:table-cell table:style-name="ce105" office:value-type="currency" office:currency="BRL" office:value="200" calcext:value-type="currency">
            <text:p>R$ 200,00</text:p>
          </table:table-cell>
          <table:table-cell table:style-name="ce100"/>
          <table:table-cell table:style-name="ce110" table:number-columns-repeated="2"/>
          <table:table-cell table:style-name="ce100" table:number-columns-repeated="16"/>
        </table:table-row>
        <table:table-row table:style-name="ro1">
          <table:table-cell table:style-name="ce18" office:value-type="string" calcext:value-type="string">
            <text:p>IPTU</text:p>
          </table:table-cell>
          <table:table-cell table:style-name="ce18" table:number-columns-repeated="7"/>
          <table:table-cell table:style-name="ce190"/>
          <table:table-cell table:style-name="ce18" table:number-columns-repeated="3"/>
          <table:table-cell table:style-name="ce104" office:value-type="currency" office:currency="BRL" office:value="250" calcext:value-type="currency">
            <text:p>R$ 250,00</text:p>
          </table:table-cell>
          <table:table-cell table:style-name="ce18"/>
          <table:table-cell table:style-name="ce190" table:number-columns-repeated="2"/>
          <table:table-cell table:style-name="ce18" table:number-columns-repeated="16"/>
        </table:table-row>
        <table:table-row table:style-name="ro1">
          <table:table-cell table:style-name="ce100" office:value-type="string" calcext:value-type="string">
            <text:p>Fraldas</text:p>
          </table:table-cell>
          <table:table-cell table:style-name="ce100" table:number-columns-repeated="4"/>
          <table:table-cell table:style-name="ce105" office:value-type="currency" office:currency="BRL" office:value="35" calcext:value-type="currency">
            <text:p>R$ 35,00</text:p>
          </table:table-cell>
          <table:table-cell table:style-name="ce100" table:number-columns-repeated="2"/>
          <table:table-cell table:style-name="ce110"/>
          <table:table-cell table:style-name="ce100" table:number-columns-repeated="5"/>
          <table:table-cell table:style-name="ce110" table:number-columns-repeated="2"/>
          <table:table-cell table:style-name="ce100" table:number-columns-repeated="2"/>
          <table:table-cell table:style-name="ce114"/>
          <table:table-cell table:style-name="ce100" table:number-columns-repeated="13"/>
        </table:table-row>
        <table:table-row table:style-name="ro1">
          <table:table-cell table:style-name="ce18" office:value-type="string" calcext:value-type="string">
            <text:p>Internet</text:p>
          </table:table-cell>
          <table:table-cell table:style-name="ce18" table:number-columns-repeated="7"/>
          <table:table-cell table:style-name="ce190"/>
          <table:table-cell table:style-name="ce104" office:value-type="currency" office:currency="BRL" office:value="65" calcext:value-type="currency">
            <text:p>R$ 65,00</text:p>
          </table:table-cell>
          <table:table-cell table:style-name="ce18" table:number-columns-repeated="4"/>
          <table:table-cell table:style-name="ce190" table:number-columns-repeated="2"/>
          <table:table-cell table:style-name="ce18" table:number-columns-repeated="16"/>
        </table:table-row>
        <table:table-row table:style-name="ro1">
          <table:table-cell table:style-name="ce100" office:value-type="string" calcext:value-type="string">
            <text:p>Escola</text:p>
          </table:table-cell>
          <table:table-cell table:style-name="ce100" table:number-columns-repeated="7"/>
          <table:table-cell table:style-name="ce110"/>
          <table:table-cell table:style-name="ce100" table:number-columns-repeated="5"/>
          <table:table-cell table:style-name="ce105" office:value-type="currency" office:currency="BRL" office:value="350" calcext:value-type="currency">
            <text:p>R$ 350,00</text:p>
          </table:table-cell>
          <table:table-cell table:style-name="ce110"/>
          <table:table-cell table:style-name="ce100" table:number-columns-repeated="16"/>
        </table:table-row>
        <table:table-row table:style-name="ro1">
          <table:table-cell table:style-name="ce18" office:value-type="string" calcext:value-type="string">
            <text:p>Dentista</text:p>
          </table:table-cell>
          <table:table-cell table:style-name="ce18" table:number-columns-repeated="7"/>
          <table:table-cell table:style-name="ce190"/>
          <table:table-cell table:style-name="ce18" table:number-columns-repeated="5"/>
          <table:table-cell table:style-name="ce190" table:number-columns-repeated="2"/>
          <table:table-cell table:style-name="ce18"/>
          <table:table-cell table:style-name="ce104" office:value-type="currency" office:currency="BRL" office:value="80" calcext:value-type="currency">
            <text:p>R$ 80,00</text:p>
          </table:table-cell>
          <table:table-cell table:style-name="ce18" table:number-columns-repeated="14"/>
        </table:table-row>
        <table:table-row table:style-name="ro1">
          <table:table-cell table:style-name="ce100" office:value-type="string" calcext:value-type="string">
            <text:p>Plano de saúde</text:p>
          </table:table-cell>
          <table:table-cell table:style-name="ce100" table:number-columns-repeated="7"/>
          <table:table-cell table:style-name="ce110"/>
          <table:table-cell table:style-name="ce100" table:number-columns-repeated="5"/>
          <table:table-cell table:style-name="ce110" table:number-columns-repeated="2"/>
          <table:table-cell table:style-name="ce100" table:number-columns-repeated="3"/>
          <table:table-cell table:style-name="ce105" office:value-type="currency" office:currency="BRL" office:value="50" calcext:value-type="currency">
            <text:p>R$ 50,00</text:p>
          </table:table-cell>
          <table:table-cell table:style-name="ce100" table:number-columns-repeated="12"/>
        </table:table-row>
        <table:table-row table:style-name="ro1">
          <table:table-cell table:style-name="ce18" office:value-type="string" calcext:value-type="string">
            <text:p>Netflix</text:p>
          </table:table-cell>
          <table:table-cell table:style-name="ce18" table:number-columns-repeated="5"/>
          <table:table-cell table:style-name="ce104" office:value-type="currency" office:currency="BRL" office:value="25" calcext:value-type="currency">
            <text:p>R$ 25,00</text:p>
          </table:table-cell>
          <table:table-cell table:style-name="ce18"/>
          <table:table-cell table:style-name="ce190"/>
          <table:table-cell table:style-name="ce18" table:number-columns-repeated="5"/>
          <table:table-cell table:style-name="ce190" table:number-columns-repeated="2"/>
          <table:table-cell table:style-name="ce18" table:number-columns-repeated="16"/>
        </table:table-row>
        <table:table-row table:style-name="ro1">
          <table:table-cell table:style-name="ce100" office:value-type="string" calcext:value-type="string">
            <text:p>Prime Vídeo</text:p>
          </table:table-cell>
          <table:table-cell table:style-name="ce100" table:number-columns-repeated="7"/>
          <table:table-cell table:style-name="ce110"/>
          <table:table-cell table:style-name="ce100" table:number-columns-repeated="2"/>
          <table:table-cell table:style-name="ce105" office:value-type="currency" office:currency="BRL" office:value="15" calcext:value-type="currency">
            <text:p>R$ 15,00</text:p>
          </table:table-cell>
          <table:table-cell table:style-name="ce100" table:number-columns-repeated="2"/>
          <table:table-cell table:style-name="ce110" table:number-columns-repeated="2"/>
          <table:table-cell table:style-name="ce100" table:number-columns-repeated="16"/>
        </table:table-row>
        <table:table-row table:style-name="ro1">
          <table:table-cell table:style-name="ce18" office:value-type="string" calcext:value-type="string">
            <text:p>Disney+</text:p>
          </table:table-cell>
          <table:table-cell table:style-name="ce18" table:number-columns-repeated="3"/>
          <table:table-cell table:style-name="ce104" office:value-type="currency" office:currency="BRL" office:value="20" calcext:value-type="currency">
            <text:p>R$ 20,00</text:p>
          </table:table-cell>
          <table:table-cell table:style-name="ce18" table:number-columns-repeated="3"/>
          <table:table-cell table:style-name="ce190"/>
          <table:table-cell table:style-name="ce18" table:number-columns-repeated="5"/>
          <table:table-cell table:style-name="ce190" table:number-columns-repeated="2"/>
          <table:table-cell table:style-name="ce18" table:number-columns-repeated="16"/>
        </table:table-row>
        <table:table-row table:style-name="ro1">
          <table:table-cell table:style-name="ce100" office:value-type="string" calcext:value-type="string">
            <text:p>Star Plus</text:p>
          </table:table-cell>
          <table:table-cell table:style-name="ce100"/>
          <table:table-cell table:style-name="ce105" office:value-type="currency" office:currency="BRL" office:value="15" calcext:value-type="currency">
            <text:p>R$ 15,00</text:p>
          </table:table-cell>
          <table:table-cell table:style-name="ce100" table:number-columns-repeated="5"/>
          <table:table-cell table:style-name="ce110"/>
          <table:table-cell table:style-name="ce100" table:number-columns-repeated="5"/>
          <table:table-cell table:style-name="ce110" table:number-columns-repeated="2"/>
          <table:table-cell table:style-name="ce100" table:number-columns-repeated="16"/>
        </table:table-row>
        <table:table-row table:style-name="ro1">
          <table:table-cell table:style-name="ce18" office:value-type="string" calcext:value-type="string">
            <text:p>TNT Sports</text:p>
          </table:table-cell>
          <table:table-cell table:style-name="ce18" table:number-columns-repeated="7"/>
          <table:table-cell table:style-name="ce190"/>
          <table:table-cell table:style-name="ce18" table:number-columns-repeated="5"/>
          <table:table-cell table:style-name="ce190" table:number-columns-repeated="2"/>
          <table:table-cell table:style-name="ce104" office:value-type="currency" office:currency="BRL" office:value="50" calcext:value-type="currency">
            <text:p>R$ 50,00</text:p>
          </table:table-cell>
          <table:table-cell table:style-name="ce18" table:number-columns-repeated="15"/>
        </table:table-row>
        <table:table-row table:style-name="ro1">
          <table:table-cell table:style-name="ce100" office:value-type="string" calcext:value-type="string">
            <text:p>Globo Play</text:p>
          </table:table-cell>
          <table:table-cell table:style-name="ce100" table:number-columns-repeated="7"/>
          <table:table-cell table:style-name="ce110"/>
          <table:table-cell table:style-name="ce100" table:number-columns-repeated="4"/>
          <table:table-cell table:style-name="ce105" office:value-type="currency" office:currency="BRL" office:value="20" calcext:value-type="currency">
            <text:p>R$ 20,00</text:p>
          </table:table-cell>
          <table:table-cell table:style-name="ce110" table:number-columns-repeated="2"/>
          <table:table-cell table:style-name="ce100" table:number-columns-repeated="16"/>
        </table:table-row>
        <table:table-row table:style-name="ro1">
          <table:table-cell table:style-name="ce18" office:value-type="string" calcext:value-type="string">
            <text:p>Carnê da Zenir</text:p>
          </table:table-cell>
          <table:table-cell table:style-name="ce18" table:number-columns-repeated="7"/>
          <table:table-cell table:style-name="ce104" office:value-type="currency" office:currency="BRL" office:value="100" calcext:value-type="currency">
            <text:p>R$ 100,00</text:p>
          </table:table-cell>
          <table:table-cell table:style-name="ce18" table:number-columns-repeated="5"/>
          <table:table-cell table:style-name="ce190" table:number-columns-repeated="2"/>
          <table:table-cell table:style-name="ce18" table:number-columns-repeated="16"/>
        </table:table-row>
        <table:table-row table:style-name="ro1">
          <table:table-cell table:style-name="ce100" office:value-type="string" calcext:value-type="string">
            <text:p>Lazer</text:p>
          </table:table-cell>
          <table:table-cell table:style-name="ce100" table:number-columns-repeated="7"/>
          <table:table-cell table:style-name="ce110"/>
          <table:table-cell table:style-name="ce100" table:number-columns-repeated="5"/>
          <table:table-cell table:style-name="ce110" table:number-columns-repeated="2"/>
          <table:table-cell table:style-name="ce100" table:number-columns-repeated="2"/>
          <table:table-cell table:style-name="ce171" office:value-type="currency" office:currency="BRL" office:value="300" calcext:value-type="currency">
            <text:p>R$ 300,00</text:p>
          </table:table-cell>
          <table:table-cell table:style-name="ce100"/>
          <table:table-cell table:style-name="ce105"/>
          <table:table-cell table:style-name="ce100" table:number-columns-repeated="7"/>
          <table:table-cell table:style-name="ce171" office:value-type="currency" office:currency="BRL" office:value="300" calcext:value-type="currency">
            <text:p>R$ 300,00</text:p>
          </table:table-cell>
          <table:table-cell table:style-name="ce100" table:number-columns-repeated="3"/>
        </table:table-row>
        <table:table-row table:style-name="ro1">
          <table:table-cell table:style-name="ce18" office:value-type="string" calcext:value-type="string">
            <text:p>Diversos</text:p>
          </table:table-cell>
          <table:table-cell table:style-name="ce60" office:value-type="currency" office:currency="BRL" office:value="3" calcext:value-type="currency">
            <text:p>R$ 3,00</text:p>
          </table:table-cell>
          <table:table-cell table:style-name="ce18"/>
          <table:table-cell table:style-name="ce60" office:value-type="currency" office:currency="BRL" office:value="10" calcext:value-type="currency">
            <text:p>R$ 10,00</text:p>
          </table:table-cell>
          <table:table-cell table:style-name="ce18" table:number-columns-repeated="2"/>
          <table:table-cell table:style-name="ce60" office:value-type="currency" office:currency="BRL" office:value="2.5" calcext:value-type="currency">
            <text:p>R$ 2,50</text:p>
          </table:table-cell>
          <table:table-cell table:style-name="ce154"/>
          <table:table-cell table:style-name="ce190"/>
          <table:table-cell table:style-name="ce60" office:value-type="currency" office:currency="BRL" office:value="5" calcext:value-type="currency">
            <text:p>R$ 5,00</text:p>
          </table:table-cell>
          <table:table-cell table:style-name="ce18" table:number-columns-repeated="2"/>
          <table:table-cell table:style-name="ce60" office:value-type="currency" office:currency="BRL" office:value="20" calcext:value-type="currency">
            <text:p>R$ 20,00</text:p>
          </table:table-cell>
          <table:table-cell table:style-name="ce18"/>
          <table:table-cell table:style-name="ce190"/>
          <table:table-cell table:style-name="ce104" office:value-type="currency" office:currency="BRL" office:value="6" calcext:value-type="currency">
            <text:p>R$ 6,00</text:p>
          </table:table-cell>
          <table:table-cell table:style-name="ce18" table:number-columns-repeated="4"/>
          <table:table-cell table:style-name="ce60" office:value-type="currency" office:currency="BRL" office:value="50" calcext:value-type="currency">
            <text:p>R$ 50,00</text:p>
          </table:table-cell>
          <table:table-cell table:style-name="ce104"/>
          <table:table-cell table:style-name="ce18" table:number-columns-repeated="10"/>
        </table:table-row>
        <table:table-row table:style-name="ro1">
          <table:table-cell table:style-name="ce126" office:value-type="string" calcext:value-type="string">
            <text:p>TOTAL</text:p>
          </table:table-cell>
          <table:table-cell table:style-name="ce137" table:formula="of:=SUM([.B3:.AF25])" office:value-type="currency" office:currency="BRL" office:value="4561.5" calcext:value-type="currency" table:number-columns-spanned="3" table:number-rows-spanned="1">
            <text:p>R$ 4.561,50</text:p>
          </table:table-cell>
          <table:covered-table-cell table:number-columns-repeated="2" table:style-name="ce178"/>
          <table:table-cell table:style-name="ce178" table:number-columns-repeated="4"/>
          <table:table-cell table:style-name="ce159"/>
          <table:table-cell table:style-name="ce178" table:number-columns-repeated="5"/>
          <table:table-cell table:style-name="ce159" table:number-columns-repeated="2"/>
          <table:table-cell table:style-name="ce178" table:number-columns-repeated="16"/>
        </table:table-row>
        <table:table-row table:style-name="ro1">
          <table:table-cell table:style-name="ce127" table:number-columns-spanned="32" table:number-rows-spanned="1"/>
          <table:covered-table-cell table:number-columns-repeated="7" table:style-name="ce18"/>
          <table:covered-table-cell table:style-name="ce190"/>
          <table:covered-table-cell table:number-columns-repeated="5" table:style-name="ce18"/>
          <table:covered-table-cell table:number-columns-repeated="2" table:style-name="ce190"/>
          <table:covered-table-cell table:number-columns-repeated="16" table:style-name="ce18"/>
        </table:table-row>
        <table:table-row table:style-name="ro1">
          <table:table-cell table:style-name="ce128" office:value-type="string" calcext:value-type="string">
            <text:p>RENDIMENTOS</text:p>
          </table:table-cell>
          <table:table-cell table:style-name="ce155"/>
          <table:table-cell table:style-name="ce128" office:value-type="string" calcext:value-type="string">
            <text:p>Salário</text:p>
          </table:table-cell>
          <table:table-cell table:style-name="ce147" office:value-type="currency" office:currency="BRL" office:value="11800" calcext:value-type="currency" table:number-columns-spanned="2" table:number-rows-spanned="1">
            <text:p>R$ 11.800,00</text:p>
          </table:table-cell>
          <table:covered-table-cell table:style-name="ce155"/>
          <table:table-cell table:style-name="ce155"/>
          <table:table-cell table:style-name="ce153" office:value-type="string" calcext:value-type="string" table:number-columns-spanned="2" table:number-rows-spanned="1">
            <text:p>Auxílio Emergencial</text:p>
          </table:table-cell>
          <table:covered-table-cell table:style-name="ce155"/>
          <table:table-cell table:style-name="ce160" office:value-type="currency" office:currency="BRL" office:value="5000" calcext:value-type="currency" table:number-columns-spanned="2" table:number-rows-spanned="1">
            <text:p>R$ 5.000,00</text:p>
          </table:table-cell>
          <table:covered-table-cell table:style-name="ce155"/>
          <table:table-cell table:style-name="ce155"/>
          <table:table-cell table:style-name="ce128" office:value-type="string" calcext:value-type="string">
            <text:p>Mesada</text:p>
          </table:table-cell>
          <table:table-cell table:style-name="ce147" office:value-type="currency" office:currency="BRL" office:value="300" calcext:value-type="currency" table:number-columns-spanned="2" table:number-rows-spanned="1">
            <text:p>R$ 300,00</text:p>
          </table:table-cell>
          <table:covered-table-cell table:style-name="ce155"/>
          <table:table-cell table:style-name="ce164"/>
          <table:table-cell table:style-name="ce166" office:value-type="string" calcext:value-type="string" table:number-columns-spanned="2" table:number-rows-spanned="1">
            <text:p>Investimentos</text:p>
          </table:table-cell>
          <table:covered-table-cell table:style-name="ce168"/>
          <table:table-cell table:style-name="ce147" office:value-type="currency" office:currency="BRL" office:value="200" calcext:value-type="currency" table:number-columns-spanned="2" table:number-rows-spanned="1">
            <text:p>R$ 200,00</text:p>
          </table:table-cell>
          <table:covered-table-cell table:style-name="ce155"/>
          <table:table-cell table:style-name="ce155" table:number-columns-repeated="13"/>
        </table:table-row>
        <table:table-row table:style-name="ro1">
          <table:table-cell table:style-name="ce123" table:number-columns-spanned="32" table:number-rows-spanned="1"/>
          <table:covered-table-cell table:style-name="ce139"/>
          <table:covered-table-cell table:style-name="ce145"/>
          <table:covered-table-cell table:style-name="ce148"/>
          <table:covered-table-cell table:number-columns-repeated="2" table:style-name="ce139"/>
          <table:covered-table-cell table:style-name="ce123"/>
          <table:covered-table-cell table:style-name="ce139"/>
          <table:covered-table-cell table:style-name="ce161"/>
          <table:covered-table-cell table:number-columns-repeated="2" table:style-name="ce139"/>
          <table:covered-table-cell table:style-name="ce145"/>
          <table:covered-table-cell table:style-name="ce148"/>
          <table:covered-table-cell table:style-name="ce139"/>
          <table:covered-table-cell table:style-name="ce165"/>
          <table:covered-table-cell table:style-name="ce167"/>
          <table:covered-table-cell table:style-name="ce169"/>
          <table:covered-table-cell table:style-name="ce148"/>
          <table:covered-table-cell table:number-columns-repeated="14" table:style-name="ce139"/>
        </table:table-row>
        <table:table-row table:style-name="ro1">
          <table:table-cell table:style-name="ce130" office:value-type="string" calcext:value-type="string">
            <text:p>LUCRO</text:p>
          </table:table-cell>
          <table:table-cell table:style-name="ce140" table:formula="of:=SUM([.D28]+[.I28]+[.M28]+[.R28])-[.B26]" office:value-type="currency" office:currency="BRL" office:value="12738.5" calcext:value-type="currency" table:number-columns-spanned="3" table:number-rows-spanned="1">
            <text:p>R$ 12.738,50</text:p>
          </table:table-cell>
          <table:covered-table-cell table:number-columns-repeated="2" table:style-name="ce180"/>
          <table:table-cell table:style-name="ce180" table:number-columns-repeated="4"/>
          <table:table-cell table:style-name="ce162"/>
          <table:table-cell table:style-name="ce163"/>
          <table:table-cell table:style-name="ce180" table:number-columns-repeated="4"/>
          <table:table-cell table:style-name="ce162" table:number-columns-repeated="2"/>
          <table:table-cell table:style-name="ce180" table:number-columns-repeated="16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5"/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25" office:value-type="string" calcext:value-type="string">
            <text:p>MAIOR DESPESA</text:p>
          </table:table-cell>
          <table:table-cell table:style-name="ce141" table:formula="of:=MAX([.B3:.AF25])" office:value-type="currency" office:currency="BRL" office:value="900" calcext:value-type="currency" table:number-columns-spanned="2" table:number-rows-spanned="1">
            <text:p>R$ 900,00</text:p>
          </table:table-cell>
          <table:covered-table-cell table:style-name="ce133"/>
          <table:table-cell table:style-name="ce176" table:number-columns-spanned="2" table:number-rows-spanned="1"/>
          <table:covered-table-cell table:style-name="ce133"/>
          <table:table-cell table:style-name="ce184"/>
          <table:table-cell table:style-name="ce134" table:number-columns-repeated="5"/>
          <table:table-cell table:style-name="ce184" table:number-columns-repeated="2"/>
          <table:table-cell table:style-name="ce134" table:number-columns-repeated="19"/>
        </table:table-row>
        <table:table-row table:style-name="ro1">
          <table:table-cell table:style-name="ce129"/>
          <table:table-cell table:style-name="ce170"/>
          <table:table-cell table:style-name="ce134"/>
          <table:table-cell table:style-name="ce175"/>
          <table:table-cell table:style-name="ce134"/>
          <table:table-cell table:style-name="ce184"/>
          <table:table-cell table:style-name="ce134" table:number-columns-repeated="5"/>
          <table:table-cell table:style-name="ce184" table:number-columns-repeated="2"/>
          <table:table-cell table:style-name="ce134" table:number-columns-repeated="19"/>
        </table:table-row>
        <table:table-row table:style-name="ro1">
          <table:table-cell table:style-name="ce131" office:value-type="string" calcext:value-type="string">
            <text:p>MENOR DESPESA</text:p>
          </table:table-cell>
          <table:table-cell table:style-name="ce142" table:formula="of:=MIN([.B3:.AF25])" office:value-type="currency" office:currency="BRL" office:value="2.5" calcext:value-type="currency" table:number-columns-spanned="2" table:number-rows-spanned="1">
            <text:p>R$ 2,50</text:p>
          </table:table-cell>
          <table:covered-table-cell table:style-name="ce135"/>
          <table:table-cell table:style-name="ce177" table:number-columns-spanned="2" table:number-rows-spanned="1"/>
          <table:covered-table-cell table:style-name="ce135"/>
          <table:table-cell table:style-name="ce184"/>
          <table:table-cell table:style-name="ce134" table:number-columns-repeated="5"/>
          <table:table-cell table:style-name="ce184" table:number-columns-repeated="2"/>
          <table:table-cell table:style-name="ce134" table:number-columns-repeated="19"/>
        </table:table-row>
        <table:table-row table:style-name="ro1">
          <table:table-cell table:style-name="ce129"/>
          <table:table-cell table:style-name="ce170"/>
          <table:table-cell table:style-name="ce134"/>
          <table:table-cell table:style-name="ce175"/>
          <table:table-cell table:style-name="ce134"/>
          <table:table-cell table:style-name="ce184"/>
          <table:table-cell table:style-name="ce134"/>
          <table:table-cell table:style-name="ce175"/>
          <table:table-cell table:style-name="ce134"/>
          <table:table-cell table:style-name="ce175"/>
          <table:table-cell table:style-name="ce134"/>
          <table:table-cell table:style-name="ce184" table:number-columns-repeated="2"/>
          <table:table-cell table:style-name="ce134" table:number-columns-repeated="19"/>
        </table:table-row>
        <table:table-row table:style-name="ro1">
          <table:table-cell table:style-name="ce132" office:value-type="string" calcext:value-type="string">
            <text:p>QUANT. DESPESA</text:p>
          </table:table-cell>
          <table:table-cell table:style-name="ce143" table:formula="of:=COUNT([.B3:.AF25])" office:value-type="float" office:value="30" calcext:value-type="float" table:number-columns-spanned="2" table:number-rows-spanned="1">
            <text:p>30</text:p>
          </table:table-cell>
          <table:covered-table-cell table:style-name="ce181"/>
          <table:table-cell table:style-name="ce143" table:number-columns-spanned="2" table:number-rows-spanned="1"/>
          <table:covered-table-cell table:style-name="ce181"/>
          <table:table-cell table:style-name="ce185"/>
          <table:table-cell table:style-name="ce134" table:number-columns-repeated="5"/>
          <table:table-cell table:style-name="ce184" table:number-columns-repeated="2"/>
          <table:table-cell table:style-name="ce134" table:number-columns-repeated="19"/>
        </table:table-row>
        <table:table-row table:style-name="ro1">
          <table:table-cell table:style-name="ce129"/>
          <table:table-cell table:style-name="ce175"/>
          <table:table-cell table:style-name="ce134"/>
          <table:table-cell table:style-name="ce175"/>
          <table:table-cell table:style-name="ce134"/>
          <table:table-cell table:style-name="ce184"/>
          <table:table-cell table:style-name="ce134" table:number-columns-repeated="2"/>
          <table:table-cell table:style-name="ce184"/>
          <table:table-cell table:style-name="ce134" table:number-columns-repeated="5"/>
          <table:table-cell table:style-name="ce184" table:number-columns-repeated="2"/>
          <table:table-cell table:style-name="ce134" table:number-columns-repeated="16"/>
        </table:table-row>
        <table:table-row table:style-name="ro1">
          <table:table-cell table:style-name="ce125" office:value-type="string" calcext:value-type="string">
            <text:p>5 MAIORES DESP.</text:p>
          </table:table-cell>
          <table:table-cell table:style-name="ce176" office:value-type="string" calcext:value-type="string" table:number-columns-spanned="2" table:number-rows-spanned="1">
            <text:p>Cartão de crédito</text:p>
          </table:table-cell>
          <table:covered-table-cell table:style-name="ce133"/>
          <table:table-cell table:style-name="ce176" table:formula="of:=LARGE([.B3:.AF25];1)" office:value-type="float" office:value="900" calcext:value-type="float" table:number-columns-spanned="2" table:number-rows-spanned="1">
            <text:p>900</text:p>
          </table:table-cell>
          <table:covered-table-cell table:style-name="ce133"/>
          <table:table-cell table:style-name="ce134" table:number-columns-repeated="3"/>
          <table:table-cell table:style-name="ce184"/>
          <table:table-cell table:style-name="ce134" table:number-columns-repeated="5"/>
          <table:table-cell table:style-name="ce184" table:number-columns-repeated="2"/>
          <table:table-cell table:style-name="ce134" table:number-columns-repeated="16"/>
        </table:table-row>
        <table:table-row table:style-name="ro1">
          <table:table-cell table:style-name="ce133"/>
          <table:table-cell table:style-name="ce176" office:value-type="string" calcext:value-type="string" table:number-columns-spanned="2" table:number-rows-spanned="1">
            <text:p>Feira</text:p>
          </table:table-cell>
          <table:covered-table-cell table:style-name="ce133"/>
          <table:table-cell table:style-name="ce176" table:formula="of:=LARGE([.B3:.AF25];2)" office:value-type="float" office:value="700" calcext:value-type="float" table:number-columns-spanned="2" table:number-rows-spanned="1">
            <text:p>700</text:p>
          </table:table-cell>
          <table:covered-table-cell table:style-name="ce133"/>
          <table:table-cell table:style-name="ce134" table:number-columns-repeated="3"/>
          <table:table-cell table:style-name="ce184"/>
          <table:table-cell table:style-name="ce134" table:number-columns-repeated="5"/>
          <table:table-cell table:style-name="ce184" table:number-columns-repeated="2"/>
          <table:table-cell table:style-name="ce134" table:number-columns-repeated="16"/>
        </table:table-row>
        <table:table-row table:style-name="ro1">
          <table:table-cell table:style-name="ce133"/>
          <table:table-cell table:style-name="ce176" office:value-type="string" calcext:value-type="string" table:number-columns-spanned="2" table:number-rows-spanned="1">
            <text:p>IPVA Carro</text:p>
          </table:table-cell>
          <table:covered-table-cell table:style-name="ce133"/>
          <table:table-cell table:style-name="ce176" table:formula="of:=LARGE([.B3:.AF25];3)" office:value-type="float" office:value="500" calcext:value-type="float" table:number-columns-spanned="2" table:number-rows-spanned="1">
            <text:p>500</text:p>
          </table:table-cell>
          <table:covered-table-cell table:style-name="ce133"/>
          <table:table-cell table:style-name="ce134" table:number-columns-repeated="3"/>
          <table:table-cell table:style-name="ce184"/>
          <table:table-cell table:style-name="ce134" table:number-columns-repeated="5"/>
          <table:table-cell table:style-name="ce184" table:number-columns-repeated="2"/>
          <table:table-cell table:style-name="ce134" table:number-columns-repeated="16"/>
        </table:table-row>
        <table:table-row table:style-name="ro1">
          <table:table-cell table:style-name="ce133"/>
          <table:table-cell table:style-name="ce176" office:value-type="string" calcext:value-type="string" table:number-columns-spanned="2" table:number-rows-spanned="1">
            <text:p>Escola</text:p>
          </table:table-cell>
          <table:covered-table-cell table:style-name="ce133"/>
          <table:table-cell table:style-name="ce176" table:formula="of:=LARGE([.B3:.AF25];4)" office:value-type="float" office:value="350" calcext:value-type="float" table:number-columns-spanned="2" table:number-rows-spanned="1">
            <text:p>350</text:p>
          </table:table-cell>
          <table:covered-table-cell table:style-name="ce133"/>
          <table:table-cell table:style-name="ce134" table:number-columns-repeated="3"/>
          <table:table-cell table:style-name="ce184"/>
          <table:table-cell table:style-name="ce134" table:number-columns-repeated="5"/>
          <table:table-cell table:style-name="ce184" table:number-columns-repeated="2"/>
          <table:table-cell table:style-name="ce134" table:number-columns-repeated="16"/>
        </table:table-row>
        <table:table-row table:style-name="ro1">
          <table:table-cell table:style-name="ce133"/>
          <table:table-cell table:style-name="ce176" office:value-type="string" calcext:value-type="string" table:number-columns-spanned="2" table:number-rows-spanned="1">
            <text:p>Lazer</text:p>
          </table:table-cell>
          <table:covered-table-cell table:style-name="ce133"/>
          <table:table-cell table:style-name="ce176" table:formula="of:=LARGE([.B3:.AF25];5)" office:value-type="float" office:value="300" calcext:value-type="float" table:number-columns-spanned="2" table:number-rows-spanned="1">
            <text:p>300</text:p>
          </table:table-cell>
          <table:covered-table-cell table:style-name="ce133"/>
          <table:table-cell table:style-name="ce134" table:number-columns-repeated="3"/>
          <table:table-cell table:style-name="ce184"/>
          <table:table-cell table:style-name="ce134" table:number-columns-repeated="5"/>
          <table:table-cell table:style-name="ce184" table:number-columns-repeated="2"/>
          <table:table-cell table:style-name="ce134" table:number-columns-repeated="16"/>
        </table:table-row>
        <table:table-row table:style-name="ro1">
          <table:table-cell table:style-name="ce134"/>
          <table:table-cell table:style-name="ce175"/>
          <table:table-cell table:style-name="ce134"/>
          <table:table-cell table:style-name="ce175"/>
          <table:table-cell table:style-name="ce134" table:number-columns-repeated="4"/>
          <table:table-cell table:style-name="ce184"/>
          <table:table-cell table:style-name="ce134" table:number-columns-repeated="5"/>
          <table:table-cell table:style-name="ce184" table:number-columns-repeated="2"/>
          <table:table-cell table:style-name="ce134" table:number-columns-repeated="16"/>
        </table:table-row>
        <table:table-row table:style-name="ro1">
          <table:table-cell table:style-name="ce131" office:value-type="string" calcext:value-type="string">
            <text:p>5 MENORES DESP.</text:p>
          </table:table-cell>
          <table:table-cell table:style-name="ce177" office:value-type="string" calcext:value-type="string" table:number-columns-spanned="2" table:number-rows-spanned="1">
            <text:p>Diversos</text:p>
          </table:table-cell>
          <table:covered-table-cell table:style-name="ce135"/>
          <table:table-cell table:style-name="ce177" table:formula="of:=SMALL([.B3:.AF25];1)" office:value-type="float" office:value="2.5" calcext:value-type="float" table:number-columns-spanned="2" table:number-rows-spanned="1">
            <text:p>2,5</text:p>
          </table:table-cell>
          <table:covered-table-cell table:style-name="ce135"/>
          <table:table-cell table:style-name="ce134" table:number-columns-repeated="3"/>
          <table:table-cell table:style-name="ce184"/>
          <table:table-cell table:style-name="ce134" table:number-columns-repeated="5"/>
          <table:table-cell table:style-name="ce184" table:number-columns-repeated="2"/>
          <table:table-cell table:style-name="ce134" table:number-columns-repeated="16"/>
        </table:table-row>
        <table:table-row table:style-name="ro8">
          <table:table-cell table:style-name="ce135"/>
          <table:table-cell table:style-name="ce177" office:value-type="string" calcext:value-type="string" table:number-columns-spanned="2" table:number-rows-spanned="1">
            <text:p>Diversos</text:p>
          </table:table-cell>
          <table:covered-table-cell table:style-name="ce135"/>
          <table:table-cell table:style-name="ce177" table:formula="of:=SMALL([.B3:.AF25];2)" office:value-type="float" office:value="3" calcext:value-type="float" table:number-columns-spanned="2" table:number-rows-spanned="1">
            <text:p>3</text:p>
          </table:table-cell>
          <table:covered-table-cell table:style-name="ce135"/>
          <table:table-cell table:style-name="ce134" table:number-columns-repeated="3"/>
          <table:table-cell table:style-name="ce184"/>
          <table:table-cell table:style-name="ce134" table:number-columns-repeated="5"/>
          <table:table-cell table:style-name="ce184" table:number-columns-repeated="2"/>
          <table:table-cell table:style-name="ce134" table:number-columns-repeated="16"/>
        </table:table-row>
        <table:table-row table:style-name="ro1">
          <table:table-cell table:style-name="ce135"/>
          <table:table-cell table:style-name="ce177" office:value-type="string" calcext:value-type="string" table:number-columns-spanned="2" table:number-rows-spanned="1">
            <text:p>Diversos</text:p>
          </table:table-cell>
          <table:covered-table-cell table:style-name="ce135"/>
          <table:table-cell table:style-name="ce177" table:formula="of:=SMALL([.B3:.AF25];3)" office:value-type="float" office:value="5" calcext:value-type="float" table:number-columns-spanned="2" table:number-rows-spanned="1">
            <text:p>5</text:p>
          </table:table-cell>
          <table:covered-table-cell table:style-name="ce135"/>
          <table:table-cell table:style-name="ce134" table:number-columns-repeated="3"/>
          <table:table-cell table:style-name="ce184"/>
          <table:table-cell table:style-name="ce134" table:number-columns-repeated="5"/>
          <table:table-cell table:style-name="ce184" table:number-columns-repeated="2"/>
          <table:table-cell table:style-name="ce134" table:number-columns-repeated="16"/>
        </table:table-row>
        <table:table-row table:style-name="ro1">
          <table:table-cell table:style-name="ce135"/>
          <table:table-cell table:style-name="ce177" office:value-type="string" calcext:value-type="string" table:number-columns-spanned="2" table:number-rows-spanned="1">
            <text:p>Diversos</text:p>
          </table:table-cell>
          <table:covered-table-cell table:style-name="ce135"/>
          <table:table-cell table:style-name="ce177" table:formula="of:=SMALL([.B3:.AF25];4)" office:value-type="float" office:value="6" calcext:value-type="float" table:number-columns-spanned="2" table:number-rows-spanned="1">
            <text:p>6</text:p>
          </table:table-cell>
          <table:covered-table-cell table:style-name="ce135"/>
          <table:table-cell table:style-name="ce134" table:number-columns-repeated="3"/>
          <table:table-cell table:style-name="ce184"/>
          <table:table-cell table:style-name="ce134" table:number-columns-repeated="5"/>
          <table:table-cell table:style-name="ce184" table:number-columns-repeated="2"/>
          <table:table-cell table:style-name="ce134" table:number-columns-repeated="16"/>
        </table:table-row>
        <table:table-row table:style-name="ro1">
          <table:table-cell table:style-name="ce135"/>
          <table:table-cell table:style-name="ce177" office:value-type="string" calcext:value-type="string" table:number-columns-spanned="2" table:number-rows-spanned="1">
            <text:p>Diversos</text:p>
          </table:table-cell>
          <table:covered-table-cell table:style-name="ce135"/>
          <table:table-cell table:style-name="ce177" table:formula="of:=SMALL([.B3:.AF25];5)" office:value-type="float" office:value="10" calcext:value-type="float" table:number-columns-spanned="2" table:number-rows-spanned="1">
            <text:p>10</text:p>
          </table:table-cell>
          <table:covered-table-cell table:style-name="ce135"/>
          <table:table-cell table:style-name="ce172" table:number-columns-repeated="3"/>
          <table:table-cell table:style-name="ce196"/>
          <table:table-cell table:style-name="ce172" table:number-columns-repeated="5"/>
          <table:table-cell table:style-name="ce196" table:number-columns-repeated="2"/>
          <table:table-cell table:style-name="ce172" table:number-columns-repeated="16"/>
        </table:table-row>
        <table:table-row table:style-name="ro1">
          <table:table-cell table:style-name="ce134"/>
          <table:table-cell table:style-name="ce175"/>
          <table:table-cell table:style-name="ce134"/>
          <table:table-cell table:style-name="ce175"/>
          <table:table-cell table:style-name="ce134"/>
          <table:table-cell table:style-name="ce172"/>
          <table:table-cell table:number-columns-repeated="26"/>
        </table:table-row>
        <table:table-row table:style-name="ro1">
          <table:table-cell table:style-name="ce132" office:value-type="string" calcext:value-type="string">
            <text:p>QUANT. DE DESP. MAIORES QUE 100</text:p>
          </table:table-cell>
          <table:table-cell table:style-name="ce143" table:formula="of:=COUNTIF([.B3:.AF25];&quot;&gt;100&quot;)" office:value-type="float" office:value="9" calcext:value-type="float" table:number-columns-spanned="2" table:number-rows-spanned="1">
            <text:p>9</text:p>
          </table:table-cell>
          <table:covered-table-cell table:style-name="ce181"/>
          <table:table-cell table:style-name="ce143" table:number-columns-spanned="2" table:number-rows-spanned="1"/>
          <table:covered-table-cell table:style-name="ce181"/>
          <table:table-cell table:number-columns-repeated="27"/>
        </table:table-row>
        <table:table-row table:style-name="ro1">
          <table:table-cell table:style-name="ce129"/>
          <table:table-cell table:style-name="ce175"/>
          <table:table-cell table:style-name="ce134"/>
          <table:table-cell table:style-name="ce175"/>
          <table:table-cell table:style-name="ce134"/>
          <table:table-cell table:number-columns-repeated="27"/>
        </table:table-row>
        <table:table-row table:style-name="ro1">
          <table:table-cell table:style-name="ce125" office:value-type="string" calcext:value-type="string">
            <text:p>QUANT. DE DESPESAS <text:s/>FIXAS</text:p>
          </table:table-cell>
          <table:table-cell table:style-name="ce176" table:formula="of:=COUNT([.B3];[.D4];[.B6];[.H7];[.P8];[.J13];[.F12];[.G17];[.L18];[.E19];[.C20];[.Q21];[.N22];[.E12];[.O14])" office:value-type="float" office:value="14" calcext:value-type="float" table:number-columns-spanned="2" table:number-rows-spanned="1">
            <text:p>14</text:p>
          </table:table-cell>
          <table:covered-table-cell table:style-name="ce133"/>
          <table:table-cell table:style-name="ce176" table:number-columns-spanned="2" table:number-rows-spanned="1"/>
          <table:covered-table-cell table:style-name="ce133"/>
          <table:table-cell table:number-columns-repeated="27"/>
        </table:table-row>
        <table:table-row table:style-name="ro1" table:number-rows-repeated="2">
          <table:table-cell table:style-name="ce172" table:number-columns-repeated="5"/>
          <table:table-cell table:number-columns-repeated="27"/>
        </table:table-row>
        <table:table-row table:style-name="ro1">
          <table:table-cell table:style-name="ce172"/>
          <table:table-cell table:number-columns-repeated="31"/>
        </table:table-row>
        <table:table-row table:style-name="ro1" table:number-rows-repeated="1048519">
          <table:table-cell table:number-columns-repeated="32"/>
        </table:table-row>
        <table:table-row table:style-name="ro1">
          <table:table-cell table:number-columns-repeated="32"/>
        </table:table-row>
        <calcext:conditional-formats>
          <calcext:conditional-format calcext:target-range-address="'AULA 7'.S12:'AULA 7'.S12">
            <calcext:color-scale>
              <calcext:color-scale-entry calcext:value="0" calcext:type="minimum" calcext:color="#dee6ef"/>
              <calcext:color-scale-entry calcext:value="50" calcext:type="percentile" calcext:color="#b4c7dc"/>
              <calcext:color-scale-entry calcext:value="0" calcext:type="maximum" calcext:color="#729fcf"/>
            </calcext:color-scale>
          </calcext:conditional-format>
          <calcext:conditional-format calcext:target-range-address="'AULA 7'.B30:'AULA 7'.B30">
            <calcext:condition calcext:apply-style-name="FONTE VERMELHO" calcext:value="&lt;0" calcext:base-cell-address="'AULA 7'.B30"/>
            <calcext:condition calcext:apply-style-name="FONTES VERDE" calcext:value="&gt;0" calcext:base-cell-address="'AULA 7'.B30"/>
          </calcext:conditional-format>
        </calcext:conditional-formats>
      </table:table>
      <table:named-expressions/>
      <table:database-ranges>
        <table:database-range table:name="__Anonymous_Sheet_DB__2" table:target-range-address="'AULA 3'.A3:'AULA 3'.A4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ULA 4'.B3:'AULA 4'.I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Média_20_Menor_20_que_20_6" style:display-name="Média Menor que 6" style:family="table-cell" style:parent-style-name="Default">
      <style:table-cell-properties fo:background-color="#ff0000"/>
    </style:style>
    <style:style style:name="Abaixo_20_da_20_média" style:display-name="Abaixo da média" style:family="table-cell" style:parent-style-name="Default">
      <style:text-properties fo:color="#ff0000"/>
    </style:style>
    <style:style style:name="Média_20_baixa" style:display-name="Média baixa" style:family="table-cell" style:parent-style-name="Default">
      <style:text-properties fo:color="#ff0000"/>
    </style:style>
    <style:style style:name="Acima_20_da_20_média" style:display-name="Acima da média" style:family="table-cell" style:parent-style-name="Default">
      <style:text-properties fo:color="#2a6099"/>
    </style:style>
    <style:style style:name="FONTE_20_VERMELHO" style:display-name="FONTE VERMELHO" style:family="table-cell" style:parent-style-name="Default">
      <style:text-properties fo:color="#610707" style:text-outline="true" fo:text-shadow="1pt 1pt"/>
    </style:style>
    <style:style style:name="FONTES_20_VERDE" style:display-name="FONTES VERDE" style:family="table-cell" style:parent-style-name="Default">
      <style:text-properties fo:color="#12965c" style:text-outline="true" fo:text-shadow="1pt 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0:03:10.03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ULAS_20_CALC" style:display-name="PageStyle_AULAS CAL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10:00:15</meta:creation-date>
    <dc:language>pt-BR</dc:language>
    <dc:date>2022-05-30T10:51:29.664000000</dc:date>
    <meta:editing-cycles>21</meta:editing-cycles>
    <meta:editing-duration>PT1H27M40S</meta:editing-duration>
    <meta:generator>LibreOffice/7.2.5.2$Windows_X86_64 LibreOffice_project/499f9727c189e6ef3471021d6132d4c694f357e5</meta:generator>
    <meta:document-statistic meta:table-count="7" meta:cell-count="1423" meta:object-count="0"/>
    <meta:user-defined meta:name="AppVersion">15.0000</meta:user-defined>
  </office:meta>
</office:document-meta>
</file>